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4" style:family="graphic" style:parent-style-name="standard">
      <style:graphic-properties svg:stroke-color="#4caf50" draw:fill-color="#4caf50" draw:textarea-horizontal-align="justify" draw:textarea-vertical-align="middle" draw:auto-grow-height="false" fo:min-height="0.034cm" fo:min-width="0cm" fo:wrap-option="wrap"/>
    </style:style>
    <style:style style:name="gr5" style:family="graphic" style:parent-style-name="standard">
      <style:graphic-properties svg:stroke-color="#4caf50" draw:fill-color="#4caf50" draw:textarea-horizontal-align="justify" draw:textarea-vertical-align="middle" draw:auto-grow-height="false" fo:min-height="0.104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standard">
      <style:graphic-properties svg:stroke-color="#e91e63" draw:fill-color="#e91e6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  <style:paragraph-properties style:writing-mode="lr-tb"/>
    </style:style>
    <style:style style:name="gr10" style:family="graphic" style:parent-style-name="objectwithoutfill">
      <style:graphic-properties svg:stroke-width="0.2cm" svg:stroke-color="#ff9800" draw:marker-start-width="0.5cm" draw:marker-end-width="0.5cm" draw:fill="none" draw:fill-color="#ff5722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cm" svg:stroke-color="#ff9800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764cm"/>
      <style:paragraph-properties style:writing-mode="lr-tb"/>
    </style:style>
    <style:style style:name="gr13" style:family="graphic" style:parent-style-name="objectwithoutfill">
      <style:graphic-properties svg:stroke-width="0.1cm" svg:stroke-color="#3f51b5" draw:marker-start-width="0.35cm" draw:marker-end-width="0.35cm" draw:fill="none" draw:fill-color="#ff5722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3f51b5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4caf50" draw:fill-color="#4caf50" draw:textarea-horizontal-align="justify" draw:textarea-vertical-align="middle" draw:auto-grow-height="false" fo:min-height="0.01cm" fo:min-width="0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0.413cm" fo:min-width="0.071cm"/>
    </style:style>
    <style:style style:name="gr17" style:family="graphic" style:parent-style-name="standard">
      <style:graphic-properties svg:stroke-color="#4caf50" draw:fill-color="#4caf50" draw:textarea-horizontal-align="justify" draw:textarea-vertical-align="middle" draw:auto-grow-height="false" fo:min-height="0.011cm" fo:min-width="0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0.413cm" fo:min-width="0.072cm"/>
    </style:style>
    <style:style style:name="gr19" style:family="graphic" style:parent-style-name="standard">
      <style:graphic-properties draw:textarea-horizontal-align="justify" draw:textarea-vertical-align="middle" draw:auto-grow-height="false" fo:min-height="0.412cm" fo:min-width="0.071cm"/>
    </style:style>
    <style:style style:name="gr20" style:family="graphic" style:parent-style-name="standard">
      <style:graphic-properties svg:stroke-color="#4caf50" draw:fill-color="#4caf50" draw:textarea-horizontal-align="justify" draw:textarea-vertical-align="middle" draw:auto-grow-height="false" fo:min-height="0.007cm" fo:min-width="0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0.403cm" fo:min-width="0.044cm"/>
    </style:style>
    <style:style style:name="gr22" style:family="graphic" style:parent-style-name="standard">
      <style:graphic-properties draw:textarea-horizontal-align="justify" draw:textarea-vertical-align="middle" draw:auto-grow-height="false" fo:min-height="0.404cm" fo:min-width="0.044cm"/>
    </style:style>
    <style:style style:name="gr23" style:family="graphic" style:parent-style-name="standard">
      <style:graphic-properties draw:textarea-horizontal-align="justify" draw:textarea-vertical-align="middle" draw:auto-grow-height="false" fo:min-height="0.403cm" fo:min-width="0.045cm"/>
    </style:style>
    <style:style style:name="gr24" style:family="graphic" style:parent-style-name="standard">
      <style:graphic-properties svg:stroke-color="#ff9800" draw:fill-color="#ff9800" draw:textarea-horizontal-align="justify" draw:textarea-vertical-align="middle" draw:auto-grow-height="false" fo:min-height="0cm" fo:min-width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4caf50"/>
      <style:paragraph-properties fo:text-align="center"/>
    </style:style>
    <style:style style:name="P4" style:family="paragraph">
      <loext:graphic-properties draw:fill-color="#e91e63"/>
      <style:paragraph-properties fo:text-align="center"/>
    </style:style>
    <style:style style:name="P5" style:family="paragraph">
      <loext:graphic-properties draw:fill="none" draw:fill-color="#ff5722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98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5cm" svg:x2="4cm" svg:y2="11.1cm">
          <text:p/>
        </draw:line>
        <draw:frame draw:style-name="gr2" draw:text-style-name="P2" draw:layer="layout" svg:width="0.9cm" svg:height="1cm" svg:x="2.5cm" svg:y="9.3cm">
          <draw:text-box>
            <text:p>1</text:p>
          </draw:text-box>
        </draw:frame>
        <draw:frame draw:style-name="gr2" draw:text-style-name="P2" draw:layer="layout" svg:width="0.9cm" svg:height="1cm" svg:x="2.5cm" svg:y="8.4cm">
          <draw:text-box>
            <text:p>2</text:p>
          </draw:text-box>
        </draw:frame>
        <draw:frame draw:style-name="gr2" draw:text-style-name="P2" draw:layer="layout" svg:width="0.9cm" svg:height="1cm" svg:x="2.5cm" svg:y="7.5cm">
          <draw:text-box>
            <text:p>3</text:p>
          </draw:text-box>
        </draw:frame>
        <draw:frame draw:style-name="gr3" draw:text-style-name="P2" draw:layer="layout" svg:width="0.9cm" svg:height="0.971cm" svg:x="2.5cm" svg:y="6.5cm">
          <draw:text-box>
            <text:p>4</text:p>
          </draw:text-box>
        </draw:frame>
        <draw:frame draw:style-name="gr3" draw:text-style-name="P2" draw:layer="layout" svg:width="0.9cm" svg:height="0.971cm" svg:x="2.5cm" svg:y="5.4cm">
          <draw:text-box>
            <text:p>5</text:p>
          </draw:text-box>
        </draw:frame>
        <draw:frame draw:style-name="gr3" draw:text-style-name="P2" draw:layer="layout" svg:width="0.9cm" svg:height="0.971cm" svg:x="2.5cm" svg:y="4.4cm">
          <draw:text-box>
            <text:p>6</text:p>
          </draw:text-box>
        </draw:frame>
        <draw:line draw:style-name="gr1" draw:text-style-name="P1" draw:layer="layout" svg:x1="12cm" svg:y1="10.9cm" svg:x2="4cm" svg:y2="11cm">
          <text:p/>
        </draw:line>
        <draw:line draw:style-name="gr1" draw:text-style-name="P1" draw:layer="layout" svg:x1="3.9cm" svg:y1="4.9cm" svg:x2="12cm" svg:y2="5cm">
          <text:p/>
        </draw:line>
        <draw:line draw:style-name="gr1" draw:text-style-name="P1" draw:layer="layout" svg:x1="12cm" svg:y1="4.9cm" svg:x2="12cm" svg:y2="10.9cm">
          <text:p/>
        </draw:line>
        <draw:custom-shape draw:style-name="gr4" draw:text-style-name="P3" draw:layer="layout" svg:width="0.4cm" svg:height="0.4cm" svg:x="1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1.3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1.3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9.3cm" svg:y="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7.154cm" svg:y="10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cm" svg:height="1cm" svg:x="4.6cm" svg:y="11.4cm">
          <draw:text-box>
            <text:p>1</text:p>
          </draw:text-box>
        </draw:frame>
        <draw:frame draw:style-name="gr2" draw:text-style-name="P2" draw:layer="layout" svg:width="0.9cm" svg:height="1cm" svg:x="5.6cm" svg:y="11.4cm">
          <draw:text-box>
            <text:p>2</text:p>
          </draw:text-box>
        </draw:frame>
        <draw:custom-shape draw:style-name="gr5" draw:text-style-name="P3" draw:layer="layout" svg:width="0.5cm" svg:height="0.5cm" svg:x="4.125cm" svg:y="6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6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6.2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6.198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9cm" svg:height="1.1cm" svg:x="6.5cm" svg:y="11.4cm">
          <draw:text-box>
            <text:p>3</text:p>
          </draw:text-box>
        </draw:frame>
        <draw:frame draw:style-name="gr3" draw:text-style-name="P2" draw:layer="layout" svg:width="0.9cm" svg:height="0.971cm" svg:x="7.5cm" svg:y="11.4cm">
          <draw:text-box>
            <text:p>4</text:p>
          </draw:text-box>
        </draw:frame>
        <draw:frame draw:style-name="gr3" draw:text-style-name="P2" draw:layer="layout" svg:width="0.9cm" svg:height="0.971cm" svg:x="8.5cm" svg:y="11.4cm">
          <draw:text-box>
            <text:p>5</text:p>
          </draw:text-box>
        </draw:frame>
        <draw:frame draw:style-name="gr3" draw:text-style-name="P2" draw:layer="layout" svg:width="0.9cm" svg:height="0.971cm" svg:x="9.5cm" svg:y="11.4cm">
          <draw:text-box>
            <text:p>6</text:p>
          </draw:text-box>
        </draw:frame>
        <draw:frame draw:style-name="gr3" draw:text-style-name="P2" draw:layer="layout" svg:width="0.9cm" svg:height="0.971cm" svg:x="10.4cm" svg:y="11.4cm">
          <draw:text-box>
            <text:p>7</text:p>
          </draw:text-box>
        </draw:frame>
        <draw:frame draw:style-name="gr3" draw:text-style-name="P2" draw:layer="layout" svg:width="0.9cm" svg:height="0.971cm" svg:x="11.6cm" svg:y="11.4cm">
          <draw:text-box>
            <text:p>8</text:p>
          </draw:text-box>
        </draw:frame>
        <draw:custom-shape draw:style-name="gr7" draw:text-style-name="P4" draw:layer="layout" svg:width="0.5cm" svg:height="0.5cm" svg:x="9.3cm" svg:y="5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5cm" svg:height="0.5cm" svg:x="10.2cm" svg:y="7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5cm" svg:height="0.5cm" svg:x="10.2cm" svg:y="10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5cm" svg:height="0.5cm" svg:x="6.3cm" svg:y="10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5cm" svg:height="0.5cm" svg:x="4.2cm" svg:y="9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5cm" svg:height="0.5cm" svg:x="6.2cm" svg:y="8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5cm" svg:height="0.5cm" svg:x="7.2cm" svg:y="6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5cm" svg:height="0.5cm" svg:x="8.3cm" svg:y="8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1.264cm" svg:height="1.1cm" svg:x="7.8cm" svg:y="13cm">
          <draw:text-box>
            <text:p>X1</text:p>
          </draw:text-box>
        </draw:frame>
        <draw:frame draw:style-name="gr9" draw:text-style-name="P2" draw:layer="layout" svg:width="1.264cm" svg:height="0.971cm" draw:transform="rotate (1.58842415224004) translate (0.894cm 8.254cm)">
          <draw:text-box>
            <text:p>X2</text:p>
          </draw:text-box>
        </draw:frame>
        <draw:line draw:style-name="gr10" draw:text-style-name="P5" draw:layer="layout" svg:x1="7cm" svg:y1="4.9cm" svg:x2="7cm" svg:y2="10.8cm">
          <text:p/>
        </draw:line>
        <draw:line draw:style-name="gr11" draw:text-style-name="P1" draw:layer="layout" svg:x1="4cm" svg:y1="8cm" svg:x2="6.9cm" svg:y2="8cm">
          <text:p/>
        </draw:line>
        <draw:frame draw:style-name="gr12" draw:text-style-name="P2" draw:layer="layout" svg:width="1.264cm" svg:height="0.971cm" svg:x="7.8cm" svg:y="13.001cm">
          <draw:text-box>
            <text:p>X1</text:p>
          </draw:text-box>
        </draw:frame>
        <draw:frame draw:style-name="gr12" draw:text-style-name="P2" draw:layer="layout" svg:width="1.264cm" svg:height="0.971cm" svg:x="7.8cm" svg:y="13.001cm">
          <draw:text-box>
            <text:p>X1</text:p>
          </draw:text-box>
        </draw:frame>
        <draw:connector draw:style-name="gr13" draw:text-style-name="P5" draw:layer="layout" draw:type="lines" svg:x1="3.896cm" svg:y1="17.424cm" svg:x2="2.706cm" svg:y2="18.3cm" svg:d="M3896 17424l-1190 876" svg:viewBox="0 0 1191 877">
          <text:p/>
        </draw:connector>
        <draw:line draw:style-name="gr14" draw:text-style-name="P1" draw:layer="layout" svg:x1="2.657cm" svg:y1="19.372cm" svg:x2="2.014cm" svg:y2="19.814cm">
          <text:p/>
        </draw:line>
        <draw:line draw:style-name="gr14" draw:text-style-name="P1" draw:layer="layout" svg:x1="3.3cm" svg:y1="19.814cm" svg:x2="2.657cm" svg:y2="19.372cm">
          <text:p/>
        </draw:line>
        <draw:custom-shape draw:style-name="gr7" draw:text-style-name="P4" draw:layer="layout" svg:width="0.357cm" svg:height="0.368cm" svg:x="1.8cm" svg:y="20.1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3.228cm" svg:y="20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71cm" svg:y1="17.457cm" svg:x2="5.513cm" svg:y2="18.267cm">
          <text:p/>
        </draw:line>
        <draw:line draw:style-name="gr11" draw:text-style-name="P1" draw:layer="layout" svg:x1="7cm" svg:y1="9cm" svg:x2="12cm" svg:y2="9cm">
          <text:p/>
        </draw:line>
        <draw:line draw:style-name="gr14" draw:text-style-name="P1" draw:layer="layout" svg:x1="5.584cm" svg:y1="19.446cm" svg:x2="4.799cm" svg:y2="21.287cm">
          <text:p/>
        </draw:line>
        <draw:line draw:style-name="gr14" draw:text-style-name="P1" draw:layer="layout" svg:x1="5.584cm" svg:y1="19.446cm" svg:x2="6.584cm" svg:y2="21.287cm">
          <text:p/>
        </draw:line>
        <draw:line draw:style-name="gr14" draw:text-style-name="P1" draw:layer="layout" svg:x1="4.728cm" svg:y1="22.319cm" svg:x2="4.085cm" svg:y2="22.761cm">
          <text:p/>
        </draw:line>
        <draw:line draw:style-name="gr14" draw:text-style-name="P1" draw:layer="layout" svg:x1="6.798cm" svg:y1="22.245cm" svg:x2="6.084cm" svg:y2="22.761cm">
          <text:p/>
        </draw:line>
        <draw:line draw:style-name="gr14" draw:text-style-name="P1" draw:layer="layout" svg:x1="4.728cm" svg:y1="22.319cm" svg:x2="5.442cm" svg:y2="22.687cm">
          <text:p/>
        </draw:line>
        <draw:line draw:style-name="gr14" draw:text-style-name="P1" draw:layer="layout" svg:x1="6.798cm" svg:y1="22.245cm" svg:x2="7.512cm" svg:y2="22.761cm">
          <text:p/>
        </draw:line>
        <draw:custom-shape draw:style-name="gr15" draw:text-style-name="P3" draw:layer="layout" svg:width="0.357cm" svg:height="0.368cm" svg:x="3.871cm" svg:y="23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37cm" svg:y="23.1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7.441cm" svg:y="23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6.013cm" svg:y="23.1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1cm" svg:y1="5cm" svg:x2="11cm" svg:y2="8.9cm">
          <text:p/>
        </draw:line>
        <draw:line draw:style-name="gr11" draw:text-style-name="P1" draw:layer="layout" svg:x1="10cm" svg:y1="9cm" svg:x2="10cm" svg:y2="10.9cm">
          <text:p/>
        </draw:line>
        <draw:custom-shape draw:style-name="gr16" draw:text-style-name="P6" draw:layer="layout" svg:width="0.571cm" svg:height="0.663cm" svg:x="3.514cm" svg:y="16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71cm" svg:y="18.5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299cm" svg:y="18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514cm" svg:y="16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42cm" svg:y="21.5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42cm" svg:y="21.5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6.441cm" svg:y="21.43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97cm" svg:y1="17.424cm" svg:x2="2.707cm" svg:y2="18.301cm" svg:d="M3897 17424l-1190 877" svg:viewBox="0 0 1191 878">
          <text:p/>
        </draw:connector>
        <draw:line draw:style-name="gr14" draw:text-style-name="P1" draw:layer="layout" svg:x1="2.658cm" svg:y1="19.373cm" svg:x2="2.015cm" svg:y2="19.815cm">
          <text:p/>
        </draw:line>
        <draw:line draw:style-name="gr14" draw:text-style-name="P1" draw:layer="layout" svg:x1="3.301cm" svg:y1="19.815cm" svg:x2="2.658cm" svg:y2="19.373cm">
          <text:p/>
        </draw:line>
        <draw:custom-shape draw:style-name="gr7" draw:text-style-name="P4" draw:layer="layout" svg:width="0.357cm" svg:height="0.369cm" svg:x="1.801cm" svg:y="20.1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357cm" svg:height="0.369cm" svg:x="3.229cm" svg:y="20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71cm" svg:y1="17.458cm" svg:x2="5.513cm" svg:y2="18.268cm">
          <text:p/>
        </draw:line>
        <draw:line draw:style-name="gr14" draw:text-style-name="P1" draw:layer="layout" svg:x1="5.585cm" svg:y1="19.447cm" svg:x2="4.8cm" svg:y2="21.288cm">
          <text:p/>
        </draw:line>
        <draw:line draw:style-name="gr14" draw:text-style-name="P1" draw:layer="layout" svg:x1="5.585cm" svg:y1="19.447cm" svg:x2="6.585cm" svg:y2="21.288cm">
          <text:p/>
        </draw:line>
        <draw:line draw:style-name="gr14" draw:text-style-name="P1" draw:layer="layout" svg:x1="4.729cm" svg:y1="22.319cm" svg:x2="4.086cm" svg:y2="22.761cm">
          <text:p/>
        </draw:line>
        <draw:line draw:style-name="gr14" draw:text-style-name="P1" draw:layer="layout" svg:x1="6.799cm" svg:y1="22.246cm" svg:x2="6.085cm" svg:y2="22.762cm">
          <text:p/>
        </draw:line>
        <draw:line draw:style-name="gr14" draw:text-style-name="P1" draw:layer="layout" svg:x1="4.728cm" svg:y1="22.319cm" svg:x2="5.442cm" svg:y2="22.687cm">
          <text:p/>
        </draw:line>
        <draw:line draw:style-name="gr14" draw:text-style-name="P1" draw:layer="layout" svg:x1="6.799cm" svg:y1="22.246cm" svg:x2="7.513cm" svg:y2="22.762cm">
          <text:p/>
        </draw:line>
        <draw:custom-shape draw:style-name="gr15" draw:text-style-name="P3" draw:layer="layout" svg:width="0.357cm" svg:height="0.368cm" svg:x="3.871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371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7.442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8cm" svg:height="0.368cm" svg:x="6.013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572cm" svg:height="0.663cm" svg:x="3.514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72cm" svg:y="18.5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5.299cm" svg:y="18.6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3.514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43cm" svg:y="21.5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43cm" svg:y="21.5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571cm" svg:height="0.662cm" svg:x="6.442cm" svg:y="21.43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8cm" svg:y1="17.424cm" svg:x2="2.69cm" svg:y2="18.301cm" svg:d="M3880 17424l-1190 877" svg:viewBox="0 0 1191 878">
          <text:p/>
        </draw:connector>
        <draw:line draw:style-name="gr14" draw:text-style-name="P1" draw:layer="layout" svg:x1="2.641cm" svg:y1="19.373cm" svg:x2="1.998cm" svg:y2="19.815cm">
          <text:p/>
        </draw:line>
        <draw:line draw:style-name="gr14" draw:text-style-name="P1" draw:layer="layout" svg:x1="3.283cm" svg:y1="19.815cm" svg:x2="2.64cm" svg:y2="19.373cm">
          <text:p/>
        </draw:line>
        <draw:custom-shape draw:style-name="gr17" draw:text-style-name="P3" draw:layer="layout" svg:width="0.357cm" svg:height="0.369cm" svg:x="3.212cm" svg:y="20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54cm" svg:y1="17.458cm" svg:x2="5.496cm" svg:y2="18.268cm">
          <text:p/>
        </draw:line>
        <draw:line draw:style-name="gr14" draw:text-style-name="P1" draw:layer="layout" svg:x1="5.568cm" svg:y1="19.447cm" svg:x2="4.783cm" svg:y2="21.288cm">
          <text:p/>
        </draw:line>
        <draw:line draw:style-name="gr14" draw:text-style-name="P1" draw:layer="layout" svg:x1="5.568cm" svg:y1="19.447cm" svg:x2="6.568cm" svg:y2="21.288cm">
          <text:p/>
        </draw:line>
        <draw:line draw:style-name="gr14" draw:text-style-name="P1" draw:layer="layout" svg:x1="4.711cm" svg:y1="22.319cm" svg:x2="4.068cm" svg:y2="22.761cm">
          <text:p/>
        </draw:line>
        <draw:line draw:style-name="gr14" draw:text-style-name="P1" draw:layer="layout" svg:x1="6.782cm" svg:y1="22.246cm" svg:x2="6.068cm" svg:y2="22.762cm">
          <text:p/>
        </draw:line>
        <draw:line draw:style-name="gr14" draw:text-style-name="P1" draw:layer="layout" svg:x1="4.711cm" svg:y1="22.319cm" svg:x2="5.425cm" svg:y2="22.687cm">
          <text:p/>
        </draw:line>
        <draw:line draw:style-name="gr14" draw:text-style-name="P1" draw:layer="layout" svg:x1="6.782cm" svg:y1="22.246cm" svg:x2="7.496cm" svg:y2="22.762cm">
          <text:p/>
        </draw:line>
        <draw:custom-shape draw:style-name="gr15" draw:text-style-name="P3" draw:layer="layout" svg:width="0.357cm" svg:height="0.368cm" svg:x="3.854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354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7.424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996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497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55cm" svg:y="18.5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5.282cm" svg:y="18.6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497cm" svg:y="16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4.425cm" svg:y="21.50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4.425cm" svg:y="21.5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571cm" svg:height="0.662cm" svg:x="6.425cm" svg:y="21.43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81cm" svg:y1="17.425cm" svg:x2="2.69cm" svg:y2="18.302cm" svg:d="M3881 17425l-1191 877" svg:viewBox="0 0 1192 878">
          <text:p/>
        </draw:connector>
        <draw:line draw:style-name="gr14" draw:text-style-name="P1" draw:layer="layout" svg:x1="2.642cm" svg:y1="19.374cm" svg:x2="1.999cm" svg:y2="19.816cm">
          <text:p/>
        </draw:line>
        <draw:line draw:style-name="gr14" draw:text-style-name="P1" draw:layer="layout" svg:x1="3.284cm" svg:y1="19.816cm" svg:x2="2.641cm" svg:y2="19.374cm">
          <text:p/>
        </draw:line>
        <draw:custom-shape draw:style-name="gr15" draw:text-style-name="P3" draw:layer="layout" svg:width="0.357cm" svg:height="0.368cm" svg:x="3.212cm" svg:y="20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55cm" svg:y1="17.459cm" svg:x2="5.497cm" svg:y2="18.269cm">
          <text:p/>
        </draw:line>
        <draw:line draw:style-name="gr14" draw:text-style-name="P1" draw:layer="layout" svg:x1="5.568cm" svg:y1="19.448cm" svg:x2="4.783cm" svg:y2="21.289cm">
          <text:p/>
        </draw:line>
        <draw:line draw:style-name="gr14" draw:text-style-name="P1" draw:layer="layout" svg:x1="5.569cm" svg:y1="19.448cm" svg:x2="6.569cm" svg:y2="21.289cm">
          <text:p/>
        </draw:line>
        <draw:line draw:style-name="gr14" draw:text-style-name="P1" draw:layer="layout" svg:x1="4.712cm" svg:y1="22.32cm" svg:x2="4.069cm" svg:y2="22.762cm">
          <text:p/>
        </draw:line>
        <draw:line draw:style-name="gr14" draw:text-style-name="P1" draw:layer="layout" svg:x1="6.782cm" svg:y1="22.246cm" svg:x2="6.068cm" svg:y2="22.762cm">
          <text:p/>
        </draw:line>
        <draw:line draw:style-name="gr14" draw:text-style-name="P1" draw:layer="layout" svg:x1="4.712cm" svg:y1="22.32cm" svg:x2="5.426cm" svg:y2="22.688cm">
          <text:p/>
        </draw:line>
        <draw:line draw:style-name="gr14" draw:text-style-name="P1" draw:layer="layout" svg:x1="6.783cm" svg:y1="22.246cm" svg:x2="7.497cm" svg:y2="22.762cm">
          <text:p/>
        </draw:line>
        <draw:custom-shape draw:style-name="gr17" draw:text-style-name="P3" draw:layer="layout" svg:width="0.357cm" svg:height="0.369cm" svg:x="3.855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5.354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357cm" svg:height="0.369cm" svg:x="7.425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5.997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498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56cm" svg:y="18.5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283cm" svg:y="18.6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498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6cm" svg:y="21.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6cm" svg:y="21.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6.425cm" svg:y="21.43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97cm" svg:y1="17.424cm" svg:x2="2.707cm" svg:y2="18.301cm" svg:d="M3897 17424l-1190 877" svg:viewBox="0 0 1191 878">
          <text:p/>
        </draw:connector>
        <draw:line draw:style-name="gr14" draw:text-style-name="P1" draw:layer="layout" svg:x1="2.658cm" svg:y1="19.373cm" svg:x2="2.015cm" svg:y2="19.815cm">
          <text:p/>
        </draw:line>
        <draw:line draw:style-name="gr14" draw:text-style-name="P1" draw:layer="layout" svg:x1="3.301cm" svg:y1="19.815cm" svg:x2="2.658cm" svg:y2="19.373cm">
          <text:p/>
        </draw:line>
        <draw:custom-shape draw:style-name="gr7" draw:text-style-name="P4" draw:layer="layout" svg:width="0.357cm" svg:height="0.369cm" svg:x="1.801cm" svg:y="20.1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357cm" svg:height="0.369cm" svg:x="3.229cm" svg:y="20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71cm" svg:y1="17.458cm" svg:x2="5.513cm" svg:y2="18.268cm">
          <text:p/>
        </draw:line>
        <draw:line draw:style-name="gr14" draw:text-style-name="P1" draw:layer="layout" svg:x1="5.585cm" svg:y1="19.447cm" svg:x2="4.8cm" svg:y2="21.288cm">
          <text:p/>
        </draw:line>
        <draw:line draw:style-name="gr14" draw:text-style-name="P1" draw:layer="layout" svg:x1="5.585cm" svg:y1="19.447cm" svg:x2="6.585cm" svg:y2="21.288cm">
          <text:p/>
        </draw:line>
        <draw:line draw:style-name="gr14" draw:text-style-name="P1" draw:layer="layout" svg:x1="4.729cm" svg:y1="22.319cm" svg:x2="4.086cm" svg:y2="22.761cm">
          <text:p/>
        </draw:line>
        <draw:line draw:style-name="gr14" draw:text-style-name="P1" draw:layer="layout" svg:x1="6.799cm" svg:y1="22.246cm" svg:x2="6.085cm" svg:y2="22.762cm">
          <text:p/>
        </draw:line>
        <draw:line draw:style-name="gr14" draw:text-style-name="P1" draw:layer="layout" svg:x1="4.728cm" svg:y1="22.319cm" svg:x2="5.442cm" svg:y2="22.687cm">
          <text:p/>
        </draw:line>
        <draw:line draw:style-name="gr14" draw:text-style-name="P1" draw:layer="layout" svg:x1="6.799cm" svg:y1="22.246cm" svg:x2="7.513cm" svg:y2="22.762cm">
          <text:p/>
        </draw:line>
        <draw:custom-shape draw:style-name="gr15" draw:text-style-name="P3" draw:layer="layout" svg:width="0.357cm" svg:height="0.368cm" svg:x="3.871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371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7.442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8cm" svg:height="0.368cm" svg:x="6.013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572cm" svg:height="0.663cm" svg:x="3.514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72cm" svg:y="18.5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5.299cm" svg:y="18.6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3.514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43cm" svg:y="21.5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43cm" svg:y="21.5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571cm" svg:height="0.662cm" svg:x="6.442cm" svg:y="21.43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98cm" svg:y1="17.425cm" svg:x2="2.708cm" svg:y2="18.302cm" svg:d="M3898 17425l-1190 877" svg:viewBox="0 0 1191 878">
          <text:p/>
        </draw:connector>
        <draw:line draw:style-name="gr14" draw:text-style-name="P1" draw:layer="layout" svg:x1="2.659cm" svg:y1="19.374cm" svg:x2="2.016cm" svg:y2="19.816cm">
          <text:p/>
        </draw:line>
        <draw:line draw:style-name="gr14" draw:text-style-name="P1" draw:layer="layout" svg:x1="3.301cm" svg:y1="19.816cm" svg:x2="2.658cm" svg:y2="19.374cm">
          <text:p/>
        </draw:line>
        <draw:custom-shape draw:style-name="gr7" draw:text-style-name="P4" draw:layer="layout" svg:width="0.357cm" svg:height="0.368cm" svg:x="1.801cm" svg:y="20.18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8cm" svg:height="0.368cm" svg:x="3.229cm" svg:y="20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72cm" svg:y1="17.459cm" svg:x2="5.514cm" svg:y2="18.269cm">
          <text:p/>
        </draw:line>
        <draw:line draw:style-name="gr14" draw:text-style-name="P1" draw:layer="layout" svg:x1="5.585cm" svg:y1="19.448cm" svg:x2="4.8cm" svg:y2="21.289cm">
          <text:p/>
        </draw:line>
        <draw:line draw:style-name="gr14" draw:text-style-name="P1" draw:layer="layout" svg:x1="5.586cm" svg:y1="19.448cm" svg:x2="6.586cm" svg:y2="21.289cm">
          <text:p/>
        </draw:line>
        <draw:line draw:style-name="gr14" draw:text-style-name="P1" draw:layer="layout" svg:x1="4.729cm" svg:y1="22.32cm" svg:x2="4.086cm" svg:y2="22.762cm">
          <text:p/>
        </draw:line>
        <draw:line draw:style-name="gr14" draw:text-style-name="P1" draw:layer="layout" svg:x1="6.8cm" svg:y1="22.246cm" svg:x2="6.086cm" svg:y2="22.762cm">
          <text:p/>
        </draw:line>
        <draw:line draw:style-name="gr14" draw:text-style-name="P1" draw:layer="layout" svg:x1="4.729cm" svg:y1="22.32cm" svg:x2="5.443cm" svg:y2="22.688cm">
          <text:p/>
        </draw:line>
        <draw:line draw:style-name="gr14" draw:text-style-name="P1" draw:layer="layout" svg:x1="6.8cm" svg:y1="22.246cm" svg:x2="7.514cm" svg:y2="22.762cm">
          <text:p/>
        </draw:line>
        <draw:custom-shape draw:style-name="gr17" draw:text-style-name="P3" draw:layer="layout" svg:width="0.357cm" svg:height="0.369cm" svg:x="3.872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5.372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357cm" svg:height="0.369cm" svg:x="7.442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6.014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515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73cm" svg:y="18.5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3cm" svg:y="18.6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515cm" svg:y="16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4.443cm" svg:y="21.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4.443cm" svg:y="21.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6.443cm" svg:y="21.43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81cm" svg:y1="17.425cm" svg:x2="2.69cm" svg:y2="18.302cm" svg:d="M3881 17425l-1191 877" svg:viewBox="0 0 1192 878">
          <text:p/>
        </draw:connector>
        <draw:line draw:style-name="gr14" draw:text-style-name="P1" draw:layer="layout" svg:x1="2.642cm" svg:y1="19.374cm" svg:x2="1.999cm" svg:y2="19.816cm">
          <text:p/>
        </draw:line>
        <draw:line draw:style-name="gr14" draw:text-style-name="P1" draw:layer="layout" svg:x1="3.284cm" svg:y1="19.816cm" svg:x2="2.641cm" svg:y2="19.374cm">
          <text:p/>
        </draw:line>
        <draw:custom-shape draw:style-name="gr15" draw:text-style-name="P3" draw:layer="layout" svg:width="0.357cm" svg:height="0.368cm" svg:x="3.212cm" svg:y="20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55cm" svg:y1="17.459cm" svg:x2="5.497cm" svg:y2="18.269cm">
          <text:p/>
        </draw:line>
        <draw:line draw:style-name="gr14" draw:text-style-name="P1" draw:layer="layout" svg:x1="5.568cm" svg:y1="19.448cm" svg:x2="4.783cm" svg:y2="21.289cm">
          <text:p/>
        </draw:line>
        <draw:line draw:style-name="gr14" draw:text-style-name="P1" draw:layer="layout" svg:x1="5.569cm" svg:y1="19.448cm" svg:x2="6.569cm" svg:y2="21.289cm">
          <text:p/>
        </draw:line>
        <draw:line draw:style-name="gr14" draw:text-style-name="P1" draw:layer="layout" svg:x1="4.712cm" svg:y1="22.32cm" svg:x2="4.069cm" svg:y2="22.762cm">
          <text:p/>
        </draw:line>
        <draw:line draw:style-name="gr14" draw:text-style-name="P1" draw:layer="layout" svg:x1="6.782cm" svg:y1="22.246cm" svg:x2="6.068cm" svg:y2="22.762cm">
          <text:p/>
        </draw:line>
        <draw:line draw:style-name="gr14" draw:text-style-name="P1" draw:layer="layout" svg:x1="4.712cm" svg:y1="22.32cm" svg:x2="5.426cm" svg:y2="22.688cm">
          <text:p/>
        </draw:line>
        <draw:line draw:style-name="gr14" draw:text-style-name="P1" draw:layer="layout" svg:x1="6.783cm" svg:y1="22.246cm" svg:x2="7.497cm" svg:y2="22.762cm">
          <text:p/>
        </draw:line>
        <draw:custom-shape draw:style-name="gr17" draw:text-style-name="P3" draw:layer="layout" svg:width="0.357cm" svg:height="0.369cm" svg:x="3.855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5.354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357cm" svg:height="0.369cm" svg:x="7.425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5.997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498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56cm" svg:y="18.5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283cm" svg:y="18.6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498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6cm" svg:y="21.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6cm" svg:y="21.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6.425cm" svg:y="21.43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81cm" svg:y1="17.426cm" svg:x2="2.691cm" svg:y2="18.302cm" svg:d="M3881 17426l-1190 876" svg:viewBox="0 0 1191 877">
          <text:p/>
        </draw:connector>
        <draw:line draw:style-name="gr14" draw:text-style-name="P1" draw:layer="layout" svg:x1="2.642cm" svg:y1="19.375cm" svg:x2="1.999cm" svg:y2="19.817cm">
          <text:p/>
        </draw:line>
        <draw:line draw:style-name="gr14" draw:text-style-name="P1" draw:layer="layout" svg:x1="3.285cm" svg:y1="19.817cm" svg:x2="2.642cm" svg:y2="19.375cm">
          <text:p/>
        </draw:line>
        <draw:custom-shape draw:style-name="gr15" draw:text-style-name="P3" draw:layer="layout" svg:width="0.357cm" svg:height="0.368cm" svg:x="3.213cm" svg:y="20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56cm" svg:y1="17.46cm" svg:x2="5.498cm" svg:y2="18.27cm">
          <text:p/>
        </draw:line>
        <draw:line draw:style-name="gr14" draw:text-style-name="P1" draw:layer="layout" svg:x1="5.569cm" svg:y1="19.448cm" svg:x2="4.784cm" svg:y2="21.289cm">
          <text:p/>
        </draw:line>
        <draw:line draw:style-name="gr14" draw:text-style-name="P1" draw:layer="layout" svg:x1="5.569cm" svg:y1="19.448cm" svg:x2="6.569cm" svg:y2="21.289cm">
          <text:p/>
        </draw:line>
        <draw:line draw:style-name="gr14" draw:text-style-name="P1" draw:layer="layout" svg:x1="4.713cm" svg:y1="22.321cm" svg:x2="4.07cm" svg:y2="22.763cm">
          <text:p/>
        </draw:line>
        <draw:line draw:style-name="gr14" draw:text-style-name="P1" draw:layer="layout" svg:x1="6.783cm" svg:y1="22.247cm" svg:x2="6.069cm" svg:y2="22.763cm">
          <text:p/>
        </draw:line>
        <draw:line draw:style-name="gr14" draw:text-style-name="P1" draw:layer="layout" svg:x1="4.713cm" svg:y1="22.321cm" svg:x2="5.427cm" svg:y2="22.689cm">
          <text:p/>
        </draw:line>
        <draw:line draw:style-name="gr14" draw:text-style-name="P1" draw:layer="layout" svg:x1="6.783cm" svg:y1="22.247cm" svg:x2="7.497cm" svg:y2="22.763cm">
          <text:p/>
        </draw:line>
        <draw:custom-shape draw:style-name="gr15" draw:text-style-name="P3" draw:layer="layout" svg:width="0.357cm" svg:height="0.368cm" svg:x="3.856cm" svg:y="2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355cm" svg:y="23.1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7.426cm" svg:y="2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998cm" svg:y="23.1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499cm" svg:y="16.5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56cm" svg:y="18.5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284cm" svg:y="18.6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499cm" svg:y="16.5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7cm" svg:y="21.5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7cm" svg:y="21.5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6.426cm" svg:y="21.437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97cm" svg:y1="17.424cm" svg:x2="2.707cm" svg:y2="18.301cm" svg:d="M3897 17424l-1190 877" svg:viewBox="0 0 1191 878">
          <text:p/>
        </draw:connector>
        <draw:line draw:style-name="gr14" draw:text-style-name="P1" draw:layer="layout" svg:x1="2.658cm" svg:y1="19.373cm" svg:x2="2.015cm" svg:y2="19.815cm">
          <text:p/>
        </draw:line>
        <draw:line draw:style-name="gr14" draw:text-style-name="P1" draw:layer="layout" svg:x1="3.301cm" svg:y1="19.815cm" svg:x2="2.658cm" svg:y2="19.373cm">
          <text:p/>
        </draw:line>
        <draw:custom-shape draw:style-name="gr7" draw:text-style-name="P4" draw:layer="layout" svg:width="0.357cm" svg:height="0.369cm" svg:x="1.801cm" svg:y="20.1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357cm" svg:height="0.369cm" svg:x="3.229cm" svg:y="20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71cm" svg:y1="17.458cm" svg:x2="5.513cm" svg:y2="18.268cm">
          <text:p/>
        </draw:line>
        <draw:line draw:style-name="gr14" draw:text-style-name="P1" draw:layer="layout" svg:x1="5.585cm" svg:y1="19.447cm" svg:x2="4.8cm" svg:y2="21.288cm">
          <text:p/>
        </draw:line>
        <draw:line draw:style-name="gr14" draw:text-style-name="P1" draw:layer="layout" svg:x1="5.585cm" svg:y1="19.447cm" svg:x2="6.585cm" svg:y2="21.288cm">
          <text:p/>
        </draw:line>
        <draw:line draw:style-name="gr14" draw:text-style-name="P1" draw:layer="layout" svg:x1="4.729cm" svg:y1="22.319cm" svg:x2="4.086cm" svg:y2="22.761cm">
          <text:p/>
        </draw:line>
        <draw:line draw:style-name="gr14" draw:text-style-name="P1" draw:layer="layout" svg:x1="6.799cm" svg:y1="22.246cm" svg:x2="6.085cm" svg:y2="22.762cm">
          <text:p/>
        </draw:line>
        <draw:line draw:style-name="gr14" draw:text-style-name="P1" draw:layer="layout" svg:x1="4.728cm" svg:y1="22.319cm" svg:x2="5.442cm" svg:y2="22.687cm">
          <text:p/>
        </draw:line>
        <draw:line draw:style-name="gr14" draw:text-style-name="P1" draw:layer="layout" svg:x1="6.799cm" svg:y1="22.246cm" svg:x2="7.513cm" svg:y2="22.762cm">
          <text:p/>
        </draw:line>
        <draw:custom-shape draw:style-name="gr15" draw:text-style-name="P3" draw:layer="layout" svg:width="0.357cm" svg:height="0.368cm" svg:x="3.871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371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7.442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8cm" svg:height="0.368cm" svg:x="6.013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572cm" svg:height="0.663cm" svg:x="3.514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72cm" svg:y="18.5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5.299cm" svg:y="18.6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3.514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43cm" svg:y="21.5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43cm" svg:y="21.5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0.571cm" svg:height="0.662cm" svg:x="6.442cm" svg:y="21.43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98cm" svg:y1="17.425cm" svg:x2="2.708cm" svg:y2="18.302cm" svg:d="M3898 17425l-1190 877" svg:viewBox="0 0 1191 878">
          <text:p/>
        </draw:connector>
        <draw:line draw:style-name="gr14" draw:text-style-name="P1" draw:layer="layout" svg:x1="2.659cm" svg:y1="19.374cm" svg:x2="2.016cm" svg:y2="19.816cm">
          <text:p/>
        </draw:line>
        <draw:line draw:style-name="gr14" draw:text-style-name="P1" draw:layer="layout" svg:x1="3.301cm" svg:y1="19.816cm" svg:x2="2.658cm" svg:y2="19.374cm">
          <text:p/>
        </draw:line>
        <draw:custom-shape draw:style-name="gr7" draw:text-style-name="P4" draw:layer="layout" svg:width="0.357cm" svg:height="0.368cm" svg:x="1.801cm" svg:y="20.18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8cm" svg:height="0.368cm" svg:x="3.229cm" svg:y="20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72cm" svg:y1="17.459cm" svg:x2="5.514cm" svg:y2="18.269cm">
          <text:p/>
        </draw:line>
        <draw:line draw:style-name="gr14" draw:text-style-name="P1" draw:layer="layout" svg:x1="5.585cm" svg:y1="19.448cm" svg:x2="4.8cm" svg:y2="21.289cm">
          <text:p/>
        </draw:line>
        <draw:line draw:style-name="gr14" draw:text-style-name="P1" draw:layer="layout" svg:x1="5.586cm" svg:y1="19.448cm" svg:x2="6.586cm" svg:y2="21.289cm">
          <text:p/>
        </draw:line>
        <draw:line draw:style-name="gr14" draw:text-style-name="P1" draw:layer="layout" svg:x1="4.729cm" svg:y1="22.32cm" svg:x2="4.086cm" svg:y2="22.762cm">
          <text:p/>
        </draw:line>
        <draw:line draw:style-name="gr14" draw:text-style-name="P1" draw:layer="layout" svg:x1="6.8cm" svg:y1="22.246cm" svg:x2="6.086cm" svg:y2="22.762cm">
          <text:p/>
        </draw:line>
        <draw:line draw:style-name="gr14" draw:text-style-name="P1" draw:layer="layout" svg:x1="4.729cm" svg:y1="22.32cm" svg:x2="5.443cm" svg:y2="22.688cm">
          <text:p/>
        </draw:line>
        <draw:line draw:style-name="gr14" draw:text-style-name="P1" draw:layer="layout" svg:x1="6.8cm" svg:y1="22.246cm" svg:x2="7.514cm" svg:y2="22.762cm">
          <text:p/>
        </draw:line>
        <draw:custom-shape draw:style-name="gr17" draw:text-style-name="P3" draw:layer="layout" svg:width="0.357cm" svg:height="0.369cm" svg:x="3.872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5.372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357cm" svg:height="0.369cm" svg:x="7.442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6.014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515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73cm" svg:y="18.5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3cm" svg:y="18.6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515cm" svg:y="16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4.443cm" svg:y="21.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4.443cm" svg:y="21.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6.443cm" svg:y="21.43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81cm" svg:y1="17.425cm" svg:x2="2.69cm" svg:y2="18.302cm" svg:d="M3881 17425l-1191 877" svg:viewBox="0 0 1192 878">
          <text:p/>
        </draw:connector>
        <draw:line draw:style-name="gr14" draw:text-style-name="P1" draw:layer="layout" svg:x1="2.642cm" svg:y1="19.374cm" svg:x2="1.999cm" svg:y2="19.816cm">
          <text:p/>
        </draw:line>
        <draw:line draw:style-name="gr14" draw:text-style-name="P1" draw:layer="layout" svg:x1="3.284cm" svg:y1="19.816cm" svg:x2="2.641cm" svg:y2="19.374cm">
          <text:p/>
        </draw:line>
        <draw:custom-shape draw:style-name="gr15" draw:text-style-name="P3" draw:layer="layout" svg:width="0.357cm" svg:height="0.368cm" svg:x="3.212cm" svg:y="20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55cm" svg:y1="17.459cm" svg:x2="5.497cm" svg:y2="18.269cm">
          <text:p/>
        </draw:line>
        <draw:line draw:style-name="gr14" draw:text-style-name="P1" draw:layer="layout" svg:x1="5.568cm" svg:y1="19.448cm" svg:x2="4.783cm" svg:y2="21.289cm">
          <text:p/>
        </draw:line>
        <draw:line draw:style-name="gr14" draw:text-style-name="P1" draw:layer="layout" svg:x1="5.569cm" svg:y1="19.448cm" svg:x2="6.569cm" svg:y2="21.289cm">
          <text:p/>
        </draw:line>
        <draw:line draw:style-name="gr14" draw:text-style-name="P1" draw:layer="layout" svg:x1="4.712cm" svg:y1="22.32cm" svg:x2="4.069cm" svg:y2="22.762cm">
          <text:p/>
        </draw:line>
        <draw:line draw:style-name="gr14" draw:text-style-name="P1" draw:layer="layout" svg:x1="6.782cm" svg:y1="22.246cm" svg:x2="6.068cm" svg:y2="22.762cm">
          <text:p/>
        </draw:line>
        <draw:line draw:style-name="gr14" draw:text-style-name="P1" draw:layer="layout" svg:x1="4.712cm" svg:y1="22.32cm" svg:x2="5.426cm" svg:y2="22.688cm">
          <text:p/>
        </draw:line>
        <draw:line draw:style-name="gr14" draw:text-style-name="P1" draw:layer="layout" svg:x1="6.783cm" svg:y1="22.246cm" svg:x2="7.497cm" svg:y2="22.762cm">
          <text:p/>
        </draw:line>
        <draw:custom-shape draw:style-name="gr17" draw:text-style-name="P3" draw:layer="layout" svg:width="0.357cm" svg:height="0.369cm" svg:x="3.855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5.354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357cm" svg:height="0.369cm" svg:x="7.425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5.997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498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56cm" svg:y="18.5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283cm" svg:y="18.6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498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6cm" svg:y="21.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6cm" svg:y="21.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6.425cm" svg:y="21.43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81cm" svg:y1="17.426cm" svg:x2="2.691cm" svg:y2="18.302cm" svg:d="M3881 17426l-1190 876" svg:viewBox="0 0 1191 877">
          <text:p/>
        </draw:connector>
        <draw:line draw:style-name="gr14" draw:text-style-name="P1" draw:layer="layout" svg:x1="2.642cm" svg:y1="19.375cm" svg:x2="1.999cm" svg:y2="19.817cm">
          <text:p/>
        </draw:line>
        <draw:line draw:style-name="gr14" draw:text-style-name="P1" draw:layer="layout" svg:x1="3.285cm" svg:y1="19.817cm" svg:x2="2.642cm" svg:y2="19.375cm">
          <text:p/>
        </draw:line>
        <draw:custom-shape draw:style-name="gr15" draw:text-style-name="P3" draw:layer="layout" svg:width="0.357cm" svg:height="0.368cm" svg:x="3.213cm" svg:y="20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56cm" svg:y1="17.46cm" svg:x2="5.498cm" svg:y2="18.27cm">
          <text:p/>
        </draw:line>
        <draw:line draw:style-name="gr14" draw:text-style-name="P1" draw:layer="layout" svg:x1="5.569cm" svg:y1="19.448cm" svg:x2="4.784cm" svg:y2="21.289cm">
          <text:p/>
        </draw:line>
        <draw:line draw:style-name="gr14" draw:text-style-name="P1" draw:layer="layout" svg:x1="5.569cm" svg:y1="19.448cm" svg:x2="6.569cm" svg:y2="21.289cm">
          <text:p/>
        </draw:line>
        <draw:line draw:style-name="gr14" draw:text-style-name="P1" draw:layer="layout" svg:x1="4.713cm" svg:y1="22.321cm" svg:x2="4.07cm" svg:y2="22.763cm">
          <text:p/>
        </draw:line>
        <draw:line draw:style-name="gr14" draw:text-style-name="P1" draw:layer="layout" svg:x1="6.783cm" svg:y1="22.247cm" svg:x2="6.069cm" svg:y2="22.763cm">
          <text:p/>
        </draw:line>
        <draw:line draw:style-name="gr14" draw:text-style-name="P1" draw:layer="layout" svg:x1="4.713cm" svg:y1="22.321cm" svg:x2="5.427cm" svg:y2="22.689cm">
          <text:p/>
        </draw:line>
        <draw:line draw:style-name="gr14" draw:text-style-name="P1" draw:layer="layout" svg:x1="6.783cm" svg:y1="22.247cm" svg:x2="7.497cm" svg:y2="22.763cm">
          <text:p/>
        </draw:line>
        <draw:custom-shape draw:style-name="gr15" draw:text-style-name="P3" draw:layer="layout" svg:width="0.357cm" svg:height="0.368cm" svg:x="3.856cm" svg:y="2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355cm" svg:y="23.1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7.426cm" svg:y="2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998cm" svg:y="23.1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499cm" svg:y="16.5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56cm" svg:y="18.5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284cm" svg:y="18.6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499cm" svg:y="16.5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7cm" svg:y="21.5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7cm" svg:y="21.5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6.426cm" svg:y="21.437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98cm" svg:y1="17.425cm" svg:x2="2.708cm" svg:y2="18.302cm" svg:d="M3898 17425l-1190 877" svg:viewBox="0 0 1191 878">
          <text:p/>
        </draw:connector>
        <draw:line draw:style-name="gr14" draw:text-style-name="P1" draw:layer="layout" svg:x1="2.659cm" svg:y1="19.374cm" svg:x2="2.016cm" svg:y2="19.816cm">
          <text:p/>
        </draw:line>
        <draw:line draw:style-name="gr14" draw:text-style-name="P1" draw:layer="layout" svg:x1="3.301cm" svg:y1="19.816cm" svg:x2="2.658cm" svg:y2="19.374cm">
          <text:p/>
        </draw:line>
        <draw:custom-shape draw:style-name="gr7" draw:text-style-name="P4" draw:layer="layout" svg:width="0.357cm" svg:height="0.368cm" svg:x="1.801cm" svg:y="20.18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8cm" svg:height="0.368cm" svg:x="3.229cm" svg:y="20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72cm" svg:y1="17.459cm" svg:x2="5.514cm" svg:y2="18.269cm">
          <text:p/>
        </draw:line>
        <draw:line draw:style-name="gr14" draw:text-style-name="P1" draw:layer="layout" svg:x1="5.585cm" svg:y1="19.448cm" svg:x2="4.8cm" svg:y2="21.289cm">
          <text:p/>
        </draw:line>
        <draw:line draw:style-name="gr14" draw:text-style-name="P1" draw:layer="layout" svg:x1="5.586cm" svg:y1="19.448cm" svg:x2="6.586cm" svg:y2="21.289cm">
          <text:p/>
        </draw:line>
        <draw:line draw:style-name="gr14" draw:text-style-name="P1" draw:layer="layout" svg:x1="4.729cm" svg:y1="22.32cm" svg:x2="4.086cm" svg:y2="22.762cm">
          <text:p/>
        </draw:line>
        <draw:line draw:style-name="gr14" draw:text-style-name="P1" draw:layer="layout" svg:x1="6.8cm" svg:y1="22.246cm" svg:x2="6.086cm" svg:y2="22.762cm">
          <text:p/>
        </draw:line>
        <draw:line draw:style-name="gr14" draw:text-style-name="P1" draw:layer="layout" svg:x1="4.729cm" svg:y1="22.32cm" svg:x2="5.443cm" svg:y2="22.688cm">
          <text:p/>
        </draw:line>
        <draw:line draw:style-name="gr14" draw:text-style-name="P1" draw:layer="layout" svg:x1="6.8cm" svg:y1="22.246cm" svg:x2="7.514cm" svg:y2="22.762cm">
          <text:p/>
        </draw:line>
        <draw:custom-shape draw:style-name="gr17" draw:text-style-name="P3" draw:layer="layout" svg:width="0.357cm" svg:height="0.369cm" svg:x="3.872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5.372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357cm" svg:height="0.369cm" svg:x="7.442cm" svg:y="2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9cm" svg:x="6.014cm" svg:y="23.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515cm" svg:y="16.5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73cm" svg:y="18.5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3cm" svg:y="18.6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515cm" svg:y="16.5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4.443cm" svg:y="21.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4.443cm" svg:y="21.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6.443cm" svg:y="21.43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99cm" svg:y1="17.426cm" svg:x2="2.708cm" svg:y2="18.302cm" svg:d="M3899 17426l-1191 876" svg:viewBox="0 0 1192 877">
          <text:p/>
        </draw:connector>
        <draw:line draw:style-name="gr14" draw:text-style-name="P1" draw:layer="layout" svg:x1="2.659cm" svg:y1="19.375cm" svg:x2="2.016cm" svg:y2="19.817cm">
          <text:p/>
        </draw:line>
        <draw:line draw:style-name="gr14" draw:text-style-name="P1" draw:layer="layout" svg:x1="3.302cm" svg:y1="19.817cm" svg:x2="2.659cm" svg:y2="19.375cm">
          <text:p/>
        </draw:line>
        <draw:custom-shape draw:style-name="gr7" draw:text-style-name="P4" draw:layer="layout" svg:width="0.357cm" svg:height="0.368cm" svg:x="1.802cm" svg:y="20.18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3.23cm" svg:y="20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73cm" svg:y1="17.46cm" svg:x2="5.515cm" svg:y2="18.27cm">
          <text:p/>
        </draw:line>
        <draw:line draw:style-name="gr14" draw:text-style-name="P1" draw:layer="layout" svg:x1="5.586cm" svg:y1="19.448cm" svg:x2="4.801cm" svg:y2="21.289cm">
          <text:p/>
        </draw:line>
        <draw:line draw:style-name="gr14" draw:text-style-name="P1" draw:layer="layout" svg:x1="5.587cm" svg:y1="19.448cm" svg:x2="6.587cm" svg:y2="21.289cm">
          <text:p/>
        </draw:line>
        <draw:line draw:style-name="gr14" draw:text-style-name="P1" draw:layer="layout" svg:x1="4.73cm" svg:y1="22.321cm" svg:x2="4.087cm" svg:y2="22.763cm">
          <text:p/>
        </draw:line>
        <draw:line draw:style-name="gr14" draw:text-style-name="P1" draw:layer="layout" svg:x1="6.8cm" svg:y1="22.247cm" svg:x2="6.086cm" svg:y2="22.763cm">
          <text:p/>
        </draw:line>
        <draw:line draw:style-name="gr14" draw:text-style-name="P1" draw:layer="layout" svg:x1="4.73cm" svg:y1="22.321cm" svg:x2="5.444cm" svg:y2="22.689cm">
          <text:p/>
        </draw:line>
        <draw:line draw:style-name="gr14" draw:text-style-name="P1" draw:layer="layout" svg:x1="6.8cm" svg:y1="22.247cm" svg:x2="7.514cm" svg:y2="22.763cm">
          <text:p/>
        </draw:line>
        <draw:custom-shape draw:style-name="gr15" draw:text-style-name="P3" draw:layer="layout" svg:width="0.357cm" svg:height="0.368cm" svg:x="3.873cm" svg:y="2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372cm" svg:y="23.1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7.443cm" svg:y="2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6.015cm" svg:y="23.1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516cm" svg:y="16.5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2.373cm" svg:y="18.5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301cm" svg:y="18.6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516cm" svg:y="16.5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44cm" svg:y="21.5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44cm" svg:y="21.5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6.443cm" svg:y="21.437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81cm" svg:y1="17.426cm" svg:x2="2.691cm" svg:y2="18.302cm" svg:d="M3881 17426l-1190 876" svg:viewBox="0 0 1191 877">
          <text:p/>
        </draw:connector>
        <draw:line draw:style-name="gr14" draw:text-style-name="P1" draw:layer="layout" svg:x1="2.642cm" svg:y1="19.375cm" svg:x2="1.999cm" svg:y2="19.817cm">
          <text:p/>
        </draw:line>
        <draw:line draw:style-name="gr14" draw:text-style-name="P1" draw:layer="layout" svg:x1="3.285cm" svg:y1="19.817cm" svg:x2="2.642cm" svg:y2="19.375cm">
          <text:p/>
        </draw:line>
        <draw:custom-shape draw:style-name="gr15" draw:text-style-name="P3" draw:layer="layout" svg:width="0.357cm" svg:height="0.368cm" svg:x="3.213cm" svg:y="20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56cm" svg:y1="17.46cm" svg:x2="5.498cm" svg:y2="18.27cm">
          <text:p/>
        </draw:line>
        <draw:line draw:style-name="gr14" draw:text-style-name="P1" draw:layer="layout" svg:x1="5.569cm" svg:y1="19.448cm" svg:x2="4.784cm" svg:y2="21.289cm">
          <text:p/>
        </draw:line>
        <draw:line draw:style-name="gr14" draw:text-style-name="P1" draw:layer="layout" svg:x1="5.569cm" svg:y1="19.448cm" svg:x2="6.569cm" svg:y2="21.289cm">
          <text:p/>
        </draw:line>
        <draw:line draw:style-name="gr14" draw:text-style-name="P1" draw:layer="layout" svg:x1="4.713cm" svg:y1="22.321cm" svg:x2="4.07cm" svg:y2="22.763cm">
          <text:p/>
        </draw:line>
        <draw:line draw:style-name="gr14" draw:text-style-name="P1" draw:layer="layout" svg:x1="6.783cm" svg:y1="22.247cm" svg:x2="6.069cm" svg:y2="22.763cm">
          <text:p/>
        </draw:line>
        <draw:line draw:style-name="gr14" draw:text-style-name="P1" draw:layer="layout" svg:x1="4.713cm" svg:y1="22.321cm" svg:x2="5.427cm" svg:y2="22.689cm">
          <text:p/>
        </draw:line>
        <draw:line draw:style-name="gr14" draw:text-style-name="P1" draw:layer="layout" svg:x1="6.783cm" svg:y1="22.247cm" svg:x2="7.497cm" svg:y2="22.763cm">
          <text:p/>
        </draw:line>
        <draw:custom-shape draw:style-name="gr15" draw:text-style-name="P3" draw:layer="layout" svg:width="0.357cm" svg:height="0.368cm" svg:x="3.856cm" svg:y="2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355cm" svg:y="23.1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7.426cm" svg:y="2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998cm" svg:y="23.1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571cm" svg:height="0.663cm" svg:x="3.499cm" svg:y="16.5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56cm" svg:y="18.5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5.284cm" svg:y="18.6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3.499cm" svg:y="16.5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7cm" svg:y="21.5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7cm" svg:y="21.5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6.426cm" svg:y="21.437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3.882cm" svg:y1="17.427cm" svg:x2="2.692cm" svg:y2="18.303cm" svg:d="M3882 17427l-1190 876" svg:viewBox="0 0 1191 877">
          <text:p/>
        </draw:connector>
        <draw:line draw:style-name="gr14" draw:text-style-name="P1" draw:layer="layout" svg:x1="2.643cm" svg:y1="19.375cm" svg:x2="2cm" svg:y2="19.817cm">
          <text:p/>
        </draw:line>
        <draw:line draw:style-name="gr14" draw:text-style-name="P1" draw:layer="layout" svg:x1="3.286cm" svg:y1="19.817cm" svg:x2="2.643cm" svg:y2="19.375cm">
          <text:p/>
        </draw:line>
        <draw:custom-shape draw:style-name="gr15" draw:text-style-name="P3" draw:layer="layout" svg:width="0.357cm" svg:height="0.368cm" svg:x="3.214cm" svg:y="20.1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.856cm" svg:y1="17.46cm" svg:x2="5.498cm" svg:y2="18.27cm">
          <text:p/>
        </draw:line>
        <draw:line draw:style-name="gr14" draw:text-style-name="P1" draw:layer="layout" svg:x1="5.57cm" svg:y1="19.449cm" svg:x2="4.785cm" svg:y2="21.29cm">
          <text:p/>
        </draw:line>
        <draw:line draw:style-name="gr14" draw:text-style-name="P1" draw:layer="layout" svg:x1="5.57cm" svg:y1="19.449cm" svg:x2="6.57cm" svg:y2="21.29cm">
          <text:p/>
        </draw:line>
        <draw:line draw:style-name="gr14" draw:text-style-name="P1" draw:layer="layout" svg:x1="4.714cm" svg:y1="22.322cm" svg:x2="4.071cm" svg:y2="22.764cm">
          <text:p/>
        </draw:line>
        <draw:line draw:style-name="gr14" draw:text-style-name="P1" draw:layer="layout" svg:x1="6.784cm" svg:y1="22.248cm" svg:x2="6.07cm" svg:y2="22.764cm">
          <text:p/>
        </draw:line>
        <draw:line draw:style-name="gr14" draw:text-style-name="P1" draw:layer="layout" svg:x1="4.713cm" svg:y1="22.322cm" svg:x2="5.427cm" svg:y2="22.69cm">
          <text:p/>
        </draw:line>
        <draw:line draw:style-name="gr14" draw:text-style-name="P1" draw:layer="layout" svg:x1="6.784cm" svg:y1="22.248cm" svg:x2="7.498cm" svg:y2="22.764cm">
          <text:p/>
        </draw:line>
        <draw:custom-shape draw:style-name="gr15" draw:text-style-name="P3" draw:layer="layout" svg:width="0.357cm" svg:height="0.368cm" svg:x="3.856cm" svg:y="2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356cm" svg:y="23.1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357cm" svg:height="0.368cm" svg:x="7.427cm" svg:y="2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57cm" svg:height="0.368cm" svg:x="5.999cm" svg:y="23.1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572cm" svg:height="0.663cm" svg:x="3.499cm" svg:y="16.5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2.357cm" svg:y="18.5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5.284cm" svg:y="18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572cm" svg:height="0.663cm" svg:x="3.499cm" svg:y="16.5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8cm" svg:y="21.5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4.428cm" svg:y="21.5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571cm" svg:height="0.663cm" svg:x="6.427cm" svg:y="21.438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2cm" svg:y1="17.61cm" svg:x2="8.949cm" svg:y2="18.474cm" svg:d="M10082 17610l-1133 864" svg:viewBox="0 0 1134 865">
          <text:p/>
        </draw:connector>
        <draw:line draw:style-name="gr14" draw:text-style-name="P1" draw:layer="layout" svg:x1="8.902cm" svg:y1="19.531cm" svg:x2="8.29cm" svg:y2="19.967cm">
          <text:p/>
        </draw:line>
        <draw:line draw:style-name="gr14" draw:text-style-name="P1" draw:layer="layout" svg:x1="9.514cm" svg:y1="19.967cm" svg:x2="8.902cm" svg:y2="19.531cm">
          <text:p/>
        </draw:line>
        <draw:custom-shape draw:style-name="gr20" draw:text-style-name="P3" draw:layer="layout" svg:width="0.34cm" svg:height="0.363cm" svg:x="9.446cm" svg:y="20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44cm" svg:x2="11.622cm" svg:y2="18.443cm">
          <text:p/>
        </draw:line>
        <draw:line draw:style-name="gr14" draw:text-style-name="P1" draw:layer="layout" svg:x1="11.69cm" svg:y1="19.604cm" svg:x2="10.942cm" svg:y2="21.419cm">
          <text:p/>
        </draw:line>
        <draw:line draw:style-name="gr14" draw:text-style-name="P1" draw:layer="layout" svg:x1="11.69cm" svg:y1="19.604cm" svg:x2="12.642cm" svg:y2="21.419cm">
          <text:p/>
        </draw:line>
        <draw:line draw:style-name="gr14" draw:text-style-name="P1" draw:layer="layout" svg:x1="10.874cm" svg:y1="22.435cm" svg:x2="10.262cm" svg:y2="22.871cm">
          <text:p/>
        </draw:line>
        <draw:line draw:style-name="gr14" draw:text-style-name="P1" draw:layer="layout" svg:x1="12.846cm" svg:y1="22.363cm" svg:x2="12.166cm" svg:y2="22.871cm">
          <text:p/>
        </draw:line>
        <draw:line draw:style-name="gr14" draw:text-style-name="P1" draw:layer="layout" svg:x1="10.874cm" svg:y1="22.435cm" svg:x2="11.554cm" svg:y2="22.798cm">
          <text:p/>
        </draw:line>
        <draw:line draw:style-name="gr14" draw:text-style-name="P1" draw:layer="layout" svg:x1="12.846cm" svg:y1="22.363cm" svg:x2="13.526cm" svg:y2="22.871cm">
          <text:p/>
        </draw:line>
        <draw:custom-shape draw:style-name="gr20" draw:text-style-name="P3" draw:layer="layout" svg:width="0.34cm" svg:height="0.363cm" svg:x="10.058cm" svg:y="2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6cm" svg:y="23.2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8cm" svg:y="2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8cm" svg:y="23.2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18cm" svg:y="16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3cm" svg:y="18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8cm" svg:y="18.8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18cm" svg:y="16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506cm" svg:y="21.564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611cm" svg:x2="8.949cm" svg:y2="18.475cm" svg:d="M10083 17611l-1134 864" svg:viewBox="0 0 1135 865">
          <text:p/>
        </draw:connector>
        <draw:line draw:style-name="gr14" draw:text-style-name="P1" draw:layer="layout" svg:x1="8.902cm" svg:y1="19.532cm" svg:x2="8.29cm" svg:y2="19.968cm">
          <text:p/>
        </draw:line>
        <draw:line draw:style-name="gr14" draw:text-style-name="P1" draw:layer="layout" svg:x1="9.514cm" svg:y1="19.968cm" svg:x2="8.902cm" svg:y2="19.532cm">
          <text:p/>
        </draw:line>
        <draw:custom-shape draw:style-name="gr20" draw:text-style-name="P3" draw:layer="layout" svg:width="0.34cm" svg:height="0.363cm" svg:x="9.446cm" svg:y="20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45cm" svg:x2="11.622cm" svg:y2="18.444cm">
          <text:p/>
        </draw:line>
        <draw:line draw:style-name="gr14" draw:text-style-name="P1" draw:layer="layout" svg:x1="11.69cm" svg:y1="19.605cm" svg:x2="10.942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4cm" svg:y1="22.436cm" svg:x2="10.262cm" svg:y2="22.872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4cm" svg:y1="22.436cm" svg:x2="11.554cm" svg:y2="22.799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8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3cm" svg:y="18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8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611cm" svg:x2="8.933cm" svg:y2="18.475cm" svg:d="M10067 17611l-1134 864" svg:viewBox="0 0 1135 865">
          <text:p/>
        </draw:connector>
        <draw:line draw:style-name="gr14" draw:text-style-name="P1" draw:layer="layout" svg:x1="8.886cm" svg:y1="19.532cm" svg:x2="8.274cm" svg:y2="19.968cm">
          <text:p/>
        </draw:line>
        <draw:line draw:style-name="gr14" draw:text-style-name="P1" draw:layer="layout" svg:x1="9.498cm" svg:y1="19.968cm" svg:x2="8.886cm" svg:y2="19.532cm">
          <text:p/>
        </draw:line>
        <draw:custom-shape draw:style-name="gr20" draw:text-style-name="P3" draw:layer="layout" svg:width="0.34cm" svg:height="0.363cm" svg:x="9.43cm" svg:y="20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2cm" svg:y1="17.645cm" svg:x2="11.606cm" svg:y2="18.444cm">
          <text:p/>
        </draw:line>
        <draw:line draw:style-name="gr14" draw:text-style-name="P1" draw:layer="layout" svg:x1="11.674cm" svg:y1="19.605cm" svg:x2="10.926cm" svg:y2="21.42cm">
          <text:p/>
        </draw:line>
        <draw:line draw:style-name="gr14" draw:text-style-name="P1" draw:layer="layout" svg:x1="11.674cm" svg:y1="19.605cm" svg:x2="12.626cm" svg:y2="21.42cm">
          <text:p/>
        </draw:line>
        <draw:line draw:style-name="gr14" draw:text-style-name="P1" draw:layer="layout" svg:x1="10.858cm" svg:y1="22.436cm" svg:x2="10.246cm" svg:y2="22.872cm">
          <text:p/>
        </draw:line>
        <draw:line draw:style-name="gr14" draw:text-style-name="P1" draw:layer="layout" svg:x1="12.83cm" svg:y1="22.364cm" svg:x2="12.15cm" svg:y2="22.872cm">
          <text:p/>
        </draw:line>
        <draw:line draw:style-name="gr14" draw:text-style-name="P1" draw:layer="layout" svg:x1="10.858cm" svg:y1="22.436cm" svg:x2="11.538cm" svg:y2="22.799cm">
          <text:p/>
        </draw:line>
        <draw:line draw:style-name="gr14" draw:text-style-name="P1" draw:layer="layout" svg:x1="12.83cm" svg:y1="22.364cm" svg:x2="13.51cm" svg:y2="22.872cm">
          <text:p/>
        </draw:line>
        <draw:custom-shape draw:style-name="gr20" draw:text-style-name="P3" draw:layer="layout" svg:width="0.34cm" svg:height="0.363cm" svg:x="10.042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2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2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02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14cm" svg:y="18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02cm" svg:y="18.8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02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6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6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cm" svg:y="21.5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612cm" svg:x2="8.934cm" svg:y2="18.476cm" svg:d="M10067 17612l-1133 864" svg:viewBox="0 0 1134 865">
          <text:p/>
        </draw:connector>
        <draw:line draw:style-name="gr14" draw:text-style-name="P1" draw:layer="layout" svg:x1="8.887cm" svg:y1="19.533cm" svg:x2="8.275cm" svg:y2="19.969cm">
          <text:p/>
        </draw:line>
        <draw:line draw:style-name="gr14" draw:text-style-name="P1" draw:layer="layout" svg:x1="9.499cm" svg:y1="19.969cm" svg:x2="8.887cm" svg:y2="19.533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5cm" svg:x2="11.607cm" svg:y2="18.444cm">
          <text:p/>
        </draw:line>
        <draw:line draw:style-name="gr14" draw:text-style-name="P1" draw:layer="layout" svg:x1="11.675cm" svg:y1="19.605cm" svg:x2="10.927cm" svg:y2="21.42cm">
          <text:p/>
        </draw:line>
        <draw:line draw:style-name="gr14" draw:text-style-name="P1" draw:layer="layout" svg:x1="11.675cm" svg:y1="19.605cm" svg:x2="12.627cm" svg:y2="21.42cm">
          <text:p/>
        </draw:line>
        <draw:line draw:style-name="gr14" draw:text-style-name="P1" draw:layer="layout" svg:x1="10.859cm" svg:y1="22.437cm" svg:x2="10.247cm" svg:y2="22.873cm">
          <text:p/>
        </draw:line>
        <draw:line draw:style-name="gr14" draw:text-style-name="P1" draw:layer="layout" svg:x1="12.831cm" svg:y1="22.364cm" svg:x2="12.151cm" svg:y2="22.872cm">
          <text:p/>
        </draw:line>
        <draw:line draw:style-name="gr14" draw:text-style-name="P1" draw:layer="layout" svg:x1="10.859cm" svg:y1="22.437cm" svg:x2="11.539cm" svg:y2="22.8cm">
          <text:p/>
        </draw:line>
        <draw:line draw:style-name="gr14" draw:text-style-name="P1" draw:layer="layout" svg:x1="12.831cm" svg:y1="22.364cm" svg:x2="13.511cm" svg:y2="22.872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15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611cm" svg:x2="8.949cm" svg:y2="18.475cm" svg:d="M10083 17611l-1134 864" svg:viewBox="0 0 1135 865">
          <text:p/>
        </draw:connector>
        <draw:line draw:style-name="gr14" draw:text-style-name="P1" draw:layer="layout" svg:x1="8.902cm" svg:y1="19.532cm" svg:x2="8.29cm" svg:y2="19.968cm">
          <text:p/>
        </draw:line>
        <draw:line draw:style-name="gr14" draw:text-style-name="P1" draw:layer="layout" svg:x1="9.514cm" svg:y1="19.968cm" svg:x2="8.902cm" svg:y2="19.532cm">
          <text:p/>
        </draw:line>
        <draw:custom-shape draw:style-name="gr20" draw:text-style-name="P3" draw:layer="layout" svg:width="0.34cm" svg:height="0.363cm" svg:x="9.446cm" svg:y="20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45cm" svg:x2="11.622cm" svg:y2="18.444cm">
          <text:p/>
        </draw:line>
        <draw:line draw:style-name="gr14" draw:text-style-name="P1" draw:layer="layout" svg:x1="11.69cm" svg:y1="19.605cm" svg:x2="10.942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4cm" svg:y1="22.436cm" svg:x2="10.262cm" svg:y2="22.872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4cm" svg:y1="22.436cm" svg:x2="11.554cm" svg:y2="22.799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8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3cm" svg:y="18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8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612cm" svg:x2="8.95cm" svg:y2="18.476cm" svg:d="M10084 17612l-1134 864" svg:viewBox="0 0 1135 865">
          <text:p/>
        </draw:connector>
        <draw:line draw:style-name="gr14" draw:text-style-name="P1" draw:layer="layout" svg:x1="8.903cm" svg:y1="19.533cm" svg:x2="8.291cm" svg:y2="19.969cm">
          <text:p/>
        </draw:line>
        <draw:line draw:style-name="gr14" draw:text-style-name="P1" draw:layer="layout" svg:x1="9.515cm" svg:y1="19.969cm" svg:x2="8.903cm" svg:y2="19.533cm">
          <text:p/>
        </draw:line>
        <draw:custom-shape draw:style-name="gr20" draw:text-style-name="P3" draw:layer="layout" svg:width="0.34cm" svg:height="0.363cm" svg:x="9.447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45cm" svg:x2="11.623cm" svg:y2="18.444cm">
          <text:p/>
        </draw:line>
        <draw:line draw:style-name="gr14" draw:text-style-name="P1" draw:layer="layout" svg:x1="11.691cm" svg:y1="19.605cm" svg:x2="10.943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5cm" svg:y1="22.437cm" svg:x2="10.263cm" svg:y2="22.873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5cm" svg:y1="22.437cm" svg:x2="11.555cm" svg:y2="22.8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31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612cm" svg:x2="8.934cm" svg:y2="18.476cm" svg:d="M10067 17612l-1133 864" svg:viewBox="0 0 1134 865">
          <text:p/>
        </draw:connector>
        <draw:line draw:style-name="gr14" draw:text-style-name="P1" draw:layer="layout" svg:x1="8.887cm" svg:y1="19.533cm" svg:x2="8.275cm" svg:y2="19.969cm">
          <text:p/>
        </draw:line>
        <draw:line draw:style-name="gr14" draw:text-style-name="P1" draw:layer="layout" svg:x1="9.499cm" svg:y1="19.969cm" svg:x2="8.887cm" svg:y2="19.533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5cm" svg:x2="11.607cm" svg:y2="18.444cm">
          <text:p/>
        </draw:line>
        <draw:line draw:style-name="gr14" draw:text-style-name="P1" draw:layer="layout" svg:x1="11.675cm" svg:y1="19.605cm" svg:x2="10.927cm" svg:y2="21.42cm">
          <text:p/>
        </draw:line>
        <draw:line draw:style-name="gr14" draw:text-style-name="P1" draw:layer="layout" svg:x1="11.675cm" svg:y1="19.605cm" svg:x2="12.627cm" svg:y2="21.42cm">
          <text:p/>
        </draw:line>
        <draw:line draw:style-name="gr14" draw:text-style-name="P1" draw:layer="layout" svg:x1="10.859cm" svg:y1="22.437cm" svg:x2="10.247cm" svg:y2="22.873cm">
          <text:p/>
        </draw:line>
        <draw:line draw:style-name="gr14" draw:text-style-name="P1" draw:layer="layout" svg:x1="12.831cm" svg:y1="22.364cm" svg:x2="12.151cm" svg:y2="22.872cm">
          <text:p/>
        </draw:line>
        <draw:line draw:style-name="gr14" draw:text-style-name="P1" draw:layer="layout" svg:x1="10.859cm" svg:y1="22.437cm" svg:x2="11.539cm" svg:y2="22.8cm">
          <text:p/>
        </draw:line>
        <draw:line draw:style-name="gr14" draw:text-style-name="P1" draw:layer="layout" svg:x1="12.831cm" svg:y1="22.364cm" svg:x2="13.511cm" svg:y2="22.872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15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613cm" svg:x2="8.934cm" svg:y2="18.477cm" svg:d="M10068 17613l-1134 864" svg:viewBox="0 0 1135 865">
          <text:p/>
        </draw:connector>
        <draw:line draw:style-name="gr14" draw:text-style-name="P1" draw:layer="layout" svg:x1="8.887cm" svg:y1="19.534cm" svg:x2="8.275cm" svg:y2="19.97cm">
          <text:p/>
        </draw:line>
        <draw:line draw:style-name="gr14" draw:text-style-name="P1" draw:layer="layout" svg:x1="9.499cm" svg:y1="19.97cm" svg:x2="8.887cm" svg:y2="19.534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6cm" svg:x2="11.607cm" svg:y2="18.445cm">
          <text:p/>
        </draw:line>
        <draw:line draw:style-name="gr14" draw:text-style-name="P1" draw:layer="layout" svg:x1="11.676cm" svg:y1="19.606cm" svg:x2="10.928cm" svg:y2="21.421cm">
          <text:p/>
        </draw:line>
        <draw:line draw:style-name="gr14" draw:text-style-name="P1" draw:layer="layout" svg:x1="11.676cm" svg:y1="19.606cm" svg:x2="12.628cm" svg:y2="21.421cm">
          <text:p/>
        </draw:line>
        <draw:line draw:style-name="gr14" draw:text-style-name="P1" draw:layer="layout" svg:x1="10.859cm" svg:y1="22.438cm" svg:x2="10.247cm" svg:y2="22.874cm">
          <text:p/>
        </draw:line>
        <draw:line draw:style-name="gr14" draw:text-style-name="P1" draw:layer="layout" svg:x1="12.832cm" svg:y1="22.365cm" svg:x2="12.152cm" svg:y2="22.873cm">
          <text:p/>
        </draw:line>
        <draw:line draw:style-name="gr14" draw:text-style-name="P1" draw:layer="layout" svg:x1="10.86cm" svg:y1="22.438cm" svg:x2="11.54cm" svg:y2="22.801cm">
          <text:p/>
        </draw:line>
        <draw:line draw:style-name="gr14" draw:text-style-name="P1" draw:layer="layout" svg:x1="12.832cm" svg:y1="22.365cm" svg:x2="13.512cm" svg:y2="22.873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15cm" svg:y="18.7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611cm" svg:x2="8.949cm" svg:y2="18.475cm" svg:d="M10083 17611l-1134 864" svg:viewBox="0 0 1135 865">
          <text:p/>
        </draw:connector>
        <draw:line draw:style-name="gr14" draw:text-style-name="P1" draw:layer="layout" svg:x1="8.902cm" svg:y1="19.532cm" svg:x2="8.29cm" svg:y2="19.968cm">
          <text:p/>
        </draw:line>
        <draw:line draw:style-name="gr14" draw:text-style-name="P1" draw:layer="layout" svg:x1="9.514cm" svg:y1="19.968cm" svg:x2="8.902cm" svg:y2="19.532cm">
          <text:p/>
        </draw:line>
        <draw:custom-shape draw:style-name="gr20" draw:text-style-name="P3" draw:layer="layout" svg:width="0.34cm" svg:height="0.363cm" svg:x="9.446cm" svg:y="20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45cm" svg:x2="11.622cm" svg:y2="18.444cm">
          <text:p/>
        </draw:line>
        <draw:line draw:style-name="gr14" draw:text-style-name="P1" draw:layer="layout" svg:x1="11.69cm" svg:y1="19.605cm" svg:x2="10.942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4cm" svg:y1="22.436cm" svg:x2="10.262cm" svg:y2="22.872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4cm" svg:y1="22.436cm" svg:x2="11.554cm" svg:y2="22.799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8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3cm" svg:y="18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8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612cm" svg:x2="8.95cm" svg:y2="18.476cm" svg:d="M10084 17612l-1134 864" svg:viewBox="0 0 1135 865">
          <text:p/>
        </draw:connector>
        <draw:line draw:style-name="gr14" draw:text-style-name="P1" draw:layer="layout" svg:x1="8.903cm" svg:y1="19.533cm" svg:x2="8.291cm" svg:y2="19.969cm">
          <text:p/>
        </draw:line>
        <draw:line draw:style-name="gr14" draw:text-style-name="P1" draw:layer="layout" svg:x1="9.515cm" svg:y1="19.969cm" svg:x2="8.903cm" svg:y2="19.533cm">
          <text:p/>
        </draw:line>
        <draw:custom-shape draw:style-name="gr20" draw:text-style-name="P3" draw:layer="layout" svg:width="0.34cm" svg:height="0.363cm" svg:x="9.447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45cm" svg:x2="11.623cm" svg:y2="18.444cm">
          <text:p/>
        </draw:line>
        <draw:line draw:style-name="gr14" draw:text-style-name="P1" draw:layer="layout" svg:x1="11.691cm" svg:y1="19.605cm" svg:x2="10.943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5cm" svg:y1="22.437cm" svg:x2="10.263cm" svg:y2="22.873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5cm" svg:y1="22.437cm" svg:x2="11.555cm" svg:y2="22.8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31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612cm" svg:x2="8.934cm" svg:y2="18.476cm" svg:d="M10067 17612l-1133 864" svg:viewBox="0 0 1134 865">
          <text:p/>
        </draw:connector>
        <draw:line draw:style-name="gr14" draw:text-style-name="P1" draw:layer="layout" svg:x1="8.887cm" svg:y1="19.533cm" svg:x2="8.275cm" svg:y2="19.969cm">
          <text:p/>
        </draw:line>
        <draw:line draw:style-name="gr14" draw:text-style-name="P1" draw:layer="layout" svg:x1="9.499cm" svg:y1="19.969cm" svg:x2="8.887cm" svg:y2="19.533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5cm" svg:x2="11.607cm" svg:y2="18.444cm">
          <text:p/>
        </draw:line>
        <draw:line draw:style-name="gr14" draw:text-style-name="P1" draw:layer="layout" svg:x1="11.675cm" svg:y1="19.605cm" svg:x2="10.927cm" svg:y2="21.42cm">
          <text:p/>
        </draw:line>
        <draw:line draw:style-name="gr14" draw:text-style-name="P1" draw:layer="layout" svg:x1="11.675cm" svg:y1="19.605cm" svg:x2="12.627cm" svg:y2="21.42cm">
          <text:p/>
        </draw:line>
        <draw:line draw:style-name="gr14" draw:text-style-name="P1" draw:layer="layout" svg:x1="10.859cm" svg:y1="22.437cm" svg:x2="10.247cm" svg:y2="22.873cm">
          <text:p/>
        </draw:line>
        <draw:line draw:style-name="gr14" draw:text-style-name="P1" draw:layer="layout" svg:x1="12.831cm" svg:y1="22.364cm" svg:x2="12.151cm" svg:y2="22.872cm">
          <text:p/>
        </draw:line>
        <draw:line draw:style-name="gr14" draw:text-style-name="P1" draw:layer="layout" svg:x1="10.859cm" svg:y1="22.437cm" svg:x2="11.539cm" svg:y2="22.8cm">
          <text:p/>
        </draw:line>
        <draw:line draw:style-name="gr14" draw:text-style-name="P1" draw:layer="layout" svg:x1="12.831cm" svg:y1="22.364cm" svg:x2="13.511cm" svg:y2="22.872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15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613cm" svg:x2="8.934cm" svg:y2="18.477cm" svg:d="M10068 17613l-1134 864" svg:viewBox="0 0 1135 865">
          <text:p/>
        </draw:connector>
        <draw:line draw:style-name="gr14" draw:text-style-name="P1" draw:layer="layout" svg:x1="8.887cm" svg:y1="19.534cm" svg:x2="8.275cm" svg:y2="19.97cm">
          <text:p/>
        </draw:line>
        <draw:line draw:style-name="gr14" draw:text-style-name="P1" draw:layer="layout" svg:x1="9.499cm" svg:y1="19.97cm" svg:x2="8.887cm" svg:y2="19.534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6cm" svg:x2="11.607cm" svg:y2="18.445cm">
          <text:p/>
        </draw:line>
        <draw:line draw:style-name="gr14" draw:text-style-name="P1" draw:layer="layout" svg:x1="11.676cm" svg:y1="19.606cm" svg:x2="10.928cm" svg:y2="21.421cm">
          <text:p/>
        </draw:line>
        <draw:line draw:style-name="gr14" draw:text-style-name="P1" draw:layer="layout" svg:x1="11.676cm" svg:y1="19.606cm" svg:x2="12.628cm" svg:y2="21.421cm">
          <text:p/>
        </draw:line>
        <draw:line draw:style-name="gr14" draw:text-style-name="P1" draw:layer="layout" svg:x1="10.859cm" svg:y1="22.438cm" svg:x2="10.247cm" svg:y2="22.874cm">
          <text:p/>
        </draw:line>
        <draw:line draw:style-name="gr14" draw:text-style-name="P1" draw:layer="layout" svg:x1="12.832cm" svg:y1="22.365cm" svg:x2="12.152cm" svg:y2="22.873cm">
          <text:p/>
        </draw:line>
        <draw:line draw:style-name="gr14" draw:text-style-name="P1" draw:layer="layout" svg:x1="10.86cm" svg:y1="22.438cm" svg:x2="11.54cm" svg:y2="22.801cm">
          <text:p/>
        </draw:line>
        <draw:line draw:style-name="gr14" draw:text-style-name="P1" draw:layer="layout" svg:x1="12.832cm" svg:y1="22.365cm" svg:x2="13.512cm" svg:y2="22.873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15cm" svg:y="18.7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612cm" svg:x2="8.95cm" svg:y2="18.476cm" svg:d="M10084 17612l-1134 864" svg:viewBox="0 0 1135 865">
          <text:p/>
        </draw:connector>
        <draw:line draw:style-name="gr14" draw:text-style-name="P1" draw:layer="layout" svg:x1="8.903cm" svg:y1="19.533cm" svg:x2="8.291cm" svg:y2="19.969cm">
          <text:p/>
        </draw:line>
        <draw:line draw:style-name="gr14" draw:text-style-name="P1" draw:layer="layout" svg:x1="9.515cm" svg:y1="19.969cm" svg:x2="8.903cm" svg:y2="19.533cm">
          <text:p/>
        </draw:line>
        <draw:custom-shape draw:style-name="gr20" draw:text-style-name="P3" draw:layer="layout" svg:width="0.34cm" svg:height="0.363cm" svg:x="9.447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45cm" svg:x2="11.623cm" svg:y2="18.444cm">
          <text:p/>
        </draw:line>
        <draw:line draw:style-name="gr14" draw:text-style-name="P1" draw:layer="layout" svg:x1="11.691cm" svg:y1="19.605cm" svg:x2="10.943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5cm" svg:y1="22.437cm" svg:x2="10.263cm" svg:y2="22.873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5cm" svg:y1="22.437cm" svg:x2="11.555cm" svg:y2="22.8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31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613cm" svg:x2="8.951cm" svg:y2="18.477cm" svg:d="M10084 17613l-1133 864" svg:viewBox="0 0 1134 865">
          <text:p/>
        </draw:connector>
        <draw:line draw:style-name="gr14" draw:text-style-name="P1" draw:layer="layout" svg:x1="8.904cm" svg:y1="19.534cm" svg:x2="8.292cm" svg:y2="19.97cm">
          <text:p/>
        </draw:line>
        <draw:line draw:style-name="gr14" draw:text-style-name="P1" draw:layer="layout" svg:x1="9.516cm" svg:y1="19.97cm" svg:x2="8.904cm" svg:y2="19.534cm">
          <text:p/>
        </draw:line>
        <draw:custom-shape draw:style-name="gr7" draw:text-style-name="P4" draw:layer="layout" svg:width="0.357cm" svg:height="0.368cm" svg:x="8.1cm" svg:y="20.3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9.448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6cm" svg:y1="17.646cm" svg:x2="11.624cm" svg:y2="18.445cm">
          <text:p/>
        </draw:line>
        <draw:line draw:style-name="gr14" draw:text-style-name="P1" draw:layer="layout" svg:x1="11.692cm" svg:y1="19.606cm" svg:x2="10.944cm" svg:y2="21.421cm">
          <text:p/>
        </draw:line>
        <draw:line draw:style-name="gr14" draw:text-style-name="P1" draw:layer="layout" svg:x1="11.692cm" svg:y1="19.606cm" svg:x2="12.644cm" svg:y2="21.421cm">
          <text:p/>
        </draw:line>
        <draw:line draw:style-name="gr14" draw:text-style-name="P1" draw:layer="layout" svg:x1="10.876cm" svg:y1="22.438cm" svg:x2="10.264cm" svg:y2="22.874cm">
          <text:p/>
        </draw:line>
        <draw:line draw:style-name="gr14" draw:text-style-name="P1" draw:layer="layout" svg:x1="12.848cm" svg:y1="22.365cm" svg:x2="12.168cm" svg:y2="22.873cm">
          <text:p/>
        </draw:line>
        <draw:line draw:style-name="gr14" draw:text-style-name="P1" draw:layer="layout" svg:x1="10.876cm" svg:y1="22.438cm" svg:x2="11.556cm" svg:y2="22.801cm">
          <text:p/>
        </draw:line>
        <draw:line draw:style-name="gr14" draw:text-style-name="P1" draw:layer="layout" svg:x1="12.848cm" svg:y1="22.365cm" svg:x2="13.528cm" svg:y2="22.873cm">
          <text:p/>
        </draw:line>
        <draw:custom-shape draw:style-name="gr20" draw:text-style-name="P3" draw:layer="layout" svg:width="0.34cm" svg:height="0.363cm" svg:x="10.06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8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6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1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2cm" svg:y="16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32cm" svg:y="18.7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2cm" svg:y="18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2cm" svg:y="16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4cm" svg:y="21.6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4cm" svg:y="21.6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508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613cm" svg:x2="8.934cm" svg:y2="18.477cm" svg:d="M10068 17613l-1134 864" svg:viewBox="0 0 1135 865">
          <text:p/>
        </draw:connector>
        <draw:line draw:style-name="gr14" draw:text-style-name="P1" draw:layer="layout" svg:x1="8.887cm" svg:y1="19.534cm" svg:x2="8.275cm" svg:y2="19.97cm">
          <text:p/>
        </draw:line>
        <draw:line draw:style-name="gr14" draw:text-style-name="P1" draw:layer="layout" svg:x1="9.499cm" svg:y1="19.97cm" svg:x2="8.887cm" svg:y2="19.534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6cm" svg:x2="11.607cm" svg:y2="18.445cm">
          <text:p/>
        </draw:line>
        <draw:line draw:style-name="gr14" draw:text-style-name="P1" draw:layer="layout" svg:x1="11.676cm" svg:y1="19.606cm" svg:x2="10.928cm" svg:y2="21.421cm">
          <text:p/>
        </draw:line>
        <draw:line draw:style-name="gr14" draw:text-style-name="P1" draw:layer="layout" svg:x1="11.676cm" svg:y1="19.606cm" svg:x2="12.628cm" svg:y2="21.421cm">
          <text:p/>
        </draw:line>
        <draw:line draw:style-name="gr14" draw:text-style-name="P1" draw:layer="layout" svg:x1="10.859cm" svg:y1="22.438cm" svg:x2="10.247cm" svg:y2="22.874cm">
          <text:p/>
        </draw:line>
        <draw:line draw:style-name="gr14" draw:text-style-name="P1" draw:layer="layout" svg:x1="12.832cm" svg:y1="22.365cm" svg:x2="12.152cm" svg:y2="22.873cm">
          <text:p/>
        </draw:line>
        <draw:line draw:style-name="gr14" draw:text-style-name="P1" draw:layer="layout" svg:x1="10.86cm" svg:y1="22.438cm" svg:x2="11.54cm" svg:y2="22.801cm">
          <text:p/>
        </draw:line>
        <draw:line draw:style-name="gr14" draw:text-style-name="P1" draw:layer="layout" svg:x1="12.832cm" svg:y1="22.365cm" svg:x2="13.512cm" svg:y2="22.873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15cm" svg:y="18.7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9cm" svg:y1="17.613cm" svg:x2="8.935cm" svg:y2="18.477cm" svg:d="M10069 17613l-1134 864" svg:viewBox="0 0 1135 865">
          <text:p/>
        </draw:connector>
        <draw:line draw:style-name="gr14" draw:text-style-name="P1" draw:layer="layout" svg:x1="8.888cm" svg:y1="19.534cm" svg:x2="8.276cm" svg:y2="19.97cm">
          <text:p/>
        </draw:line>
        <draw:line draw:style-name="gr14" draw:text-style-name="P1" draw:layer="layout" svg:x1="9.5cm" svg:y1="19.97cm" svg:x2="8.888cm" svg:y2="19.534cm">
          <text:p/>
        </draw:line>
        <draw:custom-shape draw:style-name="gr20" draw:text-style-name="P3" draw:layer="layout" svg:width="0.34cm" svg:height="0.363cm" svg:x="9.432cm" svg:y="2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4cm" svg:y1="17.647cm" svg:x2="11.608cm" svg:y2="18.446cm">
          <text:p/>
        </draw:line>
        <draw:line draw:style-name="gr14" draw:text-style-name="P1" draw:layer="layout" svg:x1="11.676cm" svg:y1="19.607cm" svg:x2="10.928cm" svg:y2="21.422cm">
          <text:p/>
        </draw:line>
        <draw:line draw:style-name="gr14" draw:text-style-name="P1" draw:layer="layout" svg:x1="11.676cm" svg:y1="19.607cm" svg:x2="12.628cm" svg:y2="21.422cm">
          <text:p/>
        </draw:line>
        <draw:line draw:style-name="gr14" draw:text-style-name="P1" draw:layer="layout" svg:x1="10.86cm" svg:y1="22.438cm" svg:x2="10.248cm" svg:y2="22.874cm">
          <text:p/>
        </draw:line>
        <draw:line draw:style-name="gr14" draw:text-style-name="P1" draw:layer="layout" svg:x1="12.832cm" svg:y1="22.366cm" svg:x2="12.152cm" svg:y2="22.874cm">
          <text:p/>
        </draw:line>
        <draw:line draw:style-name="gr14" draw:text-style-name="P1" draw:layer="layout" svg:x1="10.86cm" svg:y1="22.438cm" svg:x2="11.54cm" svg:y2="22.801cm">
          <text:p/>
        </draw:line>
        <draw:line draw:style-name="gr14" draw:text-style-name="P1" draw:layer="layout" svg:x1="12.832cm" svg:y1="22.366cm" svg:x2="13.512cm" svg:y2="22.874cm">
          <text:p/>
        </draw:line>
        <draw:custom-shape draw:style-name="gr20" draw:text-style-name="P3" draw:layer="layout" svg:width="0.34cm" svg:height="0.363cm" svg:x="10.044cm" svg:y="23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04cm" svg:y="16.7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16cm" svg:y="18.7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04cm" svg:y="18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04cm" svg:y="16.7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8cm" svg:y="21.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8cm" svg:y="21.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67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2cm" svg:y1="17.61cm" svg:x2="8.949cm" svg:y2="18.474cm" svg:d="M10082 17610l-1133 864" svg:viewBox="0 0 1134 865">
          <text:p/>
        </draw:connector>
        <draw:line draw:style-name="gr14" draw:text-style-name="P1" draw:layer="layout" svg:x1="8.902cm" svg:y1="19.531cm" svg:x2="8.29cm" svg:y2="19.967cm">
          <text:p/>
        </draw:line>
        <draw:line draw:style-name="gr14" draw:text-style-name="P1" draw:layer="layout" svg:x1="9.514cm" svg:y1="19.967cm" svg:x2="8.902cm" svg:y2="19.531cm">
          <text:p/>
        </draw:line>
        <draw:custom-shape draw:style-name="gr20" draw:text-style-name="P3" draw:layer="layout" svg:width="0.34cm" svg:height="0.363cm" svg:x="9.446cm" svg:y="20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44cm" svg:x2="11.622cm" svg:y2="18.443cm">
          <text:p/>
        </draw:line>
        <draw:line draw:style-name="gr14" draw:text-style-name="P1" draw:layer="layout" svg:x1="11.69cm" svg:y1="19.604cm" svg:x2="10.942cm" svg:y2="21.419cm">
          <text:p/>
        </draw:line>
        <draw:line draw:style-name="gr14" draw:text-style-name="P1" draw:layer="layout" svg:x1="11.69cm" svg:y1="19.604cm" svg:x2="12.642cm" svg:y2="21.419cm">
          <text:p/>
        </draw:line>
        <draw:line draw:style-name="gr14" draw:text-style-name="P1" draw:layer="layout" svg:x1="10.874cm" svg:y1="22.435cm" svg:x2="10.262cm" svg:y2="22.871cm">
          <text:p/>
        </draw:line>
        <draw:line draw:style-name="gr14" draw:text-style-name="P1" draw:layer="layout" svg:x1="12.846cm" svg:y1="22.363cm" svg:x2="12.166cm" svg:y2="22.871cm">
          <text:p/>
        </draw:line>
        <draw:line draw:style-name="gr14" draw:text-style-name="P1" draw:layer="layout" svg:x1="10.874cm" svg:y1="22.435cm" svg:x2="11.554cm" svg:y2="22.798cm">
          <text:p/>
        </draw:line>
        <draw:line draw:style-name="gr14" draw:text-style-name="P1" draw:layer="layout" svg:x1="12.846cm" svg:y1="22.363cm" svg:x2="13.526cm" svg:y2="22.871cm">
          <text:p/>
        </draw:line>
        <draw:custom-shape draw:style-name="gr20" draw:text-style-name="P3" draw:layer="layout" svg:width="0.34cm" svg:height="0.363cm" svg:x="10.058cm" svg:y="2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6cm" svg:y="23.2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8cm" svg:y="2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8cm" svg:y="23.2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18cm" svg:y="16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3cm" svg:y="18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8cm" svg:y="18.8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18cm" svg:y="16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506cm" svg:y="21.564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611cm" svg:x2="8.949cm" svg:y2="18.475cm" svg:d="M10083 17611l-1134 864" svg:viewBox="0 0 1135 865">
          <text:p/>
        </draw:connector>
        <draw:line draw:style-name="gr14" draw:text-style-name="P1" draw:layer="layout" svg:x1="8.902cm" svg:y1="19.532cm" svg:x2="8.29cm" svg:y2="19.968cm">
          <text:p/>
        </draw:line>
        <draw:line draw:style-name="gr14" draw:text-style-name="P1" draw:layer="layout" svg:x1="9.514cm" svg:y1="19.968cm" svg:x2="8.902cm" svg:y2="19.532cm">
          <text:p/>
        </draw:line>
        <draw:custom-shape draw:style-name="gr20" draw:text-style-name="P3" draw:layer="layout" svg:width="0.34cm" svg:height="0.363cm" svg:x="9.446cm" svg:y="20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45cm" svg:x2="11.622cm" svg:y2="18.444cm">
          <text:p/>
        </draw:line>
        <draw:line draw:style-name="gr14" draw:text-style-name="P1" draw:layer="layout" svg:x1="11.69cm" svg:y1="19.605cm" svg:x2="10.942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4cm" svg:y1="22.436cm" svg:x2="10.262cm" svg:y2="22.872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4cm" svg:y1="22.436cm" svg:x2="11.554cm" svg:y2="22.799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8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3cm" svg:y="18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8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611cm" svg:x2="8.933cm" svg:y2="18.475cm" svg:d="M10067 17611l-1134 864" svg:viewBox="0 0 1135 865">
          <text:p/>
        </draw:connector>
        <draw:line draw:style-name="gr14" draw:text-style-name="P1" draw:layer="layout" svg:x1="8.886cm" svg:y1="19.532cm" svg:x2="8.274cm" svg:y2="19.968cm">
          <text:p/>
        </draw:line>
        <draw:line draw:style-name="gr14" draw:text-style-name="P1" draw:layer="layout" svg:x1="9.498cm" svg:y1="19.968cm" svg:x2="8.886cm" svg:y2="19.532cm">
          <text:p/>
        </draw:line>
        <draw:custom-shape draw:style-name="gr20" draw:text-style-name="P3" draw:layer="layout" svg:width="0.34cm" svg:height="0.363cm" svg:x="9.43cm" svg:y="20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2cm" svg:y1="17.645cm" svg:x2="11.606cm" svg:y2="18.444cm">
          <text:p/>
        </draw:line>
        <draw:line draw:style-name="gr14" draw:text-style-name="P1" draw:layer="layout" svg:x1="11.674cm" svg:y1="19.605cm" svg:x2="10.926cm" svg:y2="21.42cm">
          <text:p/>
        </draw:line>
        <draw:line draw:style-name="gr14" draw:text-style-name="P1" draw:layer="layout" svg:x1="11.674cm" svg:y1="19.605cm" svg:x2="12.626cm" svg:y2="21.42cm">
          <text:p/>
        </draw:line>
        <draw:line draw:style-name="gr14" draw:text-style-name="P1" draw:layer="layout" svg:x1="10.858cm" svg:y1="22.436cm" svg:x2="10.246cm" svg:y2="22.872cm">
          <text:p/>
        </draw:line>
        <draw:line draw:style-name="gr14" draw:text-style-name="P1" draw:layer="layout" svg:x1="12.83cm" svg:y1="22.364cm" svg:x2="12.15cm" svg:y2="22.872cm">
          <text:p/>
        </draw:line>
        <draw:line draw:style-name="gr14" draw:text-style-name="P1" draw:layer="layout" svg:x1="10.858cm" svg:y1="22.436cm" svg:x2="11.538cm" svg:y2="22.799cm">
          <text:p/>
        </draw:line>
        <draw:line draw:style-name="gr14" draw:text-style-name="P1" draw:layer="layout" svg:x1="12.83cm" svg:y1="22.364cm" svg:x2="13.51cm" svg:y2="22.872cm">
          <text:p/>
        </draw:line>
        <draw:custom-shape draw:style-name="gr20" draw:text-style-name="P3" draw:layer="layout" svg:width="0.34cm" svg:height="0.363cm" svg:x="10.042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2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2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02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14cm" svg:y="18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02cm" svg:y="18.8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02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6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6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cm" svg:y="21.5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612cm" svg:x2="8.934cm" svg:y2="18.476cm" svg:d="M10067 17612l-1133 864" svg:viewBox="0 0 1134 865">
          <text:p/>
        </draw:connector>
        <draw:line draw:style-name="gr14" draw:text-style-name="P1" draw:layer="layout" svg:x1="8.887cm" svg:y1="19.533cm" svg:x2="8.275cm" svg:y2="19.969cm">
          <text:p/>
        </draw:line>
        <draw:line draw:style-name="gr14" draw:text-style-name="P1" draw:layer="layout" svg:x1="9.499cm" svg:y1="19.969cm" svg:x2="8.887cm" svg:y2="19.533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5cm" svg:x2="11.607cm" svg:y2="18.444cm">
          <text:p/>
        </draw:line>
        <draw:line draw:style-name="gr14" draw:text-style-name="P1" draw:layer="layout" svg:x1="11.675cm" svg:y1="19.605cm" svg:x2="10.927cm" svg:y2="21.42cm">
          <text:p/>
        </draw:line>
        <draw:line draw:style-name="gr14" draw:text-style-name="P1" draw:layer="layout" svg:x1="11.675cm" svg:y1="19.605cm" svg:x2="12.627cm" svg:y2="21.42cm">
          <text:p/>
        </draw:line>
        <draw:line draw:style-name="gr14" draw:text-style-name="P1" draw:layer="layout" svg:x1="10.859cm" svg:y1="22.437cm" svg:x2="10.247cm" svg:y2="22.873cm">
          <text:p/>
        </draw:line>
        <draw:line draw:style-name="gr14" draw:text-style-name="P1" draw:layer="layout" svg:x1="12.831cm" svg:y1="22.364cm" svg:x2="12.151cm" svg:y2="22.872cm">
          <text:p/>
        </draw:line>
        <draw:line draw:style-name="gr14" draw:text-style-name="P1" draw:layer="layout" svg:x1="10.859cm" svg:y1="22.437cm" svg:x2="11.539cm" svg:y2="22.8cm">
          <text:p/>
        </draw:line>
        <draw:line draw:style-name="gr14" draw:text-style-name="P1" draw:layer="layout" svg:x1="12.831cm" svg:y1="22.364cm" svg:x2="13.511cm" svg:y2="22.872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15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611cm" svg:x2="8.949cm" svg:y2="18.475cm" svg:d="M10083 17611l-1134 864" svg:viewBox="0 0 1135 865">
          <text:p/>
        </draw:connector>
        <draw:line draw:style-name="gr14" draw:text-style-name="P1" draw:layer="layout" svg:x1="8.902cm" svg:y1="19.532cm" svg:x2="8.29cm" svg:y2="19.968cm">
          <text:p/>
        </draw:line>
        <draw:line draw:style-name="gr14" draw:text-style-name="P1" draw:layer="layout" svg:x1="9.514cm" svg:y1="19.968cm" svg:x2="8.902cm" svg:y2="19.532cm">
          <text:p/>
        </draw:line>
        <draw:custom-shape draw:style-name="gr20" draw:text-style-name="P3" draw:layer="layout" svg:width="0.34cm" svg:height="0.363cm" svg:x="9.446cm" svg:y="20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45cm" svg:x2="11.622cm" svg:y2="18.444cm">
          <text:p/>
        </draw:line>
        <draw:line draw:style-name="gr14" draw:text-style-name="P1" draw:layer="layout" svg:x1="11.69cm" svg:y1="19.605cm" svg:x2="10.942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4cm" svg:y1="22.436cm" svg:x2="10.262cm" svg:y2="22.872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4cm" svg:y1="22.436cm" svg:x2="11.554cm" svg:y2="22.799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8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3cm" svg:y="18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8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612cm" svg:x2="8.95cm" svg:y2="18.476cm" svg:d="M10084 17612l-1134 864" svg:viewBox="0 0 1135 865">
          <text:p/>
        </draw:connector>
        <draw:line draw:style-name="gr14" draw:text-style-name="P1" draw:layer="layout" svg:x1="8.903cm" svg:y1="19.533cm" svg:x2="8.291cm" svg:y2="19.969cm">
          <text:p/>
        </draw:line>
        <draw:line draw:style-name="gr14" draw:text-style-name="P1" draw:layer="layout" svg:x1="9.515cm" svg:y1="19.969cm" svg:x2="8.903cm" svg:y2="19.533cm">
          <text:p/>
        </draw:line>
        <draw:custom-shape draw:style-name="gr20" draw:text-style-name="P3" draw:layer="layout" svg:width="0.34cm" svg:height="0.363cm" svg:x="9.447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45cm" svg:x2="11.623cm" svg:y2="18.444cm">
          <text:p/>
        </draw:line>
        <draw:line draw:style-name="gr14" draw:text-style-name="P1" draw:layer="layout" svg:x1="11.691cm" svg:y1="19.605cm" svg:x2="10.943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5cm" svg:y1="22.437cm" svg:x2="10.263cm" svg:y2="22.873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5cm" svg:y1="22.437cm" svg:x2="11.555cm" svg:y2="22.8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31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612cm" svg:x2="8.934cm" svg:y2="18.476cm" svg:d="M10067 17612l-1133 864" svg:viewBox="0 0 1134 865">
          <text:p/>
        </draw:connector>
        <draw:line draw:style-name="gr14" draw:text-style-name="P1" draw:layer="layout" svg:x1="8.887cm" svg:y1="19.533cm" svg:x2="8.275cm" svg:y2="19.969cm">
          <text:p/>
        </draw:line>
        <draw:line draw:style-name="gr14" draw:text-style-name="P1" draw:layer="layout" svg:x1="9.499cm" svg:y1="19.969cm" svg:x2="8.887cm" svg:y2="19.533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5cm" svg:x2="11.607cm" svg:y2="18.444cm">
          <text:p/>
        </draw:line>
        <draw:line draw:style-name="gr14" draw:text-style-name="P1" draw:layer="layout" svg:x1="11.675cm" svg:y1="19.605cm" svg:x2="10.927cm" svg:y2="21.42cm">
          <text:p/>
        </draw:line>
        <draw:line draw:style-name="gr14" draw:text-style-name="P1" draw:layer="layout" svg:x1="11.675cm" svg:y1="19.605cm" svg:x2="12.627cm" svg:y2="21.42cm">
          <text:p/>
        </draw:line>
        <draw:line draw:style-name="gr14" draw:text-style-name="P1" draw:layer="layout" svg:x1="10.859cm" svg:y1="22.437cm" svg:x2="10.247cm" svg:y2="22.873cm">
          <text:p/>
        </draw:line>
        <draw:line draw:style-name="gr14" draw:text-style-name="P1" draw:layer="layout" svg:x1="12.831cm" svg:y1="22.364cm" svg:x2="12.151cm" svg:y2="22.872cm">
          <text:p/>
        </draw:line>
        <draw:line draw:style-name="gr14" draw:text-style-name="P1" draw:layer="layout" svg:x1="10.859cm" svg:y1="22.437cm" svg:x2="11.539cm" svg:y2="22.8cm">
          <text:p/>
        </draw:line>
        <draw:line draw:style-name="gr14" draw:text-style-name="P1" draw:layer="layout" svg:x1="12.831cm" svg:y1="22.364cm" svg:x2="13.511cm" svg:y2="22.872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15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613cm" svg:x2="8.934cm" svg:y2="18.477cm" svg:d="M10068 17613l-1134 864" svg:viewBox="0 0 1135 865">
          <text:p/>
        </draw:connector>
        <draw:line draw:style-name="gr14" draw:text-style-name="P1" draw:layer="layout" svg:x1="8.887cm" svg:y1="19.534cm" svg:x2="8.275cm" svg:y2="19.97cm">
          <text:p/>
        </draw:line>
        <draw:line draw:style-name="gr14" draw:text-style-name="P1" draw:layer="layout" svg:x1="9.499cm" svg:y1="19.97cm" svg:x2="8.887cm" svg:y2="19.534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6cm" svg:x2="11.607cm" svg:y2="18.445cm">
          <text:p/>
        </draw:line>
        <draw:line draw:style-name="gr14" draw:text-style-name="P1" draw:layer="layout" svg:x1="11.676cm" svg:y1="19.606cm" svg:x2="10.928cm" svg:y2="21.421cm">
          <text:p/>
        </draw:line>
        <draw:line draw:style-name="gr14" draw:text-style-name="P1" draw:layer="layout" svg:x1="11.676cm" svg:y1="19.606cm" svg:x2="12.628cm" svg:y2="21.421cm">
          <text:p/>
        </draw:line>
        <draw:line draw:style-name="gr14" draw:text-style-name="P1" draw:layer="layout" svg:x1="10.859cm" svg:y1="22.438cm" svg:x2="10.247cm" svg:y2="22.874cm">
          <text:p/>
        </draw:line>
        <draw:line draw:style-name="gr14" draw:text-style-name="P1" draw:layer="layout" svg:x1="12.832cm" svg:y1="22.365cm" svg:x2="12.152cm" svg:y2="22.873cm">
          <text:p/>
        </draw:line>
        <draw:line draw:style-name="gr14" draw:text-style-name="P1" draw:layer="layout" svg:x1="10.86cm" svg:y1="22.438cm" svg:x2="11.54cm" svg:y2="22.801cm">
          <text:p/>
        </draw:line>
        <draw:line draw:style-name="gr14" draw:text-style-name="P1" draw:layer="layout" svg:x1="12.832cm" svg:y1="22.365cm" svg:x2="13.512cm" svg:y2="22.873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15cm" svg:y="18.7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611cm" svg:x2="8.949cm" svg:y2="18.475cm" svg:d="M10083 17611l-1134 864" svg:viewBox="0 0 1135 865">
          <text:p/>
        </draw:connector>
        <draw:line draw:style-name="gr14" draw:text-style-name="P1" draw:layer="layout" svg:x1="8.902cm" svg:y1="19.532cm" svg:x2="8.29cm" svg:y2="19.968cm">
          <text:p/>
        </draw:line>
        <draw:line draw:style-name="gr14" draw:text-style-name="P1" draw:layer="layout" svg:x1="9.514cm" svg:y1="19.968cm" svg:x2="8.902cm" svg:y2="19.532cm">
          <text:p/>
        </draw:line>
        <draw:custom-shape draw:style-name="gr20" draw:text-style-name="P3" draw:layer="layout" svg:width="0.34cm" svg:height="0.363cm" svg:x="9.446cm" svg:y="20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45cm" svg:x2="11.622cm" svg:y2="18.444cm">
          <text:p/>
        </draw:line>
        <draw:line draw:style-name="gr14" draw:text-style-name="P1" draw:layer="layout" svg:x1="11.69cm" svg:y1="19.605cm" svg:x2="10.942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4cm" svg:y1="22.436cm" svg:x2="10.262cm" svg:y2="22.872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4cm" svg:y1="22.436cm" svg:x2="11.554cm" svg:y2="22.799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8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3cm" svg:y="18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8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18cm" svg:y="16.7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612cm" svg:x2="8.95cm" svg:y2="18.476cm" svg:d="M10084 17612l-1134 864" svg:viewBox="0 0 1135 865">
          <text:p/>
        </draw:connector>
        <draw:line draw:style-name="gr14" draw:text-style-name="P1" draw:layer="layout" svg:x1="8.903cm" svg:y1="19.533cm" svg:x2="8.291cm" svg:y2="19.969cm">
          <text:p/>
        </draw:line>
        <draw:line draw:style-name="gr14" draw:text-style-name="P1" draw:layer="layout" svg:x1="9.515cm" svg:y1="19.969cm" svg:x2="8.903cm" svg:y2="19.533cm">
          <text:p/>
        </draw:line>
        <draw:custom-shape draw:style-name="gr20" draw:text-style-name="P3" draw:layer="layout" svg:width="0.34cm" svg:height="0.363cm" svg:x="9.447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45cm" svg:x2="11.623cm" svg:y2="18.444cm">
          <text:p/>
        </draw:line>
        <draw:line draw:style-name="gr14" draw:text-style-name="P1" draw:layer="layout" svg:x1="11.691cm" svg:y1="19.605cm" svg:x2="10.943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5cm" svg:y1="22.437cm" svg:x2="10.263cm" svg:y2="22.873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5cm" svg:y1="22.437cm" svg:x2="11.555cm" svg:y2="22.8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31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612cm" svg:x2="8.934cm" svg:y2="18.476cm" svg:d="M10067 17612l-1133 864" svg:viewBox="0 0 1134 865">
          <text:p/>
        </draw:connector>
        <draw:line draw:style-name="gr14" draw:text-style-name="P1" draw:layer="layout" svg:x1="8.887cm" svg:y1="19.533cm" svg:x2="8.275cm" svg:y2="19.969cm">
          <text:p/>
        </draw:line>
        <draw:line draw:style-name="gr14" draw:text-style-name="P1" draw:layer="layout" svg:x1="9.499cm" svg:y1="19.969cm" svg:x2="8.887cm" svg:y2="19.533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5cm" svg:x2="11.607cm" svg:y2="18.444cm">
          <text:p/>
        </draw:line>
        <draw:line draw:style-name="gr14" draw:text-style-name="P1" draw:layer="layout" svg:x1="11.675cm" svg:y1="19.605cm" svg:x2="10.927cm" svg:y2="21.42cm">
          <text:p/>
        </draw:line>
        <draw:line draw:style-name="gr14" draw:text-style-name="P1" draw:layer="layout" svg:x1="11.675cm" svg:y1="19.605cm" svg:x2="12.627cm" svg:y2="21.42cm">
          <text:p/>
        </draw:line>
        <draw:line draw:style-name="gr14" draw:text-style-name="P1" draw:layer="layout" svg:x1="10.859cm" svg:y1="22.437cm" svg:x2="10.247cm" svg:y2="22.873cm">
          <text:p/>
        </draw:line>
        <draw:line draw:style-name="gr14" draw:text-style-name="P1" draw:layer="layout" svg:x1="12.831cm" svg:y1="22.364cm" svg:x2="12.151cm" svg:y2="22.872cm">
          <text:p/>
        </draw:line>
        <draw:line draw:style-name="gr14" draw:text-style-name="P1" draw:layer="layout" svg:x1="10.859cm" svg:y1="22.437cm" svg:x2="11.539cm" svg:y2="22.8cm">
          <text:p/>
        </draw:line>
        <draw:line draw:style-name="gr14" draw:text-style-name="P1" draw:layer="layout" svg:x1="12.831cm" svg:y1="22.364cm" svg:x2="13.511cm" svg:y2="22.872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15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613cm" svg:x2="8.934cm" svg:y2="18.477cm" svg:d="M10068 17613l-1134 864" svg:viewBox="0 0 1135 865">
          <text:p/>
        </draw:connector>
        <draw:line draw:style-name="gr14" draw:text-style-name="P1" draw:layer="layout" svg:x1="8.887cm" svg:y1="19.534cm" svg:x2="8.275cm" svg:y2="19.97cm">
          <text:p/>
        </draw:line>
        <draw:line draw:style-name="gr14" draw:text-style-name="P1" draw:layer="layout" svg:x1="9.499cm" svg:y1="19.97cm" svg:x2="8.887cm" svg:y2="19.534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6cm" svg:x2="11.607cm" svg:y2="18.445cm">
          <text:p/>
        </draw:line>
        <draw:line draw:style-name="gr14" draw:text-style-name="P1" draw:layer="layout" svg:x1="11.676cm" svg:y1="19.606cm" svg:x2="10.928cm" svg:y2="21.421cm">
          <text:p/>
        </draw:line>
        <draw:line draw:style-name="gr14" draw:text-style-name="P1" draw:layer="layout" svg:x1="11.676cm" svg:y1="19.606cm" svg:x2="12.628cm" svg:y2="21.421cm">
          <text:p/>
        </draw:line>
        <draw:line draw:style-name="gr14" draw:text-style-name="P1" draw:layer="layout" svg:x1="10.859cm" svg:y1="22.438cm" svg:x2="10.247cm" svg:y2="22.874cm">
          <text:p/>
        </draw:line>
        <draw:line draw:style-name="gr14" draw:text-style-name="P1" draw:layer="layout" svg:x1="12.832cm" svg:y1="22.365cm" svg:x2="12.152cm" svg:y2="22.873cm">
          <text:p/>
        </draw:line>
        <draw:line draw:style-name="gr14" draw:text-style-name="P1" draw:layer="layout" svg:x1="10.86cm" svg:y1="22.438cm" svg:x2="11.54cm" svg:y2="22.801cm">
          <text:p/>
        </draw:line>
        <draw:line draw:style-name="gr14" draw:text-style-name="P1" draw:layer="layout" svg:x1="12.832cm" svg:y1="22.365cm" svg:x2="13.512cm" svg:y2="22.873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15cm" svg:y="18.7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612cm" svg:x2="8.95cm" svg:y2="18.476cm" svg:d="M10084 17612l-1134 864" svg:viewBox="0 0 1135 865">
          <text:p/>
        </draw:connector>
        <draw:line draw:style-name="gr14" draw:text-style-name="P1" draw:layer="layout" svg:x1="8.903cm" svg:y1="19.533cm" svg:x2="8.291cm" svg:y2="19.969cm">
          <text:p/>
        </draw:line>
        <draw:line draw:style-name="gr14" draw:text-style-name="P1" draw:layer="layout" svg:x1="9.515cm" svg:y1="19.969cm" svg:x2="8.903cm" svg:y2="19.533cm">
          <text:p/>
        </draw:line>
        <draw:custom-shape draw:style-name="gr20" draw:text-style-name="P3" draw:layer="layout" svg:width="0.34cm" svg:height="0.363cm" svg:x="9.447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45cm" svg:x2="11.623cm" svg:y2="18.444cm">
          <text:p/>
        </draw:line>
        <draw:line draw:style-name="gr14" draw:text-style-name="P1" draw:layer="layout" svg:x1="11.691cm" svg:y1="19.605cm" svg:x2="10.943cm" svg:y2="21.42cm">
          <text:p/>
        </draw:line>
        <draw:line draw:style-name="gr14" draw:text-style-name="P1" draw:layer="layout" svg:x1="11.691cm" svg:y1="19.605cm" svg:x2="12.643cm" svg:y2="21.42cm">
          <text:p/>
        </draw:line>
        <draw:line draw:style-name="gr14" draw:text-style-name="P1" draw:layer="layout" svg:x1="10.875cm" svg:y1="22.437cm" svg:x2="10.263cm" svg:y2="22.873cm">
          <text:p/>
        </draw:line>
        <draw:line draw:style-name="gr14" draw:text-style-name="P1" draw:layer="layout" svg:x1="12.847cm" svg:y1="22.364cm" svg:x2="12.167cm" svg:y2="22.872cm">
          <text:p/>
        </draw:line>
        <draw:line draw:style-name="gr14" draw:text-style-name="P1" draw:layer="layout" svg:x1="10.875cm" svg:y1="22.437cm" svg:x2="11.555cm" svg:y2="22.8cm">
          <text:p/>
        </draw:line>
        <draw:line draw:style-name="gr14" draw:text-style-name="P1" draw:layer="layout" svg:x1="12.847cm" svg:y1="22.364cm" svg:x2="13.527cm" svg:y2="22.872cm">
          <text:p/>
        </draw:line>
        <draw:custom-shape draw:style-name="gr20" draw:text-style-name="P3" draw:layer="layout" svg:width="0.34cm" svg:height="0.363cm" svg:x="10.0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8.631cm" svg:y="18.7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8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19cm" svg:y="16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613cm" svg:x2="8.951cm" svg:y2="18.477cm" svg:d="M10084 17613l-1133 864" svg:viewBox="0 0 1134 865">
          <text:p/>
        </draw:connector>
        <draw:line draw:style-name="gr14" draw:text-style-name="P1" draw:layer="layout" svg:x1="8.904cm" svg:y1="19.534cm" svg:x2="8.292cm" svg:y2="19.97cm">
          <text:p/>
        </draw:line>
        <draw:line draw:style-name="gr14" draw:text-style-name="P1" draw:layer="layout" svg:x1="9.516cm" svg:y1="19.97cm" svg:x2="8.904cm" svg:y2="19.534cm">
          <text:p/>
        </draw:line>
        <draw:custom-shape draw:style-name="gr7" draw:text-style-name="P4" draw:layer="layout" svg:width="0.357cm" svg:height="0.368cm" svg:x="8.1cm" svg:y="20.3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9.448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6cm" svg:y1="17.646cm" svg:x2="11.624cm" svg:y2="18.445cm">
          <text:p/>
        </draw:line>
        <draw:line draw:style-name="gr14" draw:text-style-name="P1" draw:layer="layout" svg:x1="11.692cm" svg:y1="19.606cm" svg:x2="10.944cm" svg:y2="21.421cm">
          <text:p/>
        </draw:line>
        <draw:line draw:style-name="gr14" draw:text-style-name="P1" draw:layer="layout" svg:x1="11.692cm" svg:y1="19.606cm" svg:x2="12.644cm" svg:y2="21.421cm">
          <text:p/>
        </draw:line>
        <draw:line draw:style-name="gr14" draw:text-style-name="P1" draw:layer="layout" svg:x1="10.876cm" svg:y1="22.438cm" svg:x2="10.264cm" svg:y2="22.874cm">
          <text:p/>
        </draw:line>
        <draw:line draw:style-name="gr14" draw:text-style-name="P1" draw:layer="layout" svg:x1="12.848cm" svg:y1="22.365cm" svg:x2="12.168cm" svg:y2="22.873cm">
          <text:p/>
        </draw:line>
        <draw:line draw:style-name="gr14" draw:text-style-name="P1" draw:layer="layout" svg:x1="10.876cm" svg:y1="22.438cm" svg:x2="11.556cm" svg:y2="22.801cm">
          <text:p/>
        </draw:line>
        <draw:line draw:style-name="gr14" draw:text-style-name="P1" draw:layer="layout" svg:x1="12.848cm" svg:y1="22.365cm" svg:x2="13.528cm" svg:y2="22.873cm">
          <text:p/>
        </draw:line>
        <draw:custom-shape draw:style-name="gr20" draw:text-style-name="P3" draw:layer="layout" svg:width="0.34cm" svg:height="0.363cm" svg:x="10.06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8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6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1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2cm" svg:y="16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32cm" svg:y="18.7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2cm" svg:y="18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2cm" svg:y="16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4cm" svg:y="21.6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4cm" svg:y="21.6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508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613cm" svg:x2="8.934cm" svg:y2="18.477cm" svg:d="M10068 17613l-1134 864" svg:viewBox="0 0 1135 865">
          <text:p/>
        </draw:connector>
        <draw:line draw:style-name="gr14" draw:text-style-name="P1" draw:layer="layout" svg:x1="8.887cm" svg:y1="19.534cm" svg:x2="8.275cm" svg:y2="19.97cm">
          <text:p/>
        </draw:line>
        <draw:line draw:style-name="gr14" draw:text-style-name="P1" draw:layer="layout" svg:x1="9.499cm" svg:y1="19.97cm" svg:x2="8.887cm" svg:y2="19.534cm">
          <text:p/>
        </draw:line>
        <draw:custom-shape draw:style-name="gr20" draw:text-style-name="P3" draw:layer="layout" svg:width="0.34cm" svg:height="0.363cm" svg:x="9.431cm" svg:y="2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46cm" svg:x2="11.607cm" svg:y2="18.445cm">
          <text:p/>
        </draw:line>
        <draw:line draw:style-name="gr14" draw:text-style-name="P1" draw:layer="layout" svg:x1="11.676cm" svg:y1="19.606cm" svg:x2="10.928cm" svg:y2="21.421cm">
          <text:p/>
        </draw:line>
        <draw:line draw:style-name="gr14" draw:text-style-name="P1" draw:layer="layout" svg:x1="11.676cm" svg:y1="19.606cm" svg:x2="12.628cm" svg:y2="21.421cm">
          <text:p/>
        </draw:line>
        <draw:line draw:style-name="gr14" draw:text-style-name="P1" draw:layer="layout" svg:x1="10.859cm" svg:y1="22.438cm" svg:x2="10.247cm" svg:y2="22.874cm">
          <text:p/>
        </draw:line>
        <draw:line draw:style-name="gr14" draw:text-style-name="P1" draw:layer="layout" svg:x1="12.832cm" svg:y1="22.365cm" svg:x2="12.152cm" svg:y2="22.873cm">
          <text:p/>
        </draw:line>
        <draw:line draw:style-name="gr14" draw:text-style-name="P1" draw:layer="layout" svg:x1="10.86cm" svg:y1="22.438cm" svg:x2="11.54cm" svg:y2="22.801cm">
          <text:p/>
        </draw:line>
        <draw:line draw:style-name="gr14" draw:text-style-name="P1" draw:layer="layout" svg:x1="12.832cm" svg:y1="22.365cm" svg:x2="13.512cm" svg:y2="22.873cm">
          <text:p/>
        </draw:line>
        <draw:custom-shape draw:style-name="gr20" draw:text-style-name="P3" draw:layer="layout" svg:width="0.34cm" svg:height="0.363cm" svg:x="10.043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15cm" svg:y="18.7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8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9.703cm" svg:y="16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9cm" svg:y1="17.613cm" svg:x2="8.935cm" svg:y2="18.477cm" svg:d="M10069 17613l-1134 864" svg:viewBox="0 0 1135 865">
          <text:p/>
        </draw:connector>
        <draw:line draw:style-name="gr14" draw:text-style-name="P1" draw:layer="layout" svg:x1="8.888cm" svg:y1="19.534cm" svg:x2="8.276cm" svg:y2="19.97cm">
          <text:p/>
        </draw:line>
        <draw:line draw:style-name="gr14" draw:text-style-name="P1" draw:layer="layout" svg:x1="9.5cm" svg:y1="19.97cm" svg:x2="8.888cm" svg:y2="19.534cm">
          <text:p/>
        </draw:line>
        <draw:custom-shape draw:style-name="gr20" draw:text-style-name="P3" draw:layer="layout" svg:width="0.34cm" svg:height="0.363cm" svg:x="9.432cm" svg:y="2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4cm" svg:y1="17.647cm" svg:x2="11.608cm" svg:y2="18.446cm">
          <text:p/>
        </draw:line>
        <draw:line draw:style-name="gr14" draw:text-style-name="P1" draw:layer="layout" svg:x1="11.676cm" svg:y1="19.607cm" svg:x2="10.928cm" svg:y2="21.422cm">
          <text:p/>
        </draw:line>
        <draw:line draw:style-name="gr14" draw:text-style-name="P1" draw:layer="layout" svg:x1="11.676cm" svg:y1="19.607cm" svg:x2="12.628cm" svg:y2="21.422cm">
          <text:p/>
        </draw:line>
        <draw:line draw:style-name="gr14" draw:text-style-name="P1" draw:layer="layout" svg:x1="10.86cm" svg:y1="22.438cm" svg:x2="10.248cm" svg:y2="22.874cm">
          <text:p/>
        </draw:line>
        <draw:line draw:style-name="gr14" draw:text-style-name="P1" draw:layer="layout" svg:x1="12.832cm" svg:y1="22.366cm" svg:x2="12.152cm" svg:y2="22.874cm">
          <text:p/>
        </draw:line>
        <draw:line draw:style-name="gr14" draw:text-style-name="P1" draw:layer="layout" svg:x1="10.86cm" svg:y1="22.438cm" svg:x2="11.54cm" svg:y2="22.801cm">
          <text:p/>
        </draw:line>
        <draw:line draw:style-name="gr14" draw:text-style-name="P1" draw:layer="layout" svg:x1="12.832cm" svg:y1="22.366cm" svg:x2="13.512cm" svg:y2="22.874cm">
          <text:p/>
        </draw:line>
        <draw:custom-shape draw:style-name="gr20" draw:text-style-name="P3" draw:layer="layout" svg:width="0.34cm" svg:height="0.363cm" svg:x="10.044cm" svg:y="23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9.704cm" svg:y="16.7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8.616cm" svg:y="18.7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04cm" svg:y="18.8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9.704cm" svg:y="16.7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8cm" svg:y="21.6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8cm" svg:y="21.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67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2cm" svg:y1="17.586cm" svg:x2="8.949cm" svg:y2="18.45cm" svg:d="M10082 17586l-1133 864" svg:viewBox="0 0 1134 865">
          <text:p/>
        </draw:connector>
        <draw:line draw:style-name="gr14" draw:text-style-name="P1" draw:layer="layout" svg:x1="8.902cm" svg:y1="19.507cm" svg:x2="8.29cm" svg:y2="19.943cm">
          <text:p/>
        </draw:line>
        <draw:line draw:style-name="gr14" draw:text-style-name="P1" draw:layer="layout" svg:x1="9.514cm" svg:y1="19.943cm" svg:x2="8.902cm" svg:y2="19.507cm">
          <text:p/>
        </draw:line>
        <draw:custom-shape draw:style-name="gr20" draw:text-style-name="P3" draw:layer="layout" svg:width="0.34cm" svg:height="0.363cm" svg:x="9.446cm" svg:y="20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2cm" svg:x2="11.622cm" svg:y2="18.419cm">
          <text:p/>
        </draw:line>
        <draw:line draw:style-name="gr14" draw:text-style-name="P1" draw:layer="layout" svg:x1="11.69cm" svg:y1="19.58cm" svg:x2="10.942cm" svg:y2="21.395cm">
          <text:p/>
        </draw:line>
        <draw:line draw:style-name="gr14" draw:text-style-name="P1" draw:layer="layout" svg:x1="11.69cm" svg:y1="19.58cm" svg:x2="12.642cm" svg:y2="21.395cm">
          <text:p/>
        </draw:line>
        <draw:line draw:style-name="gr14" draw:text-style-name="P1" draw:layer="layout" svg:x1="10.874cm" svg:y1="22.411cm" svg:x2="10.262cm" svg:y2="22.847cm">
          <text:p/>
        </draw:line>
        <draw:line draw:style-name="gr14" draw:text-style-name="P1" draw:layer="layout" svg:x1="12.846cm" svg:y1="22.339cm" svg:x2="12.166cm" svg:y2="22.847cm">
          <text:p/>
        </draw:line>
        <draw:line draw:style-name="gr14" draw:text-style-name="P1" draw:layer="layout" svg:x1="10.874cm" svg:y1="22.411cm" svg:x2="11.554cm" svg:y2="22.774cm">
          <text:p/>
        </draw:line>
        <draw:line draw:style-name="gr14" draw:text-style-name="P1" draw:layer="layout" svg:x1="12.846cm" svg:y1="22.339cm" svg:x2="13.526cm" svg:y2="22.847cm">
          <text:p/>
        </draw:line>
        <draw:custom-shape draw:style-name="gr20" draw:text-style-name="P3" draw:layer="layout" svg:width="0.34cm" svg:height="0.363cm" svg:x="10.058cm" svg:y="23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6cm" svg:y="23.2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8cm" svg:y="23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8cm" svg:y="23.2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3cm" svg:y="18.7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8cm" svg:y="18.7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506cm" svg:y="21.54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587cm" svg:x2="8.949cm" svg:y2="18.451cm" svg:d="M10083 17587l-1134 864" svg:viewBox="0 0 1135 865">
          <text:p/>
        </draw:connector>
        <draw:line draw:style-name="gr14" draw:text-style-name="P1" draw:layer="layout" svg:x1="8.902cm" svg:y1="19.508cm" svg:x2="8.29cm" svg:y2="19.944cm">
          <text:p/>
        </draw:line>
        <draw:line draw:style-name="gr14" draw:text-style-name="P1" draw:layer="layout" svg:x1="9.514cm" svg:y1="19.944cm" svg:x2="8.902cm" svg:y2="19.508cm">
          <text:p/>
        </draw:line>
        <draw:custom-shape draw:style-name="gr20" draw:text-style-name="P3" draw:layer="layout" svg:width="0.34cm" svg:height="0.363cm" svg:x="9.446cm" svg:y="2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21cm" svg:x2="11.622cm" svg:y2="18.42cm">
          <text:p/>
        </draw:line>
        <draw:line draw:style-name="gr14" draw:text-style-name="P1" draw:layer="layout" svg:x1="11.69cm" svg:y1="19.581cm" svg:x2="10.942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4cm" svg:y1="22.412cm" svg:x2="10.262cm" svg:y2="22.848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4cm" svg:y1="22.412cm" svg:x2="11.554cm" svg:y2="22.775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8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3cm" svg:y="18.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7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587cm" svg:x2="8.933cm" svg:y2="18.451cm" svg:d="M10067 17587l-1134 864" svg:viewBox="0 0 1135 865">
          <text:p/>
        </draw:connector>
        <draw:line draw:style-name="gr14" draw:text-style-name="P1" draw:layer="layout" svg:x1="8.886cm" svg:y1="19.508cm" svg:x2="8.274cm" svg:y2="19.944cm">
          <text:p/>
        </draw:line>
        <draw:line draw:style-name="gr14" draw:text-style-name="P1" draw:layer="layout" svg:x1="9.498cm" svg:y1="19.944cm" svg:x2="8.886cm" svg:y2="19.508cm">
          <text:p/>
        </draw:line>
        <draw:custom-shape draw:style-name="gr20" draw:text-style-name="P3" draw:layer="layout" svg:width="0.34cm" svg:height="0.363cm" svg:x="9.43cm" svg:y="2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2cm" svg:y1="17.621cm" svg:x2="11.606cm" svg:y2="18.42cm">
          <text:p/>
        </draw:line>
        <draw:line draw:style-name="gr14" draw:text-style-name="P1" draw:layer="layout" svg:x1="11.674cm" svg:y1="19.581cm" svg:x2="10.926cm" svg:y2="21.396cm">
          <text:p/>
        </draw:line>
        <draw:line draw:style-name="gr14" draw:text-style-name="P1" draw:layer="layout" svg:x1="11.674cm" svg:y1="19.581cm" svg:x2="12.626cm" svg:y2="21.396cm">
          <text:p/>
        </draw:line>
        <draw:line draw:style-name="gr14" draw:text-style-name="P1" draw:layer="layout" svg:x1="10.858cm" svg:y1="22.412cm" svg:x2="10.246cm" svg:y2="22.848cm">
          <text:p/>
        </draw:line>
        <draw:line draw:style-name="gr14" draw:text-style-name="P1" draw:layer="layout" svg:x1="12.83cm" svg:y1="22.34cm" svg:x2="12.15cm" svg:y2="22.848cm">
          <text:p/>
        </draw:line>
        <draw:line draw:style-name="gr14" draw:text-style-name="P1" draw:layer="layout" svg:x1="10.858cm" svg:y1="22.412cm" svg:x2="11.538cm" svg:y2="22.775cm">
          <text:p/>
        </draw:line>
        <draw:line draw:style-name="gr14" draw:text-style-name="P1" draw:layer="layout" svg:x1="12.83cm" svg:y1="22.34cm" svg:x2="13.51cm" svg:y2="22.848cm">
          <text:p/>
        </draw:line>
        <draw:custom-shape draw:style-name="gr20" draw:text-style-name="P3" draw:layer="layout" svg:width="0.34cm" svg:height="0.363cm" svg:x="10.042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2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2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14cm" svg:y="18.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02cm" svg:y="18.7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6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6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cm" svg:y="21.5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588cm" svg:x2="8.934cm" svg:y2="18.452cm" svg:d="M10067 17588l-1133 864" svg:viewBox="0 0 1134 865">
          <text:p/>
        </draw:connector>
        <draw:line draw:style-name="gr14" draw:text-style-name="P1" draw:layer="layout" svg:x1="8.887cm" svg:y1="19.509cm" svg:x2="8.275cm" svg:y2="19.945cm">
          <text:p/>
        </draw:line>
        <draw:line draw:style-name="gr14" draw:text-style-name="P1" draw:layer="layout" svg:x1="9.499cm" svg:y1="19.945cm" svg:x2="8.887cm" svg:y2="19.509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1cm" svg:x2="11.607cm" svg:y2="18.42cm">
          <text:p/>
        </draw:line>
        <draw:line draw:style-name="gr14" draw:text-style-name="P1" draw:layer="layout" svg:x1="11.675cm" svg:y1="19.581cm" svg:x2="10.927cm" svg:y2="21.396cm">
          <text:p/>
        </draw:line>
        <draw:line draw:style-name="gr14" draw:text-style-name="P1" draw:layer="layout" svg:x1="11.675cm" svg:y1="19.581cm" svg:x2="12.627cm" svg:y2="21.396cm">
          <text:p/>
        </draw:line>
        <draw:line draw:style-name="gr14" draw:text-style-name="P1" draw:layer="layout" svg:x1="10.859cm" svg:y1="22.413cm" svg:x2="10.247cm" svg:y2="22.849cm">
          <text:p/>
        </draw:line>
        <draw:line draw:style-name="gr14" draw:text-style-name="P1" draw:layer="layout" svg:x1="12.831cm" svg:y1="22.34cm" svg:x2="12.151cm" svg:y2="22.848cm">
          <text:p/>
        </draw:line>
        <draw:line draw:style-name="gr14" draw:text-style-name="P1" draw:layer="layout" svg:x1="10.859cm" svg:y1="22.413cm" svg:x2="11.539cm" svg:y2="22.776cm">
          <text:p/>
        </draw:line>
        <draw:line draw:style-name="gr14" draw:text-style-name="P1" draw:layer="layout" svg:x1="12.831cm" svg:y1="22.34cm" svg:x2="13.511cm" svg:y2="22.848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15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587cm" svg:x2="8.949cm" svg:y2="18.451cm" svg:d="M10083 17587l-1134 864" svg:viewBox="0 0 1135 865">
          <text:p/>
        </draw:connector>
        <draw:line draw:style-name="gr14" draw:text-style-name="P1" draw:layer="layout" svg:x1="8.902cm" svg:y1="19.508cm" svg:x2="8.29cm" svg:y2="19.944cm">
          <text:p/>
        </draw:line>
        <draw:line draw:style-name="gr14" draw:text-style-name="P1" draw:layer="layout" svg:x1="9.514cm" svg:y1="19.944cm" svg:x2="8.902cm" svg:y2="19.508cm">
          <text:p/>
        </draw:line>
        <draw:custom-shape draw:style-name="gr20" draw:text-style-name="P3" draw:layer="layout" svg:width="0.34cm" svg:height="0.363cm" svg:x="9.446cm" svg:y="2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21cm" svg:x2="11.622cm" svg:y2="18.42cm">
          <text:p/>
        </draw:line>
        <draw:line draw:style-name="gr14" draw:text-style-name="P1" draw:layer="layout" svg:x1="11.69cm" svg:y1="19.581cm" svg:x2="10.942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4cm" svg:y1="22.412cm" svg:x2="10.262cm" svg:y2="22.848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4cm" svg:y1="22.412cm" svg:x2="11.554cm" svg:y2="22.775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8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3cm" svg:y="18.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7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588cm" svg:x2="8.95cm" svg:y2="18.452cm" svg:d="M10084 17588l-1134 864" svg:viewBox="0 0 1135 865">
          <text:p/>
        </draw:connector>
        <draw:line draw:style-name="gr14" draw:text-style-name="P1" draw:layer="layout" svg:x1="8.903cm" svg:y1="19.509cm" svg:x2="8.291cm" svg:y2="19.945cm">
          <text:p/>
        </draw:line>
        <draw:line draw:style-name="gr14" draw:text-style-name="P1" draw:layer="layout" svg:x1="9.515cm" svg:y1="19.945cm" svg:x2="8.903cm" svg:y2="19.509cm">
          <text:p/>
        </draw:line>
        <draw:custom-shape draw:style-name="gr20" draw:text-style-name="P3" draw:layer="layout" svg:width="0.34cm" svg:height="0.363cm" svg:x="9.447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21cm" svg:x2="11.623cm" svg:y2="18.42cm">
          <text:p/>
        </draw:line>
        <draw:line draw:style-name="gr14" draw:text-style-name="P1" draw:layer="layout" svg:x1="11.691cm" svg:y1="19.581cm" svg:x2="10.943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5cm" svg:y1="22.413cm" svg:x2="10.263cm" svg:y2="22.849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5cm" svg:y1="22.413cm" svg:x2="11.555cm" svg:y2="22.776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31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588cm" svg:x2="8.934cm" svg:y2="18.452cm" svg:d="M10067 17588l-1133 864" svg:viewBox="0 0 1134 865">
          <text:p/>
        </draw:connector>
        <draw:line draw:style-name="gr14" draw:text-style-name="P1" draw:layer="layout" svg:x1="8.887cm" svg:y1="19.509cm" svg:x2="8.275cm" svg:y2="19.945cm">
          <text:p/>
        </draw:line>
        <draw:line draw:style-name="gr14" draw:text-style-name="P1" draw:layer="layout" svg:x1="9.499cm" svg:y1="19.945cm" svg:x2="8.887cm" svg:y2="19.509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1cm" svg:x2="11.607cm" svg:y2="18.42cm">
          <text:p/>
        </draw:line>
        <draw:line draw:style-name="gr14" draw:text-style-name="P1" draw:layer="layout" svg:x1="11.675cm" svg:y1="19.581cm" svg:x2="10.927cm" svg:y2="21.396cm">
          <text:p/>
        </draw:line>
        <draw:line draw:style-name="gr14" draw:text-style-name="P1" draw:layer="layout" svg:x1="11.675cm" svg:y1="19.581cm" svg:x2="12.627cm" svg:y2="21.396cm">
          <text:p/>
        </draw:line>
        <draw:line draw:style-name="gr14" draw:text-style-name="P1" draw:layer="layout" svg:x1="10.859cm" svg:y1="22.413cm" svg:x2="10.247cm" svg:y2="22.849cm">
          <text:p/>
        </draw:line>
        <draw:line draw:style-name="gr14" draw:text-style-name="P1" draw:layer="layout" svg:x1="12.831cm" svg:y1="22.34cm" svg:x2="12.151cm" svg:y2="22.848cm">
          <text:p/>
        </draw:line>
        <draw:line draw:style-name="gr14" draw:text-style-name="P1" draw:layer="layout" svg:x1="10.859cm" svg:y1="22.413cm" svg:x2="11.539cm" svg:y2="22.776cm">
          <text:p/>
        </draw:line>
        <draw:line draw:style-name="gr14" draw:text-style-name="P1" draw:layer="layout" svg:x1="12.831cm" svg:y1="22.34cm" svg:x2="13.511cm" svg:y2="22.848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15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589cm" svg:x2="8.934cm" svg:y2="18.453cm" svg:d="M10068 17589l-1134 864" svg:viewBox="0 0 1135 865">
          <text:p/>
        </draw:connector>
        <draw:line draw:style-name="gr14" draw:text-style-name="P1" draw:layer="layout" svg:x1="8.887cm" svg:y1="19.51cm" svg:x2="8.275cm" svg:y2="19.946cm">
          <text:p/>
        </draw:line>
        <draw:line draw:style-name="gr14" draw:text-style-name="P1" draw:layer="layout" svg:x1="9.499cm" svg:y1="19.946cm" svg:x2="8.887cm" svg:y2="19.51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2cm" svg:x2="11.607cm" svg:y2="18.421cm">
          <text:p/>
        </draw:line>
        <draw:line draw:style-name="gr14" draw:text-style-name="P1" draw:layer="layout" svg:x1="11.676cm" svg:y1="19.582cm" svg:x2="10.928cm" svg:y2="21.397cm">
          <text:p/>
        </draw:line>
        <draw:line draw:style-name="gr14" draw:text-style-name="P1" draw:layer="layout" svg:x1="11.676cm" svg:y1="19.582cm" svg:x2="12.628cm" svg:y2="21.397cm">
          <text:p/>
        </draw:line>
        <draw:line draw:style-name="gr14" draw:text-style-name="P1" draw:layer="layout" svg:x1="10.859cm" svg:y1="22.414cm" svg:x2="10.247cm" svg:y2="22.85cm">
          <text:p/>
        </draw:line>
        <draw:line draw:style-name="gr14" draw:text-style-name="P1" draw:layer="layout" svg:x1="12.832cm" svg:y1="22.341cm" svg:x2="12.152cm" svg:y2="22.849cm">
          <text:p/>
        </draw:line>
        <draw:line draw:style-name="gr14" draw:text-style-name="P1" draw:layer="layout" svg:x1="10.86cm" svg:y1="22.414cm" svg:x2="11.54cm" svg:y2="22.777cm">
          <text:p/>
        </draw:line>
        <draw:line draw:style-name="gr14" draw:text-style-name="P1" draw:layer="layout" svg:x1="12.832cm" svg:y1="22.341cm" svg:x2="13.512cm" svg:y2="22.849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15cm" svg:y="18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7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587cm" svg:x2="8.949cm" svg:y2="18.451cm" svg:d="M10083 17587l-1134 864" svg:viewBox="0 0 1135 865">
          <text:p/>
        </draw:connector>
        <draw:line draw:style-name="gr14" draw:text-style-name="P1" draw:layer="layout" svg:x1="8.902cm" svg:y1="19.508cm" svg:x2="8.29cm" svg:y2="19.944cm">
          <text:p/>
        </draw:line>
        <draw:line draw:style-name="gr14" draw:text-style-name="P1" draw:layer="layout" svg:x1="9.514cm" svg:y1="19.944cm" svg:x2="8.902cm" svg:y2="19.508cm">
          <text:p/>
        </draw:line>
        <draw:custom-shape draw:style-name="gr20" draw:text-style-name="P3" draw:layer="layout" svg:width="0.34cm" svg:height="0.363cm" svg:x="9.446cm" svg:y="2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21cm" svg:x2="11.622cm" svg:y2="18.42cm">
          <text:p/>
        </draw:line>
        <draw:line draw:style-name="gr14" draw:text-style-name="P1" draw:layer="layout" svg:x1="11.69cm" svg:y1="19.581cm" svg:x2="10.942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4cm" svg:y1="22.412cm" svg:x2="10.262cm" svg:y2="22.848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4cm" svg:y1="22.412cm" svg:x2="11.554cm" svg:y2="22.775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8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3cm" svg:y="18.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7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588cm" svg:x2="8.95cm" svg:y2="18.452cm" svg:d="M10084 17588l-1134 864" svg:viewBox="0 0 1135 865">
          <text:p/>
        </draw:connector>
        <draw:line draw:style-name="gr14" draw:text-style-name="P1" draw:layer="layout" svg:x1="8.903cm" svg:y1="19.509cm" svg:x2="8.291cm" svg:y2="19.945cm">
          <text:p/>
        </draw:line>
        <draw:line draw:style-name="gr14" draw:text-style-name="P1" draw:layer="layout" svg:x1="9.515cm" svg:y1="19.945cm" svg:x2="8.903cm" svg:y2="19.509cm">
          <text:p/>
        </draw:line>
        <draw:custom-shape draw:style-name="gr20" draw:text-style-name="P3" draw:layer="layout" svg:width="0.34cm" svg:height="0.363cm" svg:x="9.447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21cm" svg:x2="11.623cm" svg:y2="18.42cm">
          <text:p/>
        </draw:line>
        <draw:line draw:style-name="gr14" draw:text-style-name="P1" draw:layer="layout" svg:x1="11.691cm" svg:y1="19.581cm" svg:x2="10.943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5cm" svg:y1="22.413cm" svg:x2="10.263cm" svg:y2="22.849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5cm" svg:y1="22.413cm" svg:x2="11.555cm" svg:y2="22.776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31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588cm" svg:x2="8.934cm" svg:y2="18.452cm" svg:d="M10067 17588l-1133 864" svg:viewBox="0 0 1134 865">
          <text:p/>
        </draw:connector>
        <draw:line draw:style-name="gr14" draw:text-style-name="P1" draw:layer="layout" svg:x1="8.887cm" svg:y1="19.509cm" svg:x2="8.275cm" svg:y2="19.945cm">
          <text:p/>
        </draw:line>
        <draw:line draw:style-name="gr14" draw:text-style-name="P1" draw:layer="layout" svg:x1="9.499cm" svg:y1="19.945cm" svg:x2="8.887cm" svg:y2="19.509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1cm" svg:x2="11.607cm" svg:y2="18.42cm">
          <text:p/>
        </draw:line>
        <draw:line draw:style-name="gr14" draw:text-style-name="P1" draw:layer="layout" svg:x1="11.675cm" svg:y1="19.581cm" svg:x2="10.927cm" svg:y2="21.396cm">
          <text:p/>
        </draw:line>
        <draw:line draw:style-name="gr14" draw:text-style-name="P1" draw:layer="layout" svg:x1="11.675cm" svg:y1="19.581cm" svg:x2="12.627cm" svg:y2="21.396cm">
          <text:p/>
        </draw:line>
        <draw:line draw:style-name="gr14" draw:text-style-name="P1" draw:layer="layout" svg:x1="10.859cm" svg:y1="22.413cm" svg:x2="10.247cm" svg:y2="22.849cm">
          <text:p/>
        </draw:line>
        <draw:line draw:style-name="gr14" draw:text-style-name="P1" draw:layer="layout" svg:x1="12.831cm" svg:y1="22.34cm" svg:x2="12.151cm" svg:y2="22.848cm">
          <text:p/>
        </draw:line>
        <draw:line draw:style-name="gr14" draw:text-style-name="P1" draw:layer="layout" svg:x1="10.859cm" svg:y1="22.413cm" svg:x2="11.539cm" svg:y2="22.776cm">
          <text:p/>
        </draw:line>
        <draw:line draw:style-name="gr14" draw:text-style-name="P1" draw:layer="layout" svg:x1="12.831cm" svg:y1="22.34cm" svg:x2="13.511cm" svg:y2="22.848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15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589cm" svg:x2="8.934cm" svg:y2="18.453cm" svg:d="M10068 17589l-1134 864" svg:viewBox="0 0 1135 865">
          <text:p/>
        </draw:connector>
        <draw:line draw:style-name="gr14" draw:text-style-name="P1" draw:layer="layout" svg:x1="8.887cm" svg:y1="19.51cm" svg:x2="8.275cm" svg:y2="19.946cm">
          <text:p/>
        </draw:line>
        <draw:line draw:style-name="gr14" draw:text-style-name="P1" draw:layer="layout" svg:x1="9.499cm" svg:y1="19.946cm" svg:x2="8.887cm" svg:y2="19.51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2cm" svg:x2="11.607cm" svg:y2="18.421cm">
          <text:p/>
        </draw:line>
        <draw:line draw:style-name="gr14" draw:text-style-name="P1" draw:layer="layout" svg:x1="11.676cm" svg:y1="19.582cm" svg:x2="10.928cm" svg:y2="21.397cm">
          <text:p/>
        </draw:line>
        <draw:line draw:style-name="gr14" draw:text-style-name="P1" draw:layer="layout" svg:x1="11.676cm" svg:y1="19.582cm" svg:x2="12.628cm" svg:y2="21.397cm">
          <text:p/>
        </draw:line>
        <draw:line draw:style-name="gr14" draw:text-style-name="P1" draw:layer="layout" svg:x1="10.859cm" svg:y1="22.414cm" svg:x2="10.247cm" svg:y2="22.85cm">
          <text:p/>
        </draw:line>
        <draw:line draw:style-name="gr14" draw:text-style-name="P1" draw:layer="layout" svg:x1="12.832cm" svg:y1="22.341cm" svg:x2="12.152cm" svg:y2="22.849cm">
          <text:p/>
        </draw:line>
        <draw:line draw:style-name="gr14" draw:text-style-name="P1" draw:layer="layout" svg:x1="10.86cm" svg:y1="22.414cm" svg:x2="11.54cm" svg:y2="22.777cm">
          <text:p/>
        </draw:line>
        <draw:line draw:style-name="gr14" draw:text-style-name="P1" draw:layer="layout" svg:x1="12.832cm" svg:y1="22.341cm" svg:x2="13.512cm" svg:y2="22.849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15cm" svg:y="18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7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588cm" svg:x2="8.95cm" svg:y2="18.452cm" svg:d="M10084 17588l-1134 864" svg:viewBox="0 0 1135 865">
          <text:p/>
        </draw:connector>
        <draw:line draw:style-name="gr14" draw:text-style-name="P1" draw:layer="layout" svg:x1="8.903cm" svg:y1="19.509cm" svg:x2="8.291cm" svg:y2="19.945cm">
          <text:p/>
        </draw:line>
        <draw:line draw:style-name="gr14" draw:text-style-name="P1" draw:layer="layout" svg:x1="9.515cm" svg:y1="19.945cm" svg:x2="8.903cm" svg:y2="19.509cm">
          <text:p/>
        </draw:line>
        <draw:custom-shape draw:style-name="gr20" draw:text-style-name="P3" draw:layer="layout" svg:width="0.34cm" svg:height="0.363cm" svg:x="9.447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21cm" svg:x2="11.623cm" svg:y2="18.42cm">
          <text:p/>
        </draw:line>
        <draw:line draw:style-name="gr14" draw:text-style-name="P1" draw:layer="layout" svg:x1="11.691cm" svg:y1="19.581cm" svg:x2="10.943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5cm" svg:y1="22.413cm" svg:x2="10.263cm" svg:y2="22.849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5cm" svg:y1="22.413cm" svg:x2="11.555cm" svg:y2="22.776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31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589cm" svg:x2="8.951cm" svg:y2="18.453cm" svg:d="M10084 17589l-1133 864" svg:viewBox="0 0 1134 865">
          <text:p/>
        </draw:connector>
        <draw:line draw:style-name="gr14" draw:text-style-name="P1" draw:layer="layout" svg:x1="8.904cm" svg:y1="19.51cm" svg:x2="8.292cm" svg:y2="19.946cm">
          <text:p/>
        </draw:line>
        <draw:line draw:style-name="gr14" draw:text-style-name="P1" draw:layer="layout" svg:x1="9.516cm" svg:y1="19.946cm" svg:x2="8.904cm" svg:y2="19.51cm">
          <text:p/>
        </draw:line>
        <draw:custom-shape draw:style-name="gr7" draw:text-style-name="P4" draw:layer="layout" svg:width="0.357cm" svg:height="0.368cm" svg:x="8.1cm" svg:y="20.3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9.448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6cm" svg:y1="17.622cm" svg:x2="11.624cm" svg:y2="18.421cm">
          <text:p/>
        </draw:line>
        <draw:line draw:style-name="gr14" draw:text-style-name="P1" draw:layer="layout" svg:x1="11.692cm" svg:y1="19.582cm" svg:x2="10.944cm" svg:y2="21.397cm">
          <text:p/>
        </draw:line>
        <draw:line draw:style-name="gr14" draw:text-style-name="P1" draw:layer="layout" svg:x1="11.692cm" svg:y1="19.582cm" svg:x2="12.644cm" svg:y2="21.397cm">
          <text:p/>
        </draw:line>
        <draw:line draw:style-name="gr14" draw:text-style-name="P1" draw:layer="layout" svg:x1="10.876cm" svg:y1="22.414cm" svg:x2="10.264cm" svg:y2="22.85cm">
          <text:p/>
        </draw:line>
        <draw:line draw:style-name="gr14" draw:text-style-name="P1" draw:layer="layout" svg:x1="12.848cm" svg:y1="22.341cm" svg:x2="12.168cm" svg:y2="22.849cm">
          <text:p/>
        </draw:line>
        <draw:line draw:style-name="gr14" draw:text-style-name="P1" draw:layer="layout" svg:x1="10.876cm" svg:y1="22.414cm" svg:x2="11.556cm" svg:y2="22.777cm">
          <text:p/>
        </draw:line>
        <draw:line draw:style-name="gr14" draw:text-style-name="P1" draw:layer="layout" svg:x1="12.848cm" svg:y1="22.341cm" svg:x2="13.528cm" svg:y2="22.849cm">
          <text:p/>
        </draw:line>
        <draw:custom-shape draw:style-name="gr20" draw:text-style-name="P3" draw:layer="layout" svg:width="0.34cm" svg:height="0.363cm" svg:x="10.06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8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6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1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32cm" svg:y="18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2cm" svg:y="18.7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4cm" svg:y="21.6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4cm" svg:y="21.6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508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589cm" svg:x2="8.934cm" svg:y2="18.453cm" svg:d="M10068 17589l-1134 864" svg:viewBox="0 0 1135 865">
          <text:p/>
        </draw:connector>
        <draw:line draw:style-name="gr14" draw:text-style-name="P1" draw:layer="layout" svg:x1="8.887cm" svg:y1="19.51cm" svg:x2="8.275cm" svg:y2="19.946cm">
          <text:p/>
        </draw:line>
        <draw:line draw:style-name="gr14" draw:text-style-name="P1" draw:layer="layout" svg:x1="9.499cm" svg:y1="19.946cm" svg:x2="8.887cm" svg:y2="19.51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2cm" svg:x2="11.607cm" svg:y2="18.421cm">
          <text:p/>
        </draw:line>
        <draw:line draw:style-name="gr14" draw:text-style-name="P1" draw:layer="layout" svg:x1="11.676cm" svg:y1="19.582cm" svg:x2="10.928cm" svg:y2="21.397cm">
          <text:p/>
        </draw:line>
        <draw:line draw:style-name="gr14" draw:text-style-name="P1" draw:layer="layout" svg:x1="11.676cm" svg:y1="19.582cm" svg:x2="12.628cm" svg:y2="21.397cm">
          <text:p/>
        </draw:line>
        <draw:line draw:style-name="gr14" draw:text-style-name="P1" draw:layer="layout" svg:x1="10.859cm" svg:y1="22.414cm" svg:x2="10.247cm" svg:y2="22.85cm">
          <text:p/>
        </draw:line>
        <draw:line draw:style-name="gr14" draw:text-style-name="P1" draw:layer="layout" svg:x1="12.832cm" svg:y1="22.341cm" svg:x2="12.152cm" svg:y2="22.849cm">
          <text:p/>
        </draw:line>
        <draw:line draw:style-name="gr14" draw:text-style-name="P1" draw:layer="layout" svg:x1="10.86cm" svg:y1="22.414cm" svg:x2="11.54cm" svg:y2="22.777cm">
          <text:p/>
        </draw:line>
        <draw:line draw:style-name="gr14" draw:text-style-name="P1" draw:layer="layout" svg:x1="12.832cm" svg:y1="22.341cm" svg:x2="13.512cm" svg:y2="22.849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15cm" svg:y="18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7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9cm" svg:y1="17.589cm" svg:x2="8.935cm" svg:y2="18.453cm" svg:d="M10069 17589l-1134 864" svg:viewBox="0 0 1135 865">
          <text:p/>
        </draw:connector>
        <draw:line draw:style-name="gr14" draw:text-style-name="P1" draw:layer="layout" svg:x1="8.888cm" svg:y1="19.51cm" svg:x2="8.276cm" svg:y2="19.946cm">
          <text:p/>
        </draw:line>
        <draw:line draw:style-name="gr14" draw:text-style-name="P1" draw:layer="layout" svg:x1="9.5cm" svg:y1="19.946cm" svg:x2="8.888cm" svg:y2="19.51cm">
          <text:p/>
        </draw:line>
        <draw:custom-shape draw:style-name="gr20" draw:text-style-name="P3" draw:layer="layout" svg:width="0.34cm" svg:height="0.363cm" svg:x="9.432cm" svg:y="20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4cm" svg:y1="17.623cm" svg:x2="11.608cm" svg:y2="18.422cm">
          <text:p/>
        </draw:line>
        <draw:line draw:style-name="gr14" draw:text-style-name="P1" draw:layer="layout" svg:x1="11.676cm" svg:y1="19.583cm" svg:x2="10.928cm" svg:y2="21.398cm">
          <text:p/>
        </draw:line>
        <draw:line draw:style-name="gr14" draw:text-style-name="P1" draw:layer="layout" svg:x1="11.676cm" svg:y1="19.583cm" svg:x2="12.628cm" svg:y2="21.398cm">
          <text:p/>
        </draw:line>
        <draw:line draw:style-name="gr14" draw:text-style-name="P1" draw:layer="layout" svg:x1="10.86cm" svg:y1="22.414cm" svg:x2="10.248cm" svg:y2="22.85cm">
          <text:p/>
        </draw:line>
        <draw:line draw:style-name="gr14" draw:text-style-name="P1" draw:layer="layout" svg:x1="12.832cm" svg:y1="22.342cm" svg:x2="12.152cm" svg:y2="22.85cm">
          <text:p/>
        </draw:line>
        <draw:line draw:style-name="gr14" draw:text-style-name="P1" draw:layer="layout" svg:x1="10.86cm" svg:y1="22.414cm" svg:x2="11.54cm" svg:y2="22.777cm">
          <text:p/>
        </draw:line>
        <draw:line draw:style-name="gr14" draw:text-style-name="P1" draw:layer="layout" svg:x1="12.832cm" svg:y1="22.342cm" svg:x2="13.512cm" svg:y2="22.85cm">
          <text:p/>
        </draw:line>
        <draw:custom-shape draw:style-name="gr20" draw:text-style-name="P3" draw:layer="layout" svg:width="0.34cm" svg:height="0.363cm" svg:x="10.044cm" svg:y="23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16cm" svg:y="18.7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04cm" svg:y="18.7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8cm" svg:y="21.6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8cm" svg:y="21.6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43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2cm" svg:y1="17.586cm" svg:x2="8.949cm" svg:y2="18.45cm" svg:d="M10082 17586l-1133 864" svg:viewBox="0 0 1134 865">
          <text:p/>
        </draw:connector>
        <draw:line draw:style-name="gr14" draw:text-style-name="P1" draw:layer="layout" svg:x1="8.902cm" svg:y1="19.507cm" svg:x2="8.29cm" svg:y2="19.943cm">
          <text:p/>
        </draw:line>
        <draw:line draw:style-name="gr14" draw:text-style-name="P1" draw:layer="layout" svg:x1="9.514cm" svg:y1="19.943cm" svg:x2="8.902cm" svg:y2="19.507cm">
          <text:p/>
        </draw:line>
        <draw:custom-shape draw:style-name="gr20" draw:text-style-name="P3" draw:layer="layout" svg:width="0.34cm" svg:height="0.363cm" svg:x="9.446cm" svg:y="20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2cm" svg:x2="11.622cm" svg:y2="18.419cm">
          <text:p/>
        </draw:line>
        <draw:line draw:style-name="gr14" draw:text-style-name="P1" draw:layer="layout" svg:x1="11.69cm" svg:y1="19.58cm" svg:x2="10.942cm" svg:y2="21.395cm">
          <text:p/>
        </draw:line>
        <draw:line draw:style-name="gr14" draw:text-style-name="P1" draw:layer="layout" svg:x1="11.69cm" svg:y1="19.58cm" svg:x2="12.642cm" svg:y2="21.395cm">
          <text:p/>
        </draw:line>
        <draw:line draw:style-name="gr14" draw:text-style-name="P1" draw:layer="layout" svg:x1="10.874cm" svg:y1="22.411cm" svg:x2="10.262cm" svg:y2="22.847cm">
          <text:p/>
        </draw:line>
        <draw:line draw:style-name="gr14" draw:text-style-name="P1" draw:layer="layout" svg:x1="12.846cm" svg:y1="22.339cm" svg:x2="12.166cm" svg:y2="22.847cm">
          <text:p/>
        </draw:line>
        <draw:line draw:style-name="gr14" draw:text-style-name="P1" draw:layer="layout" svg:x1="10.874cm" svg:y1="22.411cm" svg:x2="11.554cm" svg:y2="22.774cm">
          <text:p/>
        </draw:line>
        <draw:line draw:style-name="gr14" draw:text-style-name="P1" draw:layer="layout" svg:x1="12.846cm" svg:y1="22.339cm" svg:x2="13.526cm" svg:y2="22.847cm">
          <text:p/>
        </draw:line>
        <draw:custom-shape draw:style-name="gr20" draw:text-style-name="P3" draw:layer="layout" svg:width="0.34cm" svg:height="0.363cm" svg:x="10.058cm" svg:y="23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6cm" svg:y="23.2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8cm" svg:y="23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8cm" svg:y="23.2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3cm" svg:y="18.7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8cm" svg:y="18.7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506cm" svg:y="21.54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587cm" svg:x2="8.949cm" svg:y2="18.451cm" svg:d="M10083 17587l-1134 864" svg:viewBox="0 0 1135 865">
          <text:p/>
        </draw:connector>
        <draw:line draw:style-name="gr14" draw:text-style-name="P1" draw:layer="layout" svg:x1="8.902cm" svg:y1="19.508cm" svg:x2="8.29cm" svg:y2="19.944cm">
          <text:p/>
        </draw:line>
        <draw:line draw:style-name="gr14" draw:text-style-name="P1" draw:layer="layout" svg:x1="9.514cm" svg:y1="19.944cm" svg:x2="8.902cm" svg:y2="19.508cm">
          <text:p/>
        </draw:line>
        <draw:custom-shape draw:style-name="gr20" draw:text-style-name="P3" draw:layer="layout" svg:width="0.34cm" svg:height="0.363cm" svg:x="9.446cm" svg:y="2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21cm" svg:x2="11.622cm" svg:y2="18.42cm">
          <text:p/>
        </draw:line>
        <draw:line draw:style-name="gr14" draw:text-style-name="P1" draw:layer="layout" svg:x1="11.69cm" svg:y1="19.581cm" svg:x2="10.942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4cm" svg:y1="22.412cm" svg:x2="10.262cm" svg:y2="22.848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4cm" svg:y1="22.412cm" svg:x2="11.554cm" svg:y2="22.775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8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3cm" svg:y="18.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7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587cm" svg:x2="8.933cm" svg:y2="18.451cm" svg:d="M10067 17587l-1134 864" svg:viewBox="0 0 1135 865">
          <text:p/>
        </draw:connector>
        <draw:line draw:style-name="gr14" draw:text-style-name="P1" draw:layer="layout" svg:x1="8.886cm" svg:y1="19.508cm" svg:x2="8.274cm" svg:y2="19.944cm">
          <text:p/>
        </draw:line>
        <draw:line draw:style-name="gr14" draw:text-style-name="P1" draw:layer="layout" svg:x1="9.498cm" svg:y1="19.944cm" svg:x2="8.886cm" svg:y2="19.508cm">
          <text:p/>
        </draw:line>
        <draw:custom-shape draw:style-name="gr20" draw:text-style-name="P3" draw:layer="layout" svg:width="0.34cm" svg:height="0.363cm" svg:x="9.43cm" svg:y="2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2cm" svg:y1="17.621cm" svg:x2="11.606cm" svg:y2="18.42cm">
          <text:p/>
        </draw:line>
        <draw:line draw:style-name="gr14" draw:text-style-name="P1" draw:layer="layout" svg:x1="11.674cm" svg:y1="19.581cm" svg:x2="10.926cm" svg:y2="21.396cm">
          <text:p/>
        </draw:line>
        <draw:line draw:style-name="gr14" draw:text-style-name="P1" draw:layer="layout" svg:x1="11.674cm" svg:y1="19.581cm" svg:x2="12.626cm" svg:y2="21.396cm">
          <text:p/>
        </draw:line>
        <draw:line draw:style-name="gr14" draw:text-style-name="P1" draw:layer="layout" svg:x1="10.858cm" svg:y1="22.412cm" svg:x2="10.246cm" svg:y2="22.848cm">
          <text:p/>
        </draw:line>
        <draw:line draw:style-name="gr14" draw:text-style-name="P1" draw:layer="layout" svg:x1="12.83cm" svg:y1="22.34cm" svg:x2="12.15cm" svg:y2="22.848cm">
          <text:p/>
        </draw:line>
        <draw:line draw:style-name="gr14" draw:text-style-name="P1" draw:layer="layout" svg:x1="10.858cm" svg:y1="22.412cm" svg:x2="11.538cm" svg:y2="22.775cm">
          <text:p/>
        </draw:line>
        <draw:line draw:style-name="gr14" draw:text-style-name="P1" draw:layer="layout" svg:x1="12.83cm" svg:y1="22.34cm" svg:x2="13.51cm" svg:y2="22.848cm">
          <text:p/>
        </draw:line>
        <draw:custom-shape draw:style-name="gr20" draw:text-style-name="P3" draw:layer="layout" svg:width="0.34cm" svg:height="0.363cm" svg:x="10.042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2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2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14cm" svg:y="18.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02cm" svg:y="18.7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6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6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cm" svg:y="21.5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588cm" svg:x2="8.934cm" svg:y2="18.452cm" svg:d="M10067 17588l-1133 864" svg:viewBox="0 0 1134 865">
          <text:p/>
        </draw:connector>
        <draw:line draw:style-name="gr14" draw:text-style-name="P1" draw:layer="layout" svg:x1="8.887cm" svg:y1="19.509cm" svg:x2="8.275cm" svg:y2="19.945cm">
          <text:p/>
        </draw:line>
        <draw:line draw:style-name="gr14" draw:text-style-name="P1" draw:layer="layout" svg:x1="9.499cm" svg:y1="19.945cm" svg:x2="8.887cm" svg:y2="19.509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1cm" svg:x2="11.607cm" svg:y2="18.42cm">
          <text:p/>
        </draw:line>
        <draw:line draw:style-name="gr14" draw:text-style-name="P1" draw:layer="layout" svg:x1="11.675cm" svg:y1="19.581cm" svg:x2="10.927cm" svg:y2="21.396cm">
          <text:p/>
        </draw:line>
        <draw:line draw:style-name="gr14" draw:text-style-name="P1" draw:layer="layout" svg:x1="11.675cm" svg:y1="19.581cm" svg:x2="12.627cm" svg:y2="21.396cm">
          <text:p/>
        </draw:line>
        <draw:line draw:style-name="gr14" draw:text-style-name="P1" draw:layer="layout" svg:x1="10.859cm" svg:y1="22.413cm" svg:x2="10.247cm" svg:y2="22.849cm">
          <text:p/>
        </draw:line>
        <draw:line draw:style-name="gr14" draw:text-style-name="P1" draw:layer="layout" svg:x1="12.831cm" svg:y1="22.34cm" svg:x2="12.151cm" svg:y2="22.848cm">
          <text:p/>
        </draw:line>
        <draw:line draw:style-name="gr14" draw:text-style-name="P1" draw:layer="layout" svg:x1="10.859cm" svg:y1="22.413cm" svg:x2="11.539cm" svg:y2="22.776cm">
          <text:p/>
        </draw:line>
        <draw:line draw:style-name="gr14" draw:text-style-name="P1" draw:layer="layout" svg:x1="12.831cm" svg:y1="22.34cm" svg:x2="13.511cm" svg:y2="22.848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15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587cm" svg:x2="8.949cm" svg:y2="18.451cm" svg:d="M10083 17587l-1134 864" svg:viewBox="0 0 1135 865">
          <text:p/>
        </draw:connector>
        <draw:line draw:style-name="gr14" draw:text-style-name="P1" draw:layer="layout" svg:x1="8.902cm" svg:y1="19.508cm" svg:x2="8.29cm" svg:y2="19.944cm">
          <text:p/>
        </draw:line>
        <draw:line draw:style-name="gr14" draw:text-style-name="P1" draw:layer="layout" svg:x1="9.514cm" svg:y1="19.944cm" svg:x2="8.902cm" svg:y2="19.508cm">
          <text:p/>
        </draw:line>
        <draw:custom-shape draw:style-name="gr20" draw:text-style-name="P3" draw:layer="layout" svg:width="0.34cm" svg:height="0.363cm" svg:x="9.446cm" svg:y="2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21cm" svg:x2="11.622cm" svg:y2="18.42cm">
          <text:p/>
        </draw:line>
        <draw:line draw:style-name="gr14" draw:text-style-name="P1" draw:layer="layout" svg:x1="11.69cm" svg:y1="19.581cm" svg:x2="10.942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4cm" svg:y1="22.412cm" svg:x2="10.262cm" svg:y2="22.848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4cm" svg:y1="22.412cm" svg:x2="11.554cm" svg:y2="22.775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8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3cm" svg:y="18.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7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588cm" svg:x2="8.95cm" svg:y2="18.452cm" svg:d="M10084 17588l-1134 864" svg:viewBox="0 0 1135 865">
          <text:p/>
        </draw:connector>
        <draw:line draw:style-name="gr14" draw:text-style-name="P1" draw:layer="layout" svg:x1="8.903cm" svg:y1="19.509cm" svg:x2="8.291cm" svg:y2="19.945cm">
          <text:p/>
        </draw:line>
        <draw:line draw:style-name="gr14" draw:text-style-name="P1" draw:layer="layout" svg:x1="9.515cm" svg:y1="19.945cm" svg:x2="8.903cm" svg:y2="19.509cm">
          <text:p/>
        </draw:line>
        <draw:custom-shape draw:style-name="gr20" draw:text-style-name="P3" draw:layer="layout" svg:width="0.34cm" svg:height="0.363cm" svg:x="9.447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21cm" svg:x2="11.623cm" svg:y2="18.42cm">
          <text:p/>
        </draw:line>
        <draw:line draw:style-name="gr14" draw:text-style-name="P1" draw:layer="layout" svg:x1="11.691cm" svg:y1="19.581cm" svg:x2="10.943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5cm" svg:y1="22.413cm" svg:x2="10.263cm" svg:y2="22.849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5cm" svg:y1="22.413cm" svg:x2="11.555cm" svg:y2="22.776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31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588cm" svg:x2="8.934cm" svg:y2="18.452cm" svg:d="M10067 17588l-1133 864" svg:viewBox="0 0 1134 865">
          <text:p/>
        </draw:connector>
        <draw:line draw:style-name="gr14" draw:text-style-name="P1" draw:layer="layout" svg:x1="8.887cm" svg:y1="19.509cm" svg:x2="8.275cm" svg:y2="19.945cm">
          <text:p/>
        </draw:line>
        <draw:line draw:style-name="gr14" draw:text-style-name="P1" draw:layer="layout" svg:x1="9.499cm" svg:y1="19.945cm" svg:x2="8.887cm" svg:y2="19.509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1cm" svg:x2="11.607cm" svg:y2="18.42cm">
          <text:p/>
        </draw:line>
        <draw:line draw:style-name="gr14" draw:text-style-name="P1" draw:layer="layout" svg:x1="11.675cm" svg:y1="19.581cm" svg:x2="10.927cm" svg:y2="21.396cm">
          <text:p/>
        </draw:line>
        <draw:line draw:style-name="gr14" draw:text-style-name="P1" draw:layer="layout" svg:x1="11.675cm" svg:y1="19.581cm" svg:x2="12.627cm" svg:y2="21.396cm">
          <text:p/>
        </draw:line>
        <draw:line draw:style-name="gr14" draw:text-style-name="P1" draw:layer="layout" svg:x1="10.859cm" svg:y1="22.413cm" svg:x2="10.247cm" svg:y2="22.849cm">
          <text:p/>
        </draw:line>
        <draw:line draw:style-name="gr14" draw:text-style-name="P1" draw:layer="layout" svg:x1="12.831cm" svg:y1="22.34cm" svg:x2="12.151cm" svg:y2="22.848cm">
          <text:p/>
        </draw:line>
        <draw:line draw:style-name="gr14" draw:text-style-name="P1" draw:layer="layout" svg:x1="10.859cm" svg:y1="22.413cm" svg:x2="11.539cm" svg:y2="22.776cm">
          <text:p/>
        </draw:line>
        <draw:line draw:style-name="gr14" draw:text-style-name="P1" draw:layer="layout" svg:x1="12.831cm" svg:y1="22.34cm" svg:x2="13.511cm" svg:y2="22.848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15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589cm" svg:x2="8.934cm" svg:y2="18.453cm" svg:d="M10068 17589l-1134 864" svg:viewBox="0 0 1135 865">
          <text:p/>
        </draw:connector>
        <draw:line draw:style-name="gr14" draw:text-style-name="P1" draw:layer="layout" svg:x1="8.887cm" svg:y1="19.51cm" svg:x2="8.275cm" svg:y2="19.946cm">
          <text:p/>
        </draw:line>
        <draw:line draw:style-name="gr14" draw:text-style-name="P1" draw:layer="layout" svg:x1="9.499cm" svg:y1="19.946cm" svg:x2="8.887cm" svg:y2="19.51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2cm" svg:x2="11.607cm" svg:y2="18.421cm">
          <text:p/>
        </draw:line>
        <draw:line draw:style-name="gr14" draw:text-style-name="P1" draw:layer="layout" svg:x1="11.676cm" svg:y1="19.582cm" svg:x2="10.928cm" svg:y2="21.397cm">
          <text:p/>
        </draw:line>
        <draw:line draw:style-name="gr14" draw:text-style-name="P1" draw:layer="layout" svg:x1="11.676cm" svg:y1="19.582cm" svg:x2="12.628cm" svg:y2="21.397cm">
          <text:p/>
        </draw:line>
        <draw:line draw:style-name="gr14" draw:text-style-name="P1" draw:layer="layout" svg:x1="10.859cm" svg:y1="22.414cm" svg:x2="10.247cm" svg:y2="22.85cm">
          <text:p/>
        </draw:line>
        <draw:line draw:style-name="gr14" draw:text-style-name="P1" draw:layer="layout" svg:x1="12.832cm" svg:y1="22.341cm" svg:x2="12.152cm" svg:y2="22.849cm">
          <text:p/>
        </draw:line>
        <draw:line draw:style-name="gr14" draw:text-style-name="P1" draw:layer="layout" svg:x1="10.86cm" svg:y1="22.414cm" svg:x2="11.54cm" svg:y2="22.777cm">
          <text:p/>
        </draw:line>
        <draw:line draw:style-name="gr14" draw:text-style-name="P1" draw:layer="layout" svg:x1="12.832cm" svg:y1="22.341cm" svg:x2="13.512cm" svg:y2="22.849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15cm" svg:y="18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7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3cm" svg:y1="17.587cm" svg:x2="8.949cm" svg:y2="18.451cm" svg:d="M10083 17587l-1134 864" svg:viewBox="0 0 1135 865">
          <text:p/>
        </draw:connector>
        <draw:line draw:style-name="gr14" draw:text-style-name="P1" draw:layer="layout" svg:x1="8.902cm" svg:y1="19.508cm" svg:x2="8.29cm" svg:y2="19.944cm">
          <text:p/>
        </draw:line>
        <draw:line draw:style-name="gr14" draw:text-style-name="P1" draw:layer="layout" svg:x1="9.514cm" svg:y1="19.944cm" svg:x2="8.902cm" svg:y2="19.508cm">
          <text:p/>
        </draw:line>
        <draw:custom-shape draw:style-name="gr20" draw:text-style-name="P3" draw:layer="layout" svg:width="0.34cm" svg:height="0.363cm" svg:x="9.446cm" svg:y="20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8cm" svg:y1="17.621cm" svg:x2="11.622cm" svg:y2="18.42cm">
          <text:p/>
        </draw:line>
        <draw:line draw:style-name="gr14" draw:text-style-name="P1" draw:layer="layout" svg:x1="11.69cm" svg:y1="19.581cm" svg:x2="10.942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4cm" svg:y1="22.412cm" svg:x2="10.262cm" svg:y2="22.848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4cm" svg:y1="22.412cm" svg:x2="11.554cm" svg:y2="22.775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8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3cm" svg:y="18.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19cm" svg:y="18.7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2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588cm" svg:x2="8.95cm" svg:y2="18.452cm" svg:d="M10084 17588l-1134 864" svg:viewBox="0 0 1135 865">
          <text:p/>
        </draw:connector>
        <draw:line draw:style-name="gr14" draw:text-style-name="P1" draw:layer="layout" svg:x1="8.903cm" svg:y1="19.509cm" svg:x2="8.291cm" svg:y2="19.945cm">
          <text:p/>
        </draw:line>
        <draw:line draw:style-name="gr14" draw:text-style-name="P1" draw:layer="layout" svg:x1="9.515cm" svg:y1="19.945cm" svg:x2="8.903cm" svg:y2="19.509cm">
          <text:p/>
        </draw:line>
        <draw:custom-shape draw:style-name="gr20" draw:text-style-name="P3" draw:layer="layout" svg:width="0.34cm" svg:height="0.363cm" svg:x="9.447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21cm" svg:x2="11.623cm" svg:y2="18.42cm">
          <text:p/>
        </draw:line>
        <draw:line draw:style-name="gr14" draw:text-style-name="P1" draw:layer="layout" svg:x1="11.691cm" svg:y1="19.581cm" svg:x2="10.943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5cm" svg:y1="22.413cm" svg:x2="10.263cm" svg:y2="22.849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5cm" svg:y1="22.413cm" svg:x2="11.555cm" svg:y2="22.776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31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7cm" svg:y1="17.588cm" svg:x2="8.934cm" svg:y2="18.452cm" svg:d="M10067 17588l-1133 864" svg:viewBox="0 0 1134 865">
          <text:p/>
        </draw:connector>
        <draw:line draw:style-name="gr14" draw:text-style-name="P1" draw:layer="layout" svg:x1="8.887cm" svg:y1="19.509cm" svg:x2="8.275cm" svg:y2="19.945cm">
          <text:p/>
        </draw:line>
        <draw:line draw:style-name="gr14" draw:text-style-name="P1" draw:layer="layout" svg:x1="9.499cm" svg:y1="19.945cm" svg:x2="8.887cm" svg:y2="19.509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1cm" svg:x2="11.607cm" svg:y2="18.42cm">
          <text:p/>
        </draw:line>
        <draw:line draw:style-name="gr14" draw:text-style-name="P1" draw:layer="layout" svg:x1="11.675cm" svg:y1="19.581cm" svg:x2="10.927cm" svg:y2="21.396cm">
          <text:p/>
        </draw:line>
        <draw:line draw:style-name="gr14" draw:text-style-name="P1" draw:layer="layout" svg:x1="11.675cm" svg:y1="19.581cm" svg:x2="12.627cm" svg:y2="21.396cm">
          <text:p/>
        </draw:line>
        <draw:line draw:style-name="gr14" draw:text-style-name="P1" draw:layer="layout" svg:x1="10.859cm" svg:y1="22.413cm" svg:x2="10.247cm" svg:y2="22.849cm">
          <text:p/>
        </draw:line>
        <draw:line draw:style-name="gr14" draw:text-style-name="P1" draw:layer="layout" svg:x1="12.831cm" svg:y1="22.34cm" svg:x2="12.151cm" svg:y2="22.848cm">
          <text:p/>
        </draw:line>
        <draw:line draw:style-name="gr14" draw:text-style-name="P1" draw:layer="layout" svg:x1="10.859cm" svg:y1="22.413cm" svg:x2="11.539cm" svg:y2="22.776cm">
          <text:p/>
        </draw:line>
        <draw:line draw:style-name="gr14" draw:text-style-name="P1" draw:layer="layout" svg:x1="12.831cm" svg:y1="22.34cm" svg:x2="13.511cm" svg:y2="22.848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1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3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15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3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587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491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589cm" svg:x2="8.934cm" svg:y2="18.453cm" svg:d="M10068 17589l-1134 864" svg:viewBox="0 0 1135 865">
          <text:p/>
        </draw:connector>
        <draw:line draw:style-name="gr14" draw:text-style-name="P1" draw:layer="layout" svg:x1="8.887cm" svg:y1="19.51cm" svg:x2="8.275cm" svg:y2="19.946cm">
          <text:p/>
        </draw:line>
        <draw:line draw:style-name="gr14" draw:text-style-name="P1" draw:layer="layout" svg:x1="9.499cm" svg:y1="19.946cm" svg:x2="8.887cm" svg:y2="19.51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2cm" svg:x2="11.607cm" svg:y2="18.421cm">
          <text:p/>
        </draw:line>
        <draw:line draw:style-name="gr14" draw:text-style-name="P1" draw:layer="layout" svg:x1="11.676cm" svg:y1="19.582cm" svg:x2="10.928cm" svg:y2="21.397cm">
          <text:p/>
        </draw:line>
        <draw:line draw:style-name="gr14" draw:text-style-name="P1" draw:layer="layout" svg:x1="11.676cm" svg:y1="19.582cm" svg:x2="12.628cm" svg:y2="21.397cm">
          <text:p/>
        </draw:line>
        <draw:line draw:style-name="gr14" draw:text-style-name="P1" draw:layer="layout" svg:x1="10.859cm" svg:y1="22.414cm" svg:x2="10.247cm" svg:y2="22.85cm">
          <text:p/>
        </draw:line>
        <draw:line draw:style-name="gr14" draw:text-style-name="P1" draw:layer="layout" svg:x1="12.832cm" svg:y1="22.341cm" svg:x2="12.152cm" svg:y2="22.849cm">
          <text:p/>
        </draw:line>
        <draw:line draw:style-name="gr14" draw:text-style-name="P1" draw:layer="layout" svg:x1="10.86cm" svg:y1="22.414cm" svg:x2="11.54cm" svg:y2="22.777cm">
          <text:p/>
        </draw:line>
        <draw:line draw:style-name="gr14" draw:text-style-name="P1" draw:layer="layout" svg:x1="12.832cm" svg:y1="22.341cm" svg:x2="13.512cm" svg:y2="22.849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15cm" svg:y="18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7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588cm" svg:x2="8.95cm" svg:y2="18.452cm" svg:d="M10084 17588l-1134 864" svg:viewBox="0 0 1135 865">
          <text:p/>
        </draw:connector>
        <draw:line draw:style-name="gr14" draw:text-style-name="P1" draw:layer="layout" svg:x1="8.903cm" svg:y1="19.509cm" svg:x2="8.291cm" svg:y2="19.945cm">
          <text:p/>
        </draw:line>
        <draw:line draw:style-name="gr14" draw:text-style-name="P1" draw:layer="layout" svg:x1="9.515cm" svg:y1="19.945cm" svg:x2="8.903cm" svg:y2="19.509cm">
          <text:p/>
        </draw:line>
        <draw:custom-shape draw:style-name="gr20" draw:text-style-name="P3" draw:layer="layout" svg:width="0.34cm" svg:height="0.363cm" svg:x="9.447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59cm" svg:y1="17.621cm" svg:x2="11.623cm" svg:y2="18.42cm">
          <text:p/>
        </draw:line>
        <draw:line draw:style-name="gr14" draw:text-style-name="P1" draw:layer="layout" svg:x1="11.691cm" svg:y1="19.581cm" svg:x2="10.943cm" svg:y2="21.396cm">
          <text:p/>
        </draw:line>
        <draw:line draw:style-name="gr14" draw:text-style-name="P1" draw:layer="layout" svg:x1="11.691cm" svg:y1="19.581cm" svg:x2="12.643cm" svg:y2="21.396cm">
          <text:p/>
        </draw:line>
        <draw:line draw:style-name="gr14" draw:text-style-name="P1" draw:layer="layout" svg:x1="10.875cm" svg:y1="22.413cm" svg:x2="10.263cm" svg:y2="22.849cm">
          <text:p/>
        </draw:line>
        <draw:line draw:style-name="gr14" draw:text-style-name="P1" draw:layer="layout" svg:x1="12.847cm" svg:y1="22.34cm" svg:x2="12.167cm" svg:y2="22.848cm">
          <text:p/>
        </draw:line>
        <draw:line draw:style-name="gr14" draw:text-style-name="P1" draw:layer="layout" svg:x1="10.875cm" svg:y1="22.413cm" svg:x2="11.555cm" svg:y2="22.776cm">
          <text:p/>
        </draw:line>
        <draw:line draw:style-name="gr14" draw:text-style-name="P1" draw:layer="layout" svg:x1="12.847cm" svg:y1="22.34cm" svg:x2="13.527cm" svg:y2="22.848cm">
          <text:p/>
        </draw:line>
        <draw:custom-shape draw:style-name="gr20" draw:text-style-name="P3" draw:layer="layout" svg:width="0.34cm" svg:height="0.363cm" svg:x="10.0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7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59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99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8.631cm" svg:y="18.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19cm" svg:y="18.7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0.603cm" svg:y="21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2.507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84cm" svg:y1="17.589cm" svg:x2="8.951cm" svg:y2="18.453cm" svg:d="M10084 17589l-1133 864" svg:viewBox="0 0 1134 865">
          <text:p/>
        </draw:connector>
        <draw:line draw:style-name="gr14" draw:text-style-name="P1" draw:layer="layout" svg:x1="8.904cm" svg:y1="19.51cm" svg:x2="8.292cm" svg:y2="19.946cm">
          <text:p/>
        </draw:line>
        <draw:line draw:style-name="gr14" draw:text-style-name="P1" draw:layer="layout" svg:x1="9.516cm" svg:y1="19.946cm" svg:x2="8.904cm" svg:y2="19.51cm">
          <text:p/>
        </draw:line>
        <draw:custom-shape draw:style-name="gr7" draw:text-style-name="P4" draw:layer="layout" svg:width="0.357cm" svg:height="0.368cm" svg:x="8.1cm" svg:y="20.3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9.448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6cm" svg:y1="17.622cm" svg:x2="11.624cm" svg:y2="18.421cm">
          <text:p/>
        </draw:line>
        <draw:line draw:style-name="gr14" draw:text-style-name="P1" draw:layer="layout" svg:x1="11.692cm" svg:y1="19.582cm" svg:x2="10.944cm" svg:y2="21.397cm">
          <text:p/>
        </draw:line>
        <draw:line draw:style-name="gr14" draw:text-style-name="P1" draw:layer="layout" svg:x1="11.692cm" svg:y1="19.582cm" svg:x2="12.644cm" svg:y2="21.397cm">
          <text:p/>
        </draw:line>
        <draw:line draw:style-name="gr14" draw:text-style-name="P1" draw:layer="layout" svg:x1="10.876cm" svg:y1="22.414cm" svg:x2="10.264cm" svg:y2="22.85cm">
          <text:p/>
        </draw:line>
        <draw:line draw:style-name="gr14" draw:text-style-name="P1" draw:layer="layout" svg:x1="12.848cm" svg:y1="22.341cm" svg:x2="12.168cm" svg:y2="22.849cm">
          <text:p/>
        </draw:line>
        <draw:line draw:style-name="gr14" draw:text-style-name="P1" draw:layer="layout" svg:x1="10.876cm" svg:y1="22.414cm" svg:x2="11.556cm" svg:y2="22.777cm">
          <text:p/>
        </draw:line>
        <draw:line draw:style-name="gr14" draw:text-style-name="P1" draw:layer="layout" svg:x1="12.848cm" svg:y1="22.341cm" svg:x2="13.528cm" svg:y2="22.849cm">
          <text:p/>
        </draw:line>
        <draw:custom-shape draw:style-name="gr20" draw:text-style-name="P3" draw:layer="layout" svg:width="0.34cm" svg:height="0.363cm" svg:x="10.06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88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6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1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32cm" svg:y="18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2cm" svg:y="18.7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4cm" svg:y="21.6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604cm" svg:y="21.6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508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8cm" svg:y1="17.589cm" svg:x2="8.934cm" svg:y2="18.453cm" svg:d="M10068 17589l-1134 864" svg:viewBox="0 0 1135 865">
          <text:p/>
        </draw:connector>
        <draw:line draw:style-name="gr14" draw:text-style-name="P1" draw:layer="layout" svg:x1="8.887cm" svg:y1="19.51cm" svg:x2="8.275cm" svg:y2="19.946cm">
          <text:p/>
        </draw:line>
        <draw:line draw:style-name="gr14" draw:text-style-name="P1" draw:layer="layout" svg:x1="9.499cm" svg:y1="19.946cm" svg:x2="8.887cm" svg:y2="19.51cm">
          <text:p/>
        </draw:line>
        <draw:custom-shape draw:style-name="gr20" draw:text-style-name="P3" draw:layer="layout" svg:width="0.34cm" svg:height="0.363cm" svg:x="9.431cm" svg:y="20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3cm" svg:y1="17.622cm" svg:x2="11.607cm" svg:y2="18.421cm">
          <text:p/>
        </draw:line>
        <draw:line draw:style-name="gr14" draw:text-style-name="P1" draw:layer="layout" svg:x1="11.676cm" svg:y1="19.582cm" svg:x2="10.928cm" svg:y2="21.397cm">
          <text:p/>
        </draw:line>
        <draw:line draw:style-name="gr14" draw:text-style-name="P1" draw:layer="layout" svg:x1="11.676cm" svg:y1="19.582cm" svg:x2="12.628cm" svg:y2="21.397cm">
          <text:p/>
        </draw:line>
        <draw:line draw:style-name="gr14" draw:text-style-name="P1" draw:layer="layout" svg:x1="10.859cm" svg:y1="22.414cm" svg:x2="10.247cm" svg:y2="22.85cm">
          <text:p/>
        </draw:line>
        <draw:line draw:style-name="gr14" draw:text-style-name="P1" draw:layer="layout" svg:x1="12.832cm" svg:y1="22.341cm" svg:x2="12.152cm" svg:y2="22.849cm">
          <text:p/>
        </draw:line>
        <draw:line draw:style-name="gr14" draw:text-style-name="P1" draw:layer="layout" svg:x1="10.86cm" svg:y1="22.414cm" svg:x2="11.54cm" svg:y2="22.777cm">
          <text:p/>
        </draw:line>
        <draw:line draw:style-name="gr14" draw:text-style-name="P1" draw:layer="layout" svg:x1="12.832cm" svg:y1="22.341cm" svg:x2="13.512cm" svg:y2="22.849cm">
          <text:p/>
        </draw:line>
        <draw:custom-shape draw:style-name="gr20" draw:text-style-name="P3" draw:layer="layout" svg:width="0.34cm" svg:height="0.363cm" svg:x="10.043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15cm" svg:y="18.7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1.404cm" svg:y="18.7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0.587cm" svg:y="21.6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0.069cm" svg:y1="17.589cm" svg:x2="8.935cm" svg:y2="18.453cm" svg:d="M10069 17589l-1134 864" svg:viewBox="0 0 1135 865">
          <text:p/>
        </draw:connector>
        <draw:line draw:style-name="gr14" draw:text-style-name="P1" draw:layer="layout" svg:x1="8.888cm" svg:y1="19.51cm" svg:x2="8.276cm" svg:y2="19.946cm">
          <text:p/>
        </draw:line>
        <draw:line draw:style-name="gr14" draw:text-style-name="P1" draw:layer="layout" svg:x1="9.5cm" svg:y1="19.946cm" svg:x2="8.888cm" svg:y2="19.51cm">
          <text:p/>
        </draw:line>
        <draw:custom-shape draw:style-name="gr20" draw:text-style-name="P3" draw:layer="layout" svg:width="0.34cm" svg:height="0.363cm" svg:x="9.432cm" svg:y="20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044cm" svg:y1="17.623cm" svg:x2="11.608cm" svg:y2="18.422cm">
          <text:p/>
        </draw:line>
        <draw:line draw:style-name="gr14" draw:text-style-name="P1" draw:layer="layout" svg:x1="11.676cm" svg:y1="19.583cm" svg:x2="10.928cm" svg:y2="21.398cm">
          <text:p/>
        </draw:line>
        <draw:line draw:style-name="gr14" draw:text-style-name="P1" draw:layer="layout" svg:x1="11.676cm" svg:y1="19.583cm" svg:x2="12.628cm" svg:y2="21.398cm">
          <text:p/>
        </draw:line>
        <draw:line draw:style-name="gr14" draw:text-style-name="P1" draw:layer="layout" svg:x1="10.86cm" svg:y1="22.414cm" svg:x2="10.248cm" svg:y2="22.85cm">
          <text:p/>
        </draw:line>
        <draw:line draw:style-name="gr14" draw:text-style-name="P1" draw:layer="layout" svg:x1="12.832cm" svg:y1="22.342cm" svg:x2="12.152cm" svg:y2="22.85cm">
          <text:p/>
        </draw:line>
        <draw:line draw:style-name="gr14" draw:text-style-name="P1" draw:layer="layout" svg:x1="10.86cm" svg:y1="22.414cm" svg:x2="11.54cm" svg:y2="22.777cm">
          <text:p/>
        </draw:line>
        <draw:line draw:style-name="gr14" draw:text-style-name="P1" draw:layer="layout" svg:x1="12.832cm" svg:y1="22.342cm" svg:x2="13.512cm" svg:y2="22.85cm">
          <text:p/>
        </draw:line>
        <draw:custom-shape draw:style-name="gr20" draw:text-style-name="P3" draw:layer="layout" svg:width="0.34cm" svg:height="0.363cm" svg:x="10.044cm" svg:y="23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1.472cm" svg:y="23.2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3.444cm" svg:y="23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2.084cm" svg:y="23.2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8.616cm" svg:y="18.7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1.404cm" svg:y="18.7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8cm" svg:y="21.6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0.588cm" svg:y="21.6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2.492cm" svg:y="21.543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2cm" svg:y1="17.71cm" svg:x2="14.649cm" svg:y2="18.574cm" svg:d="M15782 17710l-1133 864" svg:viewBox="0 0 1134 865">
          <text:p/>
        </draw:connector>
        <draw:line draw:style-name="gr14" draw:text-style-name="P1" draw:layer="layout" svg:x1="14.602cm" svg:y1="19.631cm" svg:x2="13.99cm" svg:y2="20.067cm">
          <text:p/>
        </draw:line>
        <draw:line draw:style-name="gr14" draw:text-style-name="P1" draw:layer="layout" svg:x1="15.214cm" svg:y1="20.067cm" svg:x2="14.602cm" svg:y2="19.631cm">
          <text:p/>
        </draw:line>
        <draw:custom-shape draw:style-name="gr20" draw:text-style-name="P3" draw:layer="layout" svg:width="0.34cm" svg:height="0.363cm" svg:x="15.146cm" svg:y="20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44cm" svg:x2="17.322cm" svg:y2="18.543cm">
          <text:p/>
        </draw:line>
        <draw:line draw:style-name="gr14" draw:text-style-name="P1" draw:layer="layout" svg:x1="17.39cm" svg:y1="19.704cm" svg:x2="16.642cm" svg:y2="21.519cm">
          <text:p/>
        </draw:line>
        <draw:line draw:style-name="gr14" draw:text-style-name="P1" draw:layer="layout" svg:x1="17.39cm" svg:y1="19.704cm" svg:x2="18.342cm" svg:y2="21.519cm">
          <text:p/>
        </draw:line>
        <draw:line draw:style-name="gr14" draw:text-style-name="P1" draw:layer="layout" svg:x1="16.574cm" svg:y1="22.535cm" svg:x2="15.962cm" svg:y2="22.971cm">
          <text:p/>
        </draw:line>
        <draw:line draw:style-name="gr14" draw:text-style-name="P1" draw:layer="layout" svg:x1="18.546cm" svg:y1="22.463cm" svg:x2="17.866cm" svg:y2="22.971cm">
          <text:p/>
        </draw:line>
        <draw:line draw:style-name="gr14" draw:text-style-name="P1" draw:layer="layout" svg:x1="16.574cm" svg:y1="22.535cm" svg:x2="17.254cm" svg:y2="22.898cm">
          <text:p/>
        </draw:line>
        <draw:line draw:style-name="gr14" draw:text-style-name="P1" draw:layer="layout" svg:x1="18.546cm" svg:y1="22.463cm" svg:x2="19.226cm" svg:y2="22.971cm">
          <text:p/>
        </draw:line>
        <draw:custom-shape draw:style-name="gr20" draw:text-style-name="P3" draw:layer="layout" svg:width="0.34cm" svg:height="0.363cm" svg:x="15.758cm" svg:y="23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6cm" svg:y="23.3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8cm" svg:y="23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8cm" svg:y="23.3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18cm" svg:y="16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3cm" svg:y="18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8cm" svg:y="18.9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18cm" svg:y="16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206cm" svg:y="21.664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711cm" svg:x2="14.649cm" svg:y2="18.575cm" svg:d="M15783 17711l-1134 864" svg:viewBox="0 0 1135 865">
          <text:p/>
        </draw:connector>
        <draw:line draw:style-name="gr14" draw:text-style-name="P1" draw:layer="layout" svg:x1="14.602cm" svg:y1="19.632cm" svg:x2="13.99cm" svg:y2="20.068cm">
          <text:p/>
        </draw:line>
        <draw:line draw:style-name="gr14" draw:text-style-name="P1" draw:layer="layout" svg:x1="15.214cm" svg:y1="20.068cm" svg:x2="14.602cm" svg:y2="19.632cm">
          <text:p/>
        </draw:line>
        <draw:custom-shape draw:style-name="gr20" draw:text-style-name="P3" draw:layer="layout" svg:width="0.34cm" svg:height="0.363cm" svg:x="15.146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45cm" svg:x2="17.322cm" svg:y2="18.544cm">
          <text:p/>
        </draw:line>
        <draw:line draw:style-name="gr14" draw:text-style-name="P1" draw:layer="layout" svg:x1="17.39cm" svg:y1="19.705cm" svg:x2="16.642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4cm" svg:y1="22.536cm" svg:x2="15.962cm" svg:y2="22.972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4cm" svg:y1="22.536cm" svg:x2="17.254cm" svg:y2="22.89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8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3cm" svg:y="18.8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711cm" svg:x2="14.633cm" svg:y2="18.575cm" svg:d="M15767 17711l-1134 864" svg:viewBox="0 0 1135 865">
          <text:p/>
        </draw:connector>
        <draw:line draw:style-name="gr14" draw:text-style-name="P1" draw:layer="layout" svg:x1="14.586cm" svg:y1="19.632cm" svg:x2="13.974cm" svg:y2="20.068cm">
          <text:p/>
        </draw:line>
        <draw:line draw:style-name="gr14" draw:text-style-name="P1" draw:layer="layout" svg:x1="15.198cm" svg:y1="20.068cm" svg:x2="14.586cm" svg:y2="19.632cm">
          <text:p/>
        </draw:line>
        <draw:custom-shape draw:style-name="gr20" draw:text-style-name="P3" draw:layer="layout" svg:width="0.34cm" svg:height="0.363cm" svg:x="15.13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2cm" svg:y1="17.745cm" svg:x2="17.306cm" svg:y2="18.544cm">
          <text:p/>
        </draw:line>
        <draw:line draw:style-name="gr14" draw:text-style-name="P1" draw:layer="layout" svg:x1="17.374cm" svg:y1="19.705cm" svg:x2="16.626cm" svg:y2="21.52cm">
          <text:p/>
        </draw:line>
        <draw:line draw:style-name="gr14" draw:text-style-name="P1" draw:layer="layout" svg:x1="17.374cm" svg:y1="19.705cm" svg:x2="18.326cm" svg:y2="21.52cm">
          <text:p/>
        </draw:line>
        <draw:line draw:style-name="gr14" draw:text-style-name="P1" draw:layer="layout" svg:x1="16.558cm" svg:y1="22.536cm" svg:x2="15.946cm" svg:y2="22.972cm">
          <text:p/>
        </draw:line>
        <draw:line draw:style-name="gr14" draw:text-style-name="P1" draw:layer="layout" svg:x1="18.53cm" svg:y1="22.464cm" svg:x2="17.85cm" svg:y2="22.972cm">
          <text:p/>
        </draw:line>
        <draw:line draw:style-name="gr14" draw:text-style-name="P1" draw:layer="layout" svg:x1="16.558cm" svg:y1="22.536cm" svg:x2="17.238cm" svg:y2="22.899cm">
          <text:p/>
        </draw:line>
        <draw:line draw:style-name="gr14" draw:text-style-name="P1" draw:layer="layout" svg:x1="18.53cm" svg:y1="22.464cm" svg:x2="19.21cm" svg:y2="22.972cm">
          <text:p/>
        </draw:line>
        <draw:custom-shape draw:style-name="gr20" draw:text-style-name="P3" draw:layer="layout" svg:width="0.34cm" svg:height="0.363cm" svg:x="15.742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2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2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02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14cm" svg:y="18.8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02cm" svg:y="18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02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6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6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cm" svg:y="21.6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712cm" svg:x2="14.634cm" svg:y2="18.576cm" svg:d="M15767 17712l-1133 864" svg:viewBox="0 0 1134 865">
          <text:p/>
        </draw:connector>
        <draw:line draw:style-name="gr14" draw:text-style-name="P1" draw:layer="layout" svg:x1="14.587cm" svg:y1="19.633cm" svg:x2="13.975cm" svg:y2="20.069cm">
          <text:p/>
        </draw:line>
        <draw:line draw:style-name="gr14" draw:text-style-name="P1" draw:layer="layout" svg:x1="15.199cm" svg:y1="20.069cm" svg:x2="14.587cm" svg:y2="19.633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5cm" svg:x2="17.307cm" svg:y2="18.544cm">
          <text:p/>
        </draw:line>
        <draw:line draw:style-name="gr14" draw:text-style-name="P1" draw:layer="layout" svg:x1="17.375cm" svg:y1="19.705cm" svg:x2="16.627cm" svg:y2="21.52cm">
          <text:p/>
        </draw:line>
        <draw:line draw:style-name="gr14" draw:text-style-name="P1" draw:layer="layout" svg:x1="17.375cm" svg:y1="19.705cm" svg:x2="18.327cm" svg:y2="21.52cm">
          <text:p/>
        </draw:line>
        <draw:line draw:style-name="gr14" draw:text-style-name="P1" draw:layer="layout" svg:x1="16.559cm" svg:y1="22.537cm" svg:x2="15.947cm" svg:y2="22.973cm">
          <text:p/>
        </draw:line>
        <draw:line draw:style-name="gr14" draw:text-style-name="P1" draw:layer="layout" svg:x1="18.531cm" svg:y1="22.464cm" svg:x2="17.851cm" svg:y2="22.972cm">
          <text:p/>
        </draw:line>
        <draw:line draw:style-name="gr14" draw:text-style-name="P1" draw:layer="layout" svg:x1="16.559cm" svg:y1="22.537cm" svg:x2="17.239cm" svg:y2="22.9cm">
          <text:p/>
        </draw:line>
        <draw:line draw:style-name="gr14" draw:text-style-name="P1" draw:layer="layout" svg:x1="18.531cm" svg:y1="22.464cm" svg:x2="19.211cm" svg:y2="22.972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15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711cm" svg:x2="14.649cm" svg:y2="18.575cm" svg:d="M15783 17711l-1134 864" svg:viewBox="0 0 1135 865">
          <text:p/>
        </draw:connector>
        <draw:line draw:style-name="gr14" draw:text-style-name="P1" draw:layer="layout" svg:x1="14.602cm" svg:y1="19.632cm" svg:x2="13.99cm" svg:y2="20.068cm">
          <text:p/>
        </draw:line>
        <draw:line draw:style-name="gr14" draw:text-style-name="P1" draw:layer="layout" svg:x1="15.214cm" svg:y1="20.068cm" svg:x2="14.602cm" svg:y2="19.632cm">
          <text:p/>
        </draw:line>
        <draw:custom-shape draw:style-name="gr20" draw:text-style-name="P3" draw:layer="layout" svg:width="0.34cm" svg:height="0.363cm" svg:x="15.146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45cm" svg:x2="17.322cm" svg:y2="18.544cm">
          <text:p/>
        </draw:line>
        <draw:line draw:style-name="gr14" draw:text-style-name="P1" draw:layer="layout" svg:x1="17.39cm" svg:y1="19.705cm" svg:x2="16.642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4cm" svg:y1="22.536cm" svg:x2="15.962cm" svg:y2="22.972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4cm" svg:y1="22.536cm" svg:x2="17.254cm" svg:y2="22.89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8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3cm" svg:y="18.8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712cm" svg:x2="14.65cm" svg:y2="18.576cm" svg:d="M15784 17712l-1134 864" svg:viewBox="0 0 1135 865">
          <text:p/>
        </draw:connector>
        <draw:line draw:style-name="gr14" draw:text-style-name="P1" draw:layer="layout" svg:x1="14.603cm" svg:y1="19.633cm" svg:x2="13.991cm" svg:y2="20.069cm">
          <text:p/>
        </draw:line>
        <draw:line draw:style-name="gr14" draw:text-style-name="P1" draw:layer="layout" svg:x1="15.215cm" svg:y1="20.069cm" svg:x2="14.603cm" svg:y2="19.633cm">
          <text:p/>
        </draw:line>
        <draw:custom-shape draw:style-name="gr20" draw:text-style-name="P3" draw:layer="layout" svg:width="0.34cm" svg:height="0.363cm" svg:x="15.147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45cm" svg:x2="17.323cm" svg:y2="18.544cm">
          <text:p/>
        </draw:line>
        <draw:line draw:style-name="gr14" draw:text-style-name="P1" draw:layer="layout" svg:x1="17.391cm" svg:y1="19.705cm" svg:x2="16.643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5cm" svg:y1="22.537cm" svg:x2="15.963cm" svg:y2="22.973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5cm" svg:y1="22.537cm" svg:x2="17.255cm" svg:y2="22.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31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712cm" svg:x2="14.634cm" svg:y2="18.576cm" svg:d="M15767 17712l-1133 864" svg:viewBox="0 0 1134 865">
          <text:p/>
        </draw:connector>
        <draw:line draw:style-name="gr14" draw:text-style-name="P1" draw:layer="layout" svg:x1="14.587cm" svg:y1="19.633cm" svg:x2="13.975cm" svg:y2="20.069cm">
          <text:p/>
        </draw:line>
        <draw:line draw:style-name="gr14" draw:text-style-name="P1" draw:layer="layout" svg:x1="15.199cm" svg:y1="20.069cm" svg:x2="14.587cm" svg:y2="19.633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5cm" svg:x2="17.307cm" svg:y2="18.544cm">
          <text:p/>
        </draw:line>
        <draw:line draw:style-name="gr14" draw:text-style-name="P1" draw:layer="layout" svg:x1="17.375cm" svg:y1="19.705cm" svg:x2="16.627cm" svg:y2="21.52cm">
          <text:p/>
        </draw:line>
        <draw:line draw:style-name="gr14" draw:text-style-name="P1" draw:layer="layout" svg:x1="17.375cm" svg:y1="19.705cm" svg:x2="18.327cm" svg:y2="21.52cm">
          <text:p/>
        </draw:line>
        <draw:line draw:style-name="gr14" draw:text-style-name="P1" draw:layer="layout" svg:x1="16.559cm" svg:y1="22.537cm" svg:x2="15.947cm" svg:y2="22.973cm">
          <text:p/>
        </draw:line>
        <draw:line draw:style-name="gr14" draw:text-style-name="P1" draw:layer="layout" svg:x1="18.531cm" svg:y1="22.464cm" svg:x2="17.851cm" svg:y2="22.972cm">
          <text:p/>
        </draw:line>
        <draw:line draw:style-name="gr14" draw:text-style-name="P1" draw:layer="layout" svg:x1="16.559cm" svg:y1="22.537cm" svg:x2="17.239cm" svg:y2="22.9cm">
          <text:p/>
        </draw:line>
        <draw:line draw:style-name="gr14" draw:text-style-name="P1" draw:layer="layout" svg:x1="18.531cm" svg:y1="22.464cm" svg:x2="19.211cm" svg:y2="22.972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15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713cm" svg:x2="14.634cm" svg:y2="18.577cm" svg:d="M15768 17713l-1134 864" svg:viewBox="0 0 1135 865">
          <text:p/>
        </draw:connector>
        <draw:line draw:style-name="gr14" draw:text-style-name="P1" draw:layer="layout" svg:x1="14.587cm" svg:y1="19.634cm" svg:x2="13.975cm" svg:y2="20.07cm">
          <text:p/>
        </draw:line>
        <draw:line draw:style-name="gr14" draw:text-style-name="P1" draw:layer="layout" svg:x1="15.199cm" svg:y1="20.07cm" svg:x2="14.587cm" svg:y2="19.634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6cm" svg:x2="17.307cm" svg:y2="18.545cm">
          <text:p/>
        </draw:line>
        <draw:line draw:style-name="gr14" draw:text-style-name="P1" draw:layer="layout" svg:x1="17.376cm" svg:y1="19.706cm" svg:x2="16.628cm" svg:y2="21.521cm">
          <text:p/>
        </draw:line>
        <draw:line draw:style-name="gr14" draw:text-style-name="P1" draw:layer="layout" svg:x1="17.376cm" svg:y1="19.706cm" svg:x2="18.328cm" svg:y2="21.521cm">
          <text:p/>
        </draw:line>
        <draw:line draw:style-name="gr14" draw:text-style-name="P1" draw:layer="layout" svg:x1="16.559cm" svg:y1="22.538cm" svg:x2="15.947cm" svg:y2="22.974cm">
          <text:p/>
        </draw:line>
        <draw:line draw:style-name="gr14" draw:text-style-name="P1" draw:layer="layout" svg:x1="18.532cm" svg:y1="22.465cm" svg:x2="17.852cm" svg:y2="22.973cm">
          <text:p/>
        </draw:line>
        <draw:line draw:style-name="gr14" draw:text-style-name="P1" draw:layer="layout" svg:x1="16.56cm" svg:y1="22.538cm" svg:x2="17.24cm" svg:y2="22.901cm">
          <text:p/>
        </draw:line>
        <draw:line draw:style-name="gr14" draw:text-style-name="P1" draw:layer="layout" svg:x1="18.532cm" svg:y1="22.465cm" svg:x2="19.212cm" svg:y2="22.973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15cm" svg:y="18.8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9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711cm" svg:x2="14.649cm" svg:y2="18.575cm" svg:d="M15783 17711l-1134 864" svg:viewBox="0 0 1135 865">
          <text:p/>
        </draw:connector>
        <draw:line draw:style-name="gr14" draw:text-style-name="P1" draw:layer="layout" svg:x1="14.602cm" svg:y1="19.632cm" svg:x2="13.99cm" svg:y2="20.068cm">
          <text:p/>
        </draw:line>
        <draw:line draw:style-name="gr14" draw:text-style-name="P1" draw:layer="layout" svg:x1="15.214cm" svg:y1="20.068cm" svg:x2="14.602cm" svg:y2="19.632cm">
          <text:p/>
        </draw:line>
        <draw:custom-shape draw:style-name="gr20" draw:text-style-name="P3" draw:layer="layout" svg:width="0.34cm" svg:height="0.363cm" svg:x="15.146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45cm" svg:x2="17.322cm" svg:y2="18.544cm">
          <text:p/>
        </draw:line>
        <draw:line draw:style-name="gr14" draw:text-style-name="P1" draw:layer="layout" svg:x1="17.39cm" svg:y1="19.705cm" svg:x2="16.642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4cm" svg:y1="22.536cm" svg:x2="15.962cm" svg:y2="22.972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4cm" svg:y1="22.536cm" svg:x2="17.254cm" svg:y2="22.89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8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3cm" svg:y="18.8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712cm" svg:x2="14.65cm" svg:y2="18.576cm" svg:d="M15784 17712l-1134 864" svg:viewBox="0 0 1135 865">
          <text:p/>
        </draw:connector>
        <draw:line draw:style-name="gr14" draw:text-style-name="P1" draw:layer="layout" svg:x1="14.603cm" svg:y1="19.633cm" svg:x2="13.991cm" svg:y2="20.069cm">
          <text:p/>
        </draw:line>
        <draw:line draw:style-name="gr14" draw:text-style-name="P1" draw:layer="layout" svg:x1="15.215cm" svg:y1="20.069cm" svg:x2="14.603cm" svg:y2="19.633cm">
          <text:p/>
        </draw:line>
        <draw:custom-shape draw:style-name="gr20" draw:text-style-name="P3" draw:layer="layout" svg:width="0.34cm" svg:height="0.363cm" svg:x="15.147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45cm" svg:x2="17.323cm" svg:y2="18.544cm">
          <text:p/>
        </draw:line>
        <draw:line draw:style-name="gr14" draw:text-style-name="P1" draw:layer="layout" svg:x1="17.391cm" svg:y1="19.705cm" svg:x2="16.643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5cm" svg:y1="22.537cm" svg:x2="15.963cm" svg:y2="22.973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5cm" svg:y1="22.537cm" svg:x2="17.255cm" svg:y2="22.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31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712cm" svg:x2="14.634cm" svg:y2="18.576cm" svg:d="M15767 17712l-1133 864" svg:viewBox="0 0 1134 865">
          <text:p/>
        </draw:connector>
        <draw:line draw:style-name="gr14" draw:text-style-name="P1" draw:layer="layout" svg:x1="14.587cm" svg:y1="19.633cm" svg:x2="13.975cm" svg:y2="20.069cm">
          <text:p/>
        </draw:line>
        <draw:line draw:style-name="gr14" draw:text-style-name="P1" draw:layer="layout" svg:x1="15.199cm" svg:y1="20.069cm" svg:x2="14.587cm" svg:y2="19.633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5cm" svg:x2="17.307cm" svg:y2="18.544cm">
          <text:p/>
        </draw:line>
        <draw:line draw:style-name="gr14" draw:text-style-name="P1" draw:layer="layout" svg:x1="17.375cm" svg:y1="19.705cm" svg:x2="16.627cm" svg:y2="21.52cm">
          <text:p/>
        </draw:line>
        <draw:line draw:style-name="gr14" draw:text-style-name="P1" draw:layer="layout" svg:x1="17.375cm" svg:y1="19.705cm" svg:x2="18.327cm" svg:y2="21.52cm">
          <text:p/>
        </draw:line>
        <draw:line draw:style-name="gr14" draw:text-style-name="P1" draw:layer="layout" svg:x1="16.559cm" svg:y1="22.537cm" svg:x2="15.947cm" svg:y2="22.973cm">
          <text:p/>
        </draw:line>
        <draw:line draw:style-name="gr14" draw:text-style-name="P1" draw:layer="layout" svg:x1="18.531cm" svg:y1="22.464cm" svg:x2="17.851cm" svg:y2="22.972cm">
          <text:p/>
        </draw:line>
        <draw:line draw:style-name="gr14" draw:text-style-name="P1" draw:layer="layout" svg:x1="16.559cm" svg:y1="22.537cm" svg:x2="17.239cm" svg:y2="22.9cm">
          <text:p/>
        </draw:line>
        <draw:line draw:style-name="gr14" draw:text-style-name="P1" draw:layer="layout" svg:x1="18.531cm" svg:y1="22.464cm" svg:x2="19.211cm" svg:y2="22.972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15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713cm" svg:x2="14.634cm" svg:y2="18.577cm" svg:d="M15768 17713l-1134 864" svg:viewBox="0 0 1135 865">
          <text:p/>
        </draw:connector>
        <draw:line draw:style-name="gr14" draw:text-style-name="P1" draw:layer="layout" svg:x1="14.587cm" svg:y1="19.634cm" svg:x2="13.975cm" svg:y2="20.07cm">
          <text:p/>
        </draw:line>
        <draw:line draw:style-name="gr14" draw:text-style-name="P1" draw:layer="layout" svg:x1="15.199cm" svg:y1="20.07cm" svg:x2="14.587cm" svg:y2="19.634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6cm" svg:x2="17.307cm" svg:y2="18.545cm">
          <text:p/>
        </draw:line>
        <draw:line draw:style-name="gr14" draw:text-style-name="P1" draw:layer="layout" svg:x1="17.376cm" svg:y1="19.706cm" svg:x2="16.628cm" svg:y2="21.521cm">
          <text:p/>
        </draw:line>
        <draw:line draw:style-name="gr14" draw:text-style-name="P1" draw:layer="layout" svg:x1="17.376cm" svg:y1="19.706cm" svg:x2="18.328cm" svg:y2="21.521cm">
          <text:p/>
        </draw:line>
        <draw:line draw:style-name="gr14" draw:text-style-name="P1" draw:layer="layout" svg:x1="16.559cm" svg:y1="22.538cm" svg:x2="15.947cm" svg:y2="22.974cm">
          <text:p/>
        </draw:line>
        <draw:line draw:style-name="gr14" draw:text-style-name="P1" draw:layer="layout" svg:x1="18.532cm" svg:y1="22.465cm" svg:x2="17.852cm" svg:y2="22.973cm">
          <text:p/>
        </draw:line>
        <draw:line draw:style-name="gr14" draw:text-style-name="P1" draw:layer="layout" svg:x1="16.56cm" svg:y1="22.538cm" svg:x2="17.24cm" svg:y2="22.901cm">
          <text:p/>
        </draw:line>
        <draw:line draw:style-name="gr14" draw:text-style-name="P1" draw:layer="layout" svg:x1="18.532cm" svg:y1="22.465cm" svg:x2="19.212cm" svg:y2="22.973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15cm" svg:y="18.8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9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712cm" svg:x2="14.65cm" svg:y2="18.576cm" svg:d="M15784 17712l-1134 864" svg:viewBox="0 0 1135 865">
          <text:p/>
        </draw:connector>
        <draw:line draw:style-name="gr14" draw:text-style-name="P1" draw:layer="layout" svg:x1="14.603cm" svg:y1="19.633cm" svg:x2="13.991cm" svg:y2="20.069cm">
          <text:p/>
        </draw:line>
        <draw:line draw:style-name="gr14" draw:text-style-name="P1" draw:layer="layout" svg:x1="15.215cm" svg:y1="20.069cm" svg:x2="14.603cm" svg:y2="19.633cm">
          <text:p/>
        </draw:line>
        <draw:custom-shape draw:style-name="gr20" draw:text-style-name="P3" draw:layer="layout" svg:width="0.34cm" svg:height="0.363cm" svg:x="15.147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45cm" svg:x2="17.323cm" svg:y2="18.544cm">
          <text:p/>
        </draw:line>
        <draw:line draw:style-name="gr14" draw:text-style-name="P1" draw:layer="layout" svg:x1="17.391cm" svg:y1="19.705cm" svg:x2="16.643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5cm" svg:y1="22.537cm" svg:x2="15.963cm" svg:y2="22.973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5cm" svg:y1="22.537cm" svg:x2="17.255cm" svg:y2="22.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31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713cm" svg:x2="14.651cm" svg:y2="18.577cm" svg:d="M15784 17713l-1133 864" svg:viewBox="0 0 1134 865">
          <text:p/>
        </draw:connector>
        <draw:line draw:style-name="gr14" draw:text-style-name="P1" draw:layer="layout" svg:x1="14.604cm" svg:y1="19.634cm" svg:x2="13.992cm" svg:y2="20.07cm">
          <text:p/>
        </draw:line>
        <draw:line draw:style-name="gr14" draw:text-style-name="P1" draw:layer="layout" svg:x1="15.216cm" svg:y1="20.07cm" svg:x2="14.604cm" svg:y2="19.634cm">
          <text:p/>
        </draw:line>
        <draw:custom-shape draw:style-name="gr7" draw:text-style-name="P4" draw:layer="layout" svg:width="0.357cm" svg:height="0.368cm" svg:x="13.8cm" svg:y="20.4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5.148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6cm" svg:y1="17.746cm" svg:x2="17.324cm" svg:y2="18.545cm">
          <text:p/>
        </draw:line>
        <draw:line draw:style-name="gr14" draw:text-style-name="P1" draw:layer="layout" svg:x1="17.392cm" svg:y1="19.706cm" svg:x2="16.644cm" svg:y2="21.521cm">
          <text:p/>
        </draw:line>
        <draw:line draw:style-name="gr14" draw:text-style-name="P1" draw:layer="layout" svg:x1="17.392cm" svg:y1="19.706cm" svg:x2="18.344cm" svg:y2="21.521cm">
          <text:p/>
        </draw:line>
        <draw:line draw:style-name="gr14" draw:text-style-name="P1" draw:layer="layout" svg:x1="16.576cm" svg:y1="22.538cm" svg:x2="15.964cm" svg:y2="22.974cm">
          <text:p/>
        </draw:line>
        <draw:line draw:style-name="gr14" draw:text-style-name="P1" draw:layer="layout" svg:x1="18.548cm" svg:y1="22.465cm" svg:x2="17.868cm" svg:y2="22.973cm">
          <text:p/>
        </draw:line>
        <draw:line draw:style-name="gr14" draw:text-style-name="P1" draw:layer="layout" svg:x1="16.576cm" svg:y1="22.538cm" svg:x2="17.256cm" svg:y2="22.901cm">
          <text:p/>
        </draw:line>
        <draw:line draw:style-name="gr14" draw:text-style-name="P1" draw:layer="layout" svg:x1="18.548cm" svg:y1="22.465cm" svg:x2="19.228cm" svg:y2="22.973cm">
          <text:p/>
        </draw:line>
        <draw:custom-shape draw:style-name="gr20" draw:text-style-name="P3" draw:layer="layout" svg:width="0.34cm" svg:height="0.363cm" svg:x="15.76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8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6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8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2cm" svg:y="16.8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32cm" svg:y="18.8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2cm" svg:y="18.9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2cm" svg:y="16.8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4cm" svg:y="21.7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4cm" svg:y="21.7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208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713cm" svg:x2="14.634cm" svg:y2="18.577cm" svg:d="M15768 17713l-1134 864" svg:viewBox="0 0 1135 865">
          <text:p/>
        </draw:connector>
        <draw:line draw:style-name="gr14" draw:text-style-name="P1" draw:layer="layout" svg:x1="14.587cm" svg:y1="19.634cm" svg:x2="13.975cm" svg:y2="20.07cm">
          <text:p/>
        </draw:line>
        <draw:line draw:style-name="gr14" draw:text-style-name="P1" draw:layer="layout" svg:x1="15.199cm" svg:y1="20.07cm" svg:x2="14.587cm" svg:y2="19.634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6cm" svg:x2="17.307cm" svg:y2="18.545cm">
          <text:p/>
        </draw:line>
        <draw:line draw:style-name="gr14" draw:text-style-name="P1" draw:layer="layout" svg:x1="17.376cm" svg:y1="19.706cm" svg:x2="16.628cm" svg:y2="21.521cm">
          <text:p/>
        </draw:line>
        <draw:line draw:style-name="gr14" draw:text-style-name="P1" draw:layer="layout" svg:x1="17.376cm" svg:y1="19.706cm" svg:x2="18.328cm" svg:y2="21.521cm">
          <text:p/>
        </draw:line>
        <draw:line draw:style-name="gr14" draw:text-style-name="P1" draw:layer="layout" svg:x1="16.559cm" svg:y1="22.538cm" svg:x2="15.947cm" svg:y2="22.974cm">
          <text:p/>
        </draw:line>
        <draw:line draw:style-name="gr14" draw:text-style-name="P1" draw:layer="layout" svg:x1="18.532cm" svg:y1="22.465cm" svg:x2="17.852cm" svg:y2="22.973cm">
          <text:p/>
        </draw:line>
        <draw:line draw:style-name="gr14" draw:text-style-name="P1" draw:layer="layout" svg:x1="16.56cm" svg:y1="22.538cm" svg:x2="17.24cm" svg:y2="22.901cm">
          <text:p/>
        </draw:line>
        <draw:line draw:style-name="gr14" draw:text-style-name="P1" draw:layer="layout" svg:x1="18.532cm" svg:y1="22.465cm" svg:x2="19.212cm" svg:y2="22.973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15cm" svg:y="18.8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9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9cm" svg:y1="17.713cm" svg:x2="14.635cm" svg:y2="18.577cm" svg:d="M15769 17713l-1134 864" svg:viewBox="0 0 1135 865">
          <text:p/>
        </draw:connector>
        <draw:line draw:style-name="gr14" draw:text-style-name="P1" draw:layer="layout" svg:x1="14.588cm" svg:y1="19.634cm" svg:x2="13.976cm" svg:y2="20.07cm">
          <text:p/>
        </draw:line>
        <draw:line draw:style-name="gr14" draw:text-style-name="P1" draw:layer="layout" svg:x1="15.2cm" svg:y1="20.07cm" svg:x2="14.588cm" svg:y2="19.634cm">
          <text:p/>
        </draw:line>
        <draw:custom-shape draw:style-name="gr20" draw:text-style-name="P3" draw:layer="layout" svg:width="0.34cm" svg:height="0.363cm" svg:x="15.132cm" svg:y="20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4cm" svg:y1="17.747cm" svg:x2="17.308cm" svg:y2="18.546cm">
          <text:p/>
        </draw:line>
        <draw:line draw:style-name="gr14" draw:text-style-name="P1" draw:layer="layout" svg:x1="17.376cm" svg:y1="19.707cm" svg:x2="16.628cm" svg:y2="21.522cm">
          <text:p/>
        </draw:line>
        <draw:line draw:style-name="gr14" draw:text-style-name="P1" draw:layer="layout" svg:x1="17.376cm" svg:y1="19.707cm" svg:x2="18.328cm" svg:y2="21.522cm">
          <text:p/>
        </draw:line>
        <draw:line draw:style-name="gr14" draw:text-style-name="P1" draw:layer="layout" svg:x1="16.56cm" svg:y1="22.538cm" svg:x2="15.948cm" svg:y2="22.974cm">
          <text:p/>
        </draw:line>
        <draw:line draw:style-name="gr14" draw:text-style-name="P1" draw:layer="layout" svg:x1="18.532cm" svg:y1="22.466cm" svg:x2="17.852cm" svg:y2="22.974cm">
          <text:p/>
        </draw:line>
        <draw:line draw:style-name="gr14" draw:text-style-name="P1" draw:layer="layout" svg:x1="16.56cm" svg:y1="22.538cm" svg:x2="17.24cm" svg:y2="22.901cm">
          <text:p/>
        </draw:line>
        <draw:line draw:style-name="gr14" draw:text-style-name="P1" draw:layer="layout" svg:x1="18.532cm" svg:y1="22.466cm" svg:x2="19.212cm" svg:y2="22.974cm">
          <text:p/>
        </draw:line>
        <draw:custom-shape draw:style-name="gr20" draw:text-style-name="P3" draw:layer="layout" svg:width="0.34cm" svg:height="0.363cm" svg:x="15.744cm" svg:y="23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04cm" svg:y="16.8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16cm" svg:y="18.8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04cm" svg:y="18.9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04cm" svg:y="16.8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8cm" svg:y="21.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8cm" svg:y="21.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67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2cm" svg:y1="17.71cm" svg:x2="14.649cm" svg:y2="18.574cm" svg:d="M15782 17710l-1133 864" svg:viewBox="0 0 1134 865">
          <text:p/>
        </draw:connector>
        <draw:line draw:style-name="gr14" draw:text-style-name="P1" draw:layer="layout" svg:x1="14.602cm" svg:y1="19.631cm" svg:x2="13.99cm" svg:y2="20.067cm">
          <text:p/>
        </draw:line>
        <draw:line draw:style-name="gr14" draw:text-style-name="P1" draw:layer="layout" svg:x1="15.214cm" svg:y1="20.067cm" svg:x2="14.602cm" svg:y2="19.631cm">
          <text:p/>
        </draw:line>
        <draw:custom-shape draw:style-name="gr20" draw:text-style-name="P3" draw:layer="layout" svg:width="0.34cm" svg:height="0.363cm" svg:x="15.146cm" svg:y="20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44cm" svg:x2="17.322cm" svg:y2="18.543cm">
          <text:p/>
        </draw:line>
        <draw:line draw:style-name="gr14" draw:text-style-name="P1" draw:layer="layout" svg:x1="17.39cm" svg:y1="19.704cm" svg:x2="16.642cm" svg:y2="21.519cm">
          <text:p/>
        </draw:line>
        <draw:line draw:style-name="gr14" draw:text-style-name="P1" draw:layer="layout" svg:x1="17.39cm" svg:y1="19.704cm" svg:x2="18.342cm" svg:y2="21.519cm">
          <text:p/>
        </draw:line>
        <draw:line draw:style-name="gr14" draw:text-style-name="P1" draw:layer="layout" svg:x1="16.574cm" svg:y1="22.535cm" svg:x2="15.962cm" svg:y2="22.971cm">
          <text:p/>
        </draw:line>
        <draw:line draw:style-name="gr14" draw:text-style-name="P1" draw:layer="layout" svg:x1="18.546cm" svg:y1="22.463cm" svg:x2="17.866cm" svg:y2="22.971cm">
          <text:p/>
        </draw:line>
        <draw:line draw:style-name="gr14" draw:text-style-name="P1" draw:layer="layout" svg:x1="16.574cm" svg:y1="22.535cm" svg:x2="17.254cm" svg:y2="22.898cm">
          <text:p/>
        </draw:line>
        <draw:line draw:style-name="gr14" draw:text-style-name="P1" draw:layer="layout" svg:x1="18.546cm" svg:y1="22.463cm" svg:x2="19.226cm" svg:y2="22.971cm">
          <text:p/>
        </draw:line>
        <draw:custom-shape draw:style-name="gr20" draw:text-style-name="P3" draw:layer="layout" svg:width="0.34cm" svg:height="0.363cm" svg:x="15.758cm" svg:y="23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6cm" svg:y="23.3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8cm" svg:y="23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8cm" svg:y="23.3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18cm" svg:y="16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3cm" svg:y="18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8cm" svg:y="18.9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18cm" svg:y="16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206cm" svg:y="21.664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711cm" svg:x2="14.649cm" svg:y2="18.575cm" svg:d="M15783 17711l-1134 864" svg:viewBox="0 0 1135 865">
          <text:p/>
        </draw:connector>
        <draw:line draw:style-name="gr14" draw:text-style-name="P1" draw:layer="layout" svg:x1="14.602cm" svg:y1="19.632cm" svg:x2="13.99cm" svg:y2="20.068cm">
          <text:p/>
        </draw:line>
        <draw:line draw:style-name="gr14" draw:text-style-name="P1" draw:layer="layout" svg:x1="15.214cm" svg:y1="20.068cm" svg:x2="14.602cm" svg:y2="19.632cm">
          <text:p/>
        </draw:line>
        <draw:custom-shape draw:style-name="gr20" draw:text-style-name="P3" draw:layer="layout" svg:width="0.34cm" svg:height="0.363cm" svg:x="15.146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45cm" svg:x2="17.322cm" svg:y2="18.544cm">
          <text:p/>
        </draw:line>
        <draw:line draw:style-name="gr14" draw:text-style-name="P1" draw:layer="layout" svg:x1="17.39cm" svg:y1="19.705cm" svg:x2="16.642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4cm" svg:y1="22.536cm" svg:x2="15.962cm" svg:y2="22.972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4cm" svg:y1="22.536cm" svg:x2="17.254cm" svg:y2="22.89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8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3cm" svg:y="18.8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711cm" svg:x2="14.633cm" svg:y2="18.575cm" svg:d="M15767 17711l-1134 864" svg:viewBox="0 0 1135 865">
          <text:p/>
        </draw:connector>
        <draw:line draw:style-name="gr14" draw:text-style-name="P1" draw:layer="layout" svg:x1="14.586cm" svg:y1="19.632cm" svg:x2="13.974cm" svg:y2="20.068cm">
          <text:p/>
        </draw:line>
        <draw:line draw:style-name="gr14" draw:text-style-name="P1" draw:layer="layout" svg:x1="15.198cm" svg:y1="20.068cm" svg:x2="14.586cm" svg:y2="19.632cm">
          <text:p/>
        </draw:line>
        <draw:custom-shape draw:style-name="gr20" draw:text-style-name="P3" draw:layer="layout" svg:width="0.34cm" svg:height="0.363cm" svg:x="15.13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2cm" svg:y1="17.745cm" svg:x2="17.306cm" svg:y2="18.544cm">
          <text:p/>
        </draw:line>
        <draw:line draw:style-name="gr14" draw:text-style-name="P1" draw:layer="layout" svg:x1="17.374cm" svg:y1="19.705cm" svg:x2="16.626cm" svg:y2="21.52cm">
          <text:p/>
        </draw:line>
        <draw:line draw:style-name="gr14" draw:text-style-name="P1" draw:layer="layout" svg:x1="17.374cm" svg:y1="19.705cm" svg:x2="18.326cm" svg:y2="21.52cm">
          <text:p/>
        </draw:line>
        <draw:line draw:style-name="gr14" draw:text-style-name="P1" draw:layer="layout" svg:x1="16.558cm" svg:y1="22.536cm" svg:x2="15.946cm" svg:y2="22.972cm">
          <text:p/>
        </draw:line>
        <draw:line draw:style-name="gr14" draw:text-style-name="P1" draw:layer="layout" svg:x1="18.53cm" svg:y1="22.464cm" svg:x2="17.85cm" svg:y2="22.972cm">
          <text:p/>
        </draw:line>
        <draw:line draw:style-name="gr14" draw:text-style-name="P1" draw:layer="layout" svg:x1="16.558cm" svg:y1="22.536cm" svg:x2="17.238cm" svg:y2="22.899cm">
          <text:p/>
        </draw:line>
        <draw:line draw:style-name="gr14" draw:text-style-name="P1" draw:layer="layout" svg:x1="18.53cm" svg:y1="22.464cm" svg:x2="19.21cm" svg:y2="22.972cm">
          <text:p/>
        </draw:line>
        <draw:custom-shape draw:style-name="gr20" draw:text-style-name="P3" draw:layer="layout" svg:width="0.34cm" svg:height="0.363cm" svg:x="15.742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2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2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02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14cm" svg:y="18.8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02cm" svg:y="18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02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6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6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cm" svg:y="21.6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712cm" svg:x2="14.634cm" svg:y2="18.576cm" svg:d="M15767 17712l-1133 864" svg:viewBox="0 0 1134 865">
          <text:p/>
        </draw:connector>
        <draw:line draw:style-name="gr14" draw:text-style-name="P1" draw:layer="layout" svg:x1="14.587cm" svg:y1="19.633cm" svg:x2="13.975cm" svg:y2="20.069cm">
          <text:p/>
        </draw:line>
        <draw:line draw:style-name="gr14" draw:text-style-name="P1" draw:layer="layout" svg:x1="15.199cm" svg:y1="20.069cm" svg:x2="14.587cm" svg:y2="19.633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5cm" svg:x2="17.307cm" svg:y2="18.544cm">
          <text:p/>
        </draw:line>
        <draw:line draw:style-name="gr14" draw:text-style-name="P1" draw:layer="layout" svg:x1="17.375cm" svg:y1="19.705cm" svg:x2="16.627cm" svg:y2="21.52cm">
          <text:p/>
        </draw:line>
        <draw:line draw:style-name="gr14" draw:text-style-name="P1" draw:layer="layout" svg:x1="17.375cm" svg:y1="19.705cm" svg:x2="18.327cm" svg:y2="21.52cm">
          <text:p/>
        </draw:line>
        <draw:line draw:style-name="gr14" draw:text-style-name="P1" draw:layer="layout" svg:x1="16.559cm" svg:y1="22.537cm" svg:x2="15.947cm" svg:y2="22.973cm">
          <text:p/>
        </draw:line>
        <draw:line draw:style-name="gr14" draw:text-style-name="P1" draw:layer="layout" svg:x1="18.531cm" svg:y1="22.464cm" svg:x2="17.851cm" svg:y2="22.972cm">
          <text:p/>
        </draw:line>
        <draw:line draw:style-name="gr14" draw:text-style-name="P1" draw:layer="layout" svg:x1="16.559cm" svg:y1="22.537cm" svg:x2="17.239cm" svg:y2="22.9cm">
          <text:p/>
        </draw:line>
        <draw:line draw:style-name="gr14" draw:text-style-name="P1" draw:layer="layout" svg:x1="18.531cm" svg:y1="22.464cm" svg:x2="19.211cm" svg:y2="22.972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15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711cm" svg:x2="14.649cm" svg:y2="18.575cm" svg:d="M15783 17711l-1134 864" svg:viewBox="0 0 1135 865">
          <text:p/>
        </draw:connector>
        <draw:line draw:style-name="gr14" draw:text-style-name="P1" draw:layer="layout" svg:x1="14.602cm" svg:y1="19.632cm" svg:x2="13.99cm" svg:y2="20.068cm">
          <text:p/>
        </draw:line>
        <draw:line draw:style-name="gr14" draw:text-style-name="P1" draw:layer="layout" svg:x1="15.214cm" svg:y1="20.068cm" svg:x2="14.602cm" svg:y2="19.632cm">
          <text:p/>
        </draw:line>
        <draw:custom-shape draw:style-name="gr20" draw:text-style-name="P3" draw:layer="layout" svg:width="0.34cm" svg:height="0.363cm" svg:x="15.146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45cm" svg:x2="17.322cm" svg:y2="18.544cm">
          <text:p/>
        </draw:line>
        <draw:line draw:style-name="gr14" draw:text-style-name="P1" draw:layer="layout" svg:x1="17.39cm" svg:y1="19.705cm" svg:x2="16.642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4cm" svg:y1="22.536cm" svg:x2="15.962cm" svg:y2="22.972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4cm" svg:y1="22.536cm" svg:x2="17.254cm" svg:y2="22.89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8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3cm" svg:y="18.8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712cm" svg:x2="14.65cm" svg:y2="18.576cm" svg:d="M15784 17712l-1134 864" svg:viewBox="0 0 1135 865">
          <text:p/>
        </draw:connector>
        <draw:line draw:style-name="gr14" draw:text-style-name="P1" draw:layer="layout" svg:x1="14.603cm" svg:y1="19.633cm" svg:x2="13.991cm" svg:y2="20.069cm">
          <text:p/>
        </draw:line>
        <draw:line draw:style-name="gr14" draw:text-style-name="P1" draw:layer="layout" svg:x1="15.215cm" svg:y1="20.069cm" svg:x2="14.603cm" svg:y2="19.633cm">
          <text:p/>
        </draw:line>
        <draw:custom-shape draw:style-name="gr20" draw:text-style-name="P3" draw:layer="layout" svg:width="0.34cm" svg:height="0.363cm" svg:x="15.147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45cm" svg:x2="17.323cm" svg:y2="18.544cm">
          <text:p/>
        </draw:line>
        <draw:line draw:style-name="gr14" draw:text-style-name="P1" draw:layer="layout" svg:x1="17.391cm" svg:y1="19.705cm" svg:x2="16.643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5cm" svg:y1="22.537cm" svg:x2="15.963cm" svg:y2="22.973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5cm" svg:y1="22.537cm" svg:x2="17.255cm" svg:y2="22.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31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712cm" svg:x2="14.634cm" svg:y2="18.576cm" svg:d="M15767 17712l-1133 864" svg:viewBox="0 0 1134 865">
          <text:p/>
        </draw:connector>
        <draw:line draw:style-name="gr14" draw:text-style-name="P1" draw:layer="layout" svg:x1="14.587cm" svg:y1="19.633cm" svg:x2="13.975cm" svg:y2="20.069cm">
          <text:p/>
        </draw:line>
        <draw:line draw:style-name="gr14" draw:text-style-name="P1" draw:layer="layout" svg:x1="15.199cm" svg:y1="20.069cm" svg:x2="14.587cm" svg:y2="19.633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5cm" svg:x2="17.307cm" svg:y2="18.544cm">
          <text:p/>
        </draw:line>
        <draw:line draw:style-name="gr14" draw:text-style-name="P1" draw:layer="layout" svg:x1="17.375cm" svg:y1="19.705cm" svg:x2="16.627cm" svg:y2="21.52cm">
          <text:p/>
        </draw:line>
        <draw:line draw:style-name="gr14" draw:text-style-name="P1" draw:layer="layout" svg:x1="17.375cm" svg:y1="19.705cm" svg:x2="18.327cm" svg:y2="21.52cm">
          <text:p/>
        </draw:line>
        <draw:line draw:style-name="gr14" draw:text-style-name="P1" draw:layer="layout" svg:x1="16.559cm" svg:y1="22.537cm" svg:x2="15.947cm" svg:y2="22.973cm">
          <text:p/>
        </draw:line>
        <draw:line draw:style-name="gr14" draw:text-style-name="P1" draw:layer="layout" svg:x1="18.531cm" svg:y1="22.464cm" svg:x2="17.851cm" svg:y2="22.972cm">
          <text:p/>
        </draw:line>
        <draw:line draw:style-name="gr14" draw:text-style-name="P1" draw:layer="layout" svg:x1="16.559cm" svg:y1="22.537cm" svg:x2="17.239cm" svg:y2="22.9cm">
          <text:p/>
        </draw:line>
        <draw:line draw:style-name="gr14" draw:text-style-name="P1" draw:layer="layout" svg:x1="18.531cm" svg:y1="22.464cm" svg:x2="19.211cm" svg:y2="22.972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15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713cm" svg:x2="14.634cm" svg:y2="18.577cm" svg:d="M15768 17713l-1134 864" svg:viewBox="0 0 1135 865">
          <text:p/>
        </draw:connector>
        <draw:line draw:style-name="gr14" draw:text-style-name="P1" draw:layer="layout" svg:x1="14.587cm" svg:y1="19.634cm" svg:x2="13.975cm" svg:y2="20.07cm">
          <text:p/>
        </draw:line>
        <draw:line draw:style-name="gr14" draw:text-style-name="P1" draw:layer="layout" svg:x1="15.199cm" svg:y1="20.07cm" svg:x2="14.587cm" svg:y2="19.634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6cm" svg:x2="17.307cm" svg:y2="18.545cm">
          <text:p/>
        </draw:line>
        <draw:line draw:style-name="gr14" draw:text-style-name="P1" draw:layer="layout" svg:x1="17.376cm" svg:y1="19.706cm" svg:x2="16.628cm" svg:y2="21.521cm">
          <text:p/>
        </draw:line>
        <draw:line draw:style-name="gr14" draw:text-style-name="P1" draw:layer="layout" svg:x1="17.376cm" svg:y1="19.706cm" svg:x2="18.328cm" svg:y2="21.521cm">
          <text:p/>
        </draw:line>
        <draw:line draw:style-name="gr14" draw:text-style-name="P1" draw:layer="layout" svg:x1="16.559cm" svg:y1="22.538cm" svg:x2="15.947cm" svg:y2="22.974cm">
          <text:p/>
        </draw:line>
        <draw:line draw:style-name="gr14" draw:text-style-name="P1" draw:layer="layout" svg:x1="18.532cm" svg:y1="22.465cm" svg:x2="17.852cm" svg:y2="22.973cm">
          <text:p/>
        </draw:line>
        <draw:line draw:style-name="gr14" draw:text-style-name="P1" draw:layer="layout" svg:x1="16.56cm" svg:y1="22.538cm" svg:x2="17.24cm" svg:y2="22.901cm">
          <text:p/>
        </draw:line>
        <draw:line draw:style-name="gr14" draw:text-style-name="P1" draw:layer="layout" svg:x1="18.532cm" svg:y1="22.465cm" svg:x2="19.212cm" svg:y2="22.973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15cm" svg:y="18.8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9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711cm" svg:x2="14.649cm" svg:y2="18.575cm" svg:d="M15783 17711l-1134 864" svg:viewBox="0 0 1135 865">
          <text:p/>
        </draw:connector>
        <draw:line draw:style-name="gr14" draw:text-style-name="P1" draw:layer="layout" svg:x1="14.602cm" svg:y1="19.632cm" svg:x2="13.99cm" svg:y2="20.068cm">
          <text:p/>
        </draw:line>
        <draw:line draw:style-name="gr14" draw:text-style-name="P1" draw:layer="layout" svg:x1="15.214cm" svg:y1="20.068cm" svg:x2="14.602cm" svg:y2="19.632cm">
          <text:p/>
        </draw:line>
        <draw:custom-shape draw:style-name="gr20" draw:text-style-name="P3" draw:layer="layout" svg:width="0.34cm" svg:height="0.363cm" svg:x="15.146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45cm" svg:x2="17.322cm" svg:y2="18.544cm">
          <text:p/>
        </draw:line>
        <draw:line draw:style-name="gr14" draw:text-style-name="P1" draw:layer="layout" svg:x1="17.39cm" svg:y1="19.705cm" svg:x2="16.642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4cm" svg:y1="22.536cm" svg:x2="15.962cm" svg:y2="22.972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4cm" svg:y1="22.536cm" svg:x2="17.254cm" svg:y2="22.89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8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3cm" svg:y="18.8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18cm" svg:y="16.8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5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712cm" svg:x2="14.65cm" svg:y2="18.576cm" svg:d="M15784 17712l-1134 864" svg:viewBox="0 0 1135 865">
          <text:p/>
        </draw:connector>
        <draw:line draw:style-name="gr14" draw:text-style-name="P1" draw:layer="layout" svg:x1="14.603cm" svg:y1="19.633cm" svg:x2="13.991cm" svg:y2="20.069cm">
          <text:p/>
        </draw:line>
        <draw:line draw:style-name="gr14" draw:text-style-name="P1" draw:layer="layout" svg:x1="15.215cm" svg:y1="20.069cm" svg:x2="14.603cm" svg:y2="19.633cm">
          <text:p/>
        </draw:line>
        <draw:custom-shape draw:style-name="gr20" draw:text-style-name="P3" draw:layer="layout" svg:width="0.34cm" svg:height="0.363cm" svg:x="15.147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45cm" svg:x2="17.323cm" svg:y2="18.544cm">
          <text:p/>
        </draw:line>
        <draw:line draw:style-name="gr14" draw:text-style-name="P1" draw:layer="layout" svg:x1="17.391cm" svg:y1="19.705cm" svg:x2="16.643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5cm" svg:y1="22.537cm" svg:x2="15.963cm" svg:y2="22.973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5cm" svg:y1="22.537cm" svg:x2="17.255cm" svg:y2="22.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31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712cm" svg:x2="14.634cm" svg:y2="18.576cm" svg:d="M15767 17712l-1133 864" svg:viewBox="0 0 1134 865">
          <text:p/>
        </draw:connector>
        <draw:line draw:style-name="gr14" draw:text-style-name="P1" draw:layer="layout" svg:x1="14.587cm" svg:y1="19.633cm" svg:x2="13.975cm" svg:y2="20.069cm">
          <text:p/>
        </draw:line>
        <draw:line draw:style-name="gr14" draw:text-style-name="P1" draw:layer="layout" svg:x1="15.199cm" svg:y1="20.069cm" svg:x2="14.587cm" svg:y2="19.633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5cm" svg:x2="17.307cm" svg:y2="18.544cm">
          <text:p/>
        </draw:line>
        <draw:line draw:style-name="gr14" draw:text-style-name="P1" draw:layer="layout" svg:x1="17.375cm" svg:y1="19.705cm" svg:x2="16.627cm" svg:y2="21.52cm">
          <text:p/>
        </draw:line>
        <draw:line draw:style-name="gr14" draw:text-style-name="P1" draw:layer="layout" svg:x1="17.375cm" svg:y1="19.705cm" svg:x2="18.327cm" svg:y2="21.52cm">
          <text:p/>
        </draw:line>
        <draw:line draw:style-name="gr14" draw:text-style-name="P1" draw:layer="layout" svg:x1="16.559cm" svg:y1="22.537cm" svg:x2="15.947cm" svg:y2="22.973cm">
          <text:p/>
        </draw:line>
        <draw:line draw:style-name="gr14" draw:text-style-name="P1" draw:layer="layout" svg:x1="18.531cm" svg:y1="22.464cm" svg:x2="17.851cm" svg:y2="22.972cm">
          <text:p/>
        </draw:line>
        <draw:line draw:style-name="gr14" draw:text-style-name="P1" draw:layer="layout" svg:x1="16.559cm" svg:y1="22.537cm" svg:x2="17.239cm" svg:y2="22.9cm">
          <text:p/>
        </draw:line>
        <draw:line draw:style-name="gr14" draw:text-style-name="P1" draw:layer="layout" svg:x1="18.531cm" svg:y1="22.464cm" svg:x2="19.211cm" svg:y2="22.972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15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713cm" svg:x2="14.634cm" svg:y2="18.577cm" svg:d="M15768 17713l-1134 864" svg:viewBox="0 0 1135 865">
          <text:p/>
        </draw:connector>
        <draw:line draw:style-name="gr14" draw:text-style-name="P1" draw:layer="layout" svg:x1="14.587cm" svg:y1="19.634cm" svg:x2="13.975cm" svg:y2="20.07cm">
          <text:p/>
        </draw:line>
        <draw:line draw:style-name="gr14" draw:text-style-name="P1" draw:layer="layout" svg:x1="15.199cm" svg:y1="20.07cm" svg:x2="14.587cm" svg:y2="19.634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6cm" svg:x2="17.307cm" svg:y2="18.545cm">
          <text:p/>
        </draw:line>
        <draw:line draw:style-name="gr14" draw:text-style-name="P1" draw:layer="layout" svg:x1="17.376cm" svg:y1="19.706cm" svg:x2="16.628cm" svg:y2="21.521cm">
          <text:p/>
        </draw:line>
        <draw:line draw:style-name="gr14" draw:text-style-name="P1" draw:layer="layout" svg:x1="17.376cm" svg:y1="19.706cm" svg:x2="18.328cm" svg:y2="21.521cm">
          <text:p/>
        </draw:line>
        <draw:line draw:style-name="gr14" draw:text-style-name="P1" draw:layer="layout" svg:x1="16.559cm" svg:y1="22.538cm" svg:x2="15.947cm" svg:y2="22.974cm">
          <text:p/>
        </draw:line>
        <draw:line draw:style-name="gr14" draw:text-style-name="P1" draw:layer="layout" svg:x1="18.532cm" svg:y1="22.465cm" svg:x2="17.852cm" svg:y2="22.973cm">
          <text:p/>
        </draw:line>
        <draw:line draw:style-name="gr14" draw:text-style-name="P1" draw:layer="layout" svg:x1="16.56cm" svg:y1="22.538cm" svg:x2="17.24cm" svg:y2="22.901cm">
          <text:p/>
        </draw:line>
        <draw:line draw:style-name="gr14" draw:text-style-name="P1" draw:layer="layout" svg:x1="18.532cm" svg:y1="22.465cm" svg:x2="19.212cm" svg:y2="22.973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15cm" svg:y="18.8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9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712cm" svg:x2="14.65cm" svg:y2="18.576cm" svg:d="M15784 17712l-1134 864" svg:viewBox="0 0 1135 865">
          <text:p/>
        </draw:connector>
        <draw:line draw:style-name="gr14" draw:text-style-name="P1" draw:layer="layout" svg:x1="14.603cm" svg:y1="19.633cm" svg:x2="13.991cm" svg:y2="20.069cm">
          <text:p/>
        </draw:line>
        <draw:line draw:style-name="gr14" draw:text-style-name="P1" draw:layer="layout" svg:x1="15.215cm" svg:y1="20.069cm" svg:x2="14.603cm" svg:y2="19.633cm">
          <text:p/>
        </draw:line>
        <draw:custom-shape draw:style-name="gr20" draw:text-style-name="P3" draw:layer="layout" svg:width="0.34cm" svg:height="0.363cm" svg:x="15.147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45cm" svg:x2="17.323cm" svg:y2="18.544cm">
          <text:p/>
        </draw:line>
        <draw:line draw:style-name="gr14" draw:text-style-name="P1" draw:layer="layout" svg:x1="17.391cm" svg:y1="19.705cm" svg:x2="16.643cm" svg:y2="21.52cm">
          <text:p/>
        </draw:line>
        <draw:line draw:style-name="gr14" draw:text-style-name="P1" draw:layer="layout" svg:x1="17.391cm" svg:y1="19.705cm" svg:x2="18.343cm" svg:y2="21.52cm">
          <text:p/>
        </draw:line>
        <draw:line draw:style-name="gr14" draw:text-style-name="P1" draw:layer="layout" svg:x1="16.575cm" svg:y1="22.537cm" svg:x2="15.963cm" svg:y2="22.973cm">
          <text:p/>
        </draw:line>
        <draw:line draw:style-name="gr14" draw:text-style-name="P1" draw:layer="layout" svg:x1="18.547cm" svg:y1="22.464cm" svg:x2="17.867cm" svg:y2="22.972cm">
          <text:p/>
        </draw:line>
        <draw:line draw:style-name="gr14" draw:text-style-name="P1" draw:layer="layout" svg:x1="16.575cm" svg:y1="22.537cm" svg:x2="17.255cm" svg:y2="22.9cm">
          <text:p/>
        </draw:line>
        <draw:line draw:style-name="gr14" draw:text-style-name="P1" draw:layer="layout" svg:x1="18.547cm" svg:y1="22.464cm" svg:x2="19.227cm" svg:y2="22.972cm">
          <text:p/>
        </draw:line>
        <draw:custom-shape draw:style-name="gr20" draw:text-style-name="P3" draw:layer="layout" svg:width="0.34cm" svg:height="0.363cm" svg:x="15.7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4.331cm" svg:y="18.8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9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19cm" svg:y="16.8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3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713cm" svg:x2="14.651cm" svg:y2="18.577cm" svg:d="M15784 17713l-1133 864" svg:viewBox="0 0 1134 865">
          <text:p/>
        </draw:connector>
        <draw:line draw:style-name="gr14" draw:text-style-name="P1" draw:layer="layout" svg:x1="14.604cm" svg:y1="19.634cm" svg:x2="13.992cm" svg:y2="20.07cm">
          <text:p/>
        </draw:line>
        <draw:line draw:style-name="gr14" draw:text-style-name="P1" draw:layer="layout" svg:x1="15.216cm" svg:y1="20.07cm" svg:x2="14.604cm" svg:y2="19.634cm">
          <text:p/>
        </draw:line>
        <draw:custom-shape draw:style-name="gr7" draw:text-style-name="P4" draw:layer="layout" svg:width="0.357cm" svg:height="0.368cm" svg:x="13.8cm" svg:y="20.4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5.148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6cm" svg:y1="17.746cm" svg:x2="17.324cm" svg:y2="18.545cm">
          <text:p/>
        </draw:line>
        <draw:line draw:style-name="gr14" draw:text-style-name="P1" draw:layer="layout" svg:x1="17.392cm" svg:y1="19.706cm" svg:x2="16.644cm" svg:y2="21.521cm">
          <text:p/>
        </draw:line>
        <draw:line draw:style-name="gr14" draw:text-style-name="P1" draw:layer="layout" svg:x1="17.392cm" svg:y1="19.706cm" svg:x2="18.344cm" svg:y2="21.521cm">
          <text:p/>
        </draw:line>
        <draw:line draw:style-name="gr14" draw:text-style-name="P1" draw:layer="layout" svg:x1="16.576cm" svg:y1="22.538cm" svg:x2="15.964cm" svg:y2="22.974cm">
          <text:p/>
        </draw:line>
        <draw:line draw:style-name="gr14" draw:text-style-name="P1" draw:layer="layout" svg:x1="18.548cm" svg:y1="22.465cm" svg:x2="17.868cm" svg:y2="22.973cm">
          <text:p/>
        </draw:line>
        <draw:line draw:style-name="gr14" draw:text-style-name="P1" draw:layer="layout" svg:x1="16.576cm" svg:y1="22.538cm" svg:x2="17.256cm" svg:y2="22.901cm">
          <text:p/>
        </draw:line>
        <draw:line draw:style-name="gr14" draw:text-style-name="P1" draw:layer="layout" svg:x1="18.548cm" svg:y1="22.465cm" svg:x2="19.228cm" svg:y2="22.973cm">
          <text:p/>
        </draw:line>
        <draw:custom-shape draw:style-name="gr20" draw:text-style-name="P3" draw:layer="layout" svg:width="0.34cm" svg:height="0.363cm" svg:x="15.76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8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6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8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2cm" svg:y="16.8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32cm" svg:y="18.8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2cm" svg:y="18.9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2cm" svg:y="16.8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4cm" svg:y="21.7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4cm" svg:y="21.7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208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713cm" svg:x2="14.634cm" svg:y2="18.577cm" svg:d="M15768 17713l-1134 864" svg:viewBox="0 0 1135 865">
          <text:p/>
        </draw:connector>
        <draw:line draw:style-name="gr14" draw:text-style-name="P1" draw:layer="layout" svg:x1="14.587cm" svg:y1="19.634cm" svg:x2="13.975cm" svg:y2="20.07cm">
          <text:p/>
        </draw:line>
        <draw:line draw:style-name="gr14" draw:text-style-name="P1" draw:layer="layout" svg:x1="15.199cm" svg:y1="20.07cm" svg:x2="14.587cm" svg:y2="19.634cm">
          <text:p/>
        </draw:line>
        <draw:custom-shape draw:style-name="gr20" draw:text-style-name="P3" draw:layer="layout" svg:width="0.34cm" svg:height="0.363cm" svg:x="15.131cm" svg:y="2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46cm" svg:x2="17.307cm" svg:y2="18.545cm">
          <text:p/>
        </draw:line>
        <draw:line draw:style-name="gr14" draw:text-style-name="P1" draw:layer="layout" svg:x1="17.376cm" svg:y1="19.706cm" svg:x2="16.628cm" svg:y2="21.521cm">
          <text:p/>
        </draw:line>
        <draw:line draw:style-name="gr14" draw:text-style-name="P1" draw:layer="layout" svg:x1="17.376cm" svg:y1="19.706cm" svg:x2="18.328cm" svg:y2="21.521cm">
          <text:p/>
        </draw:line>
        <draw:line draw:style-name="gr14" draw:text-style-name="P1" draw:layer="layout" svg:x1="16.559cm" svg:y1="22.538cm" svg:x2="15.947cm" svg:y2="22.974cm">
          <text:p/>
        </draw:line>
        <draw:line draw:style-name="gr14" draw:text-style-name="P1" draw:layer="layout" svg:x1="18.532cm" svg:y1="22.465cm" svg:x2="17.852cm" svg:y2="22.973cm">
          <text:p/>
        </draw:line>
        <draw:line draw:style-name="gr14" draw:text-style-name="P1" draw:layer="layout" svg:x1="16.56cm" svg:y1="22.538cm" svg:x2="17.24cm" svg:y2="22.901cm">
          <text:p/>
        </draw:line>
        <draw:line draw:style-name="gr14" draw:text-style-name="P1" draw:layer="layout" svg:x1="18.532cm" svg:y1="22.465cm" svg:x2="19.212cm" svg:y2="22.973cm">
          <text:p/>
        </draw:line>
        <draw:custom-shape draw:style-name="gr20" draw:text-style-name="P3" draw:layer="layout" svg:width="0.34cm" svg:height="0.363cm" svg:x="15.743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3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15cm" svg:y="18.8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9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5.403cm" svg:y="16.8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66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9cm" svg:y1="17.713cm" svg:x2="14.635cm" svg:y2="18.577cm" svg:d="M15769 17713l-1134 864" svg:viewBox="0 0 1135 865">
          <text:p/>
        </draw:connector>
        <draw:line draw:style-name="gr14" draw:text-style-name="P1" draw:layer="layout" svg:x1="14.588cm" svg:y1="19.634cm" svg:x2="13.976cm" svg:y2="20.07cm">
          <text:p/>
        </draw:line>
        <draw:line draw:style-name="gr14" draw:text-style-name="P1" draw:layer="layout" svg:x1="15.2cm" svg:y1="20.07cm" svg:x2="14.588cm" svg:y2="19.634cm">
          <text:p/>
        </draw:line>
        <draw:custom-shape draw:style-name="gr20" draw:text-style-name="P3" draw:layer="layout" svg:width="0.34cm" svg:height="0.363cm" svg:x="15.132cm" svg:y="20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4cm" svg:y1="17.747cm" svg:x2="17.308cm" svg:y2="18.546cm">
          <text:p/>
        </draw:line>
        <draw:line draw:style-name="gr14" draw:text-style-name="P1" draw:layer="layout" svg:x1="17.376cm" svg:y1="19.707cm" svg:x2="16.628cm" svg:y2="21.522cm">
          <text:p/>
        </draw:line>
        <draw:line draw:style-name="gr14" draw:text-style-name="P1" draw:layer="layout" svg:x1="17.376cm" svg:y1="19.707cm" svg:x2="18.328cm" svg:y2="21.522cm">
          <text:p/>
        </draw:line>
        <draw:line draw:style-name="gr14" draw:text-style-name="P1" draw:layer="layout" svg:x1="16.56cm" svg:y1="22.538cm" svg:x2="15.948cm" svg:y2="22.974cm">
          <text:p/>
        </draw:line>
        <draw:line draw:style-name="gr14" draw:text-style-name="P1" draw:layer="layout" svg:x1="18.532cm" svg:y1="22.466cm" svg:x2="17.852cm" svg:y2="22.974cm">
          <text:p/>
        </draw:line>
        <draw:line draw:style-name="gr14" draw:text-style-name="P1" draw:layer="layout" svg:x1="16.56cm" svg:y1="22.538cm" svg:x2="17.24cm" svg:y2="22.901cm">
          <text:p/>
        </draw:line>
        <draw:line draw:style-name="gr14" draw:text-style-name="P1" draw:layer="layout" svg:x1="18.532cm" svg:y1="22.466cm" svg:x2="19.212cm" svg:y2="22.974cm">
          <text:p/>
        </draw:line>
        <draw:custom-shape draw:style-name="gr20" draw:text-style-name="P3" draw:layer="layout" svg:width="0.34cm" svg:height="0.363cm" svg:x="15.744cm" svg:y="23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5.404cm" svg:y="16.8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4.316cm" svg:y="18.83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04cm" svg:y="18.9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5.404cm" svg:y="16.80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8cm" svg:y="21.7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8cm" svg:y="21.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67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2cm" svg:y1="17.686cm" svg:x2="14.649cm" svg:y2="18.55cm" svg:d="M15782 17686l-1133 864" svg:viewBox="0 0 1134 865">
          <text:p/>
        </draw:connector>
        <draw:line draw:style-name="gr14" draw:text-style-name="P1" draw:layer="layout" svg:x1="14.602cm" svg:y1="19.607cm" svg:x2="13.99cm" svg:y2="20.043cm">
          <text:p/>
        </draw:line>
        <draw:line draw:style-name="gr14" draw:text-style-name="P1" draw:layer="layout" svg:x1="15.214cm" svg:y1="20.043cm" svg:x2="14.602cm" svg:y2="19.607cm">
          <text:p/>
        </draw:line>
        <draw:custom-shape draw:style-name="gr20" draw:text-style-name="P3" draw:layer="layout" svg:width="0.34cm" svg:height="0.363cm" svg:x="15.146cm" svg:y="20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2cm" svg:x2="17.322cm" svg:y2="18.519cm">
          <text:p/>
        </draw:line>
        <draw:line draw:style-name="gr14" draw:text-style-name="P1" draw:layer="layout" svg:x1="17.39cm" svg:y1="19.68cm" svg:x2="16.642cm" svg:y2="21.495cm">
          <text:p/>
        </draw:line>
        <draw:line draw:style-name="gr14" draw:text-style-name="P1" draw:layer="layout" svg:x1="17.39cm" svg:y1="19.68cm" svg:x2="18.342cm" svg:y2="21.495cm">
          <text:p/>
        </draw:line>
        <draw:line draw:style-name="gr14" draw:text-style-name="P1" draw:layer="layout" svg:x1="16.574cm" svg:y1="22.511cm" svg:x2="15.962cm" svg:y2="22.947cm">
          <text:p/>
        </draw:line>
        <draw:line draw:style-name="gr14" draw:text-style-name="P1" draw:layer="layout" svg:x1="18.546cm" svg:y1="22.439cm" svg:x2="17.866cm" svg:y2="22.947cm">
          <text:p/>
        </draw:line>
        <draw:line draw:style-name="gr14" draw:text-style-name="P1" draw:layer="layout" svg:x1="16.574cm" svg:y1="22.511cm" svg:x2="17.254cm" svg:y2="22.874cm">
          <text:p/>
        </draw:line>
        <draw:line draw:style-name="gr14" draw:text-style-name="P1" draw:layer="layout" svg:x1="18.546cm" svg:y1="22.439cm" svg:x2="19.226cm" svg:y2="22.947cm">
          <text:p/>
        </draw:line>
        <draw:custom-shape draw:style-name="gr20" draw:text-style-name="P3" draw:layer="layout" svg:width="0.34cm" svg:height="0.363cm" svg:x="15.758cm" svg:y="23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6cm" svg:y="23.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8cm" svg:y="23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8cm" svg:y="23.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3cm" svg:y="18.8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8cm" svg:y="18.8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206cm" svg:y="21.64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687cm" svg:x2="14.649cm" svg:y2="18.551cm" svg:d="M15783 17687l-1134 864" svg:viewBox="0 0 1135 865">
          <text:p/>
        </draw:connector>
        <draw:line draw:style-name="gr14" draw:text-style-name="P1" draw:layer="layout" svg:x1="14.602cm" svg:y1="19.608cm" svg:x2="13.99cm" svg:y2="20.044cm">
          <text:p/>
        </draw:line>
        <draw:line draw:style-name="gr14" draw:text-style-name="P1" draw:layer="layout" svg:x1="15.214cm" svg:y1="20.044cm" svg:x2="14.602cm" svg:y2="19.608cm">
          <text:p/>
        </draw:line>
        <draw:custom-shape draw:style-name="gr20" draw:text-style-name="P3" draw:layer="layout" svg:width="0.34cm" svg:height="0.363cm" svg:x="15.146cm" svg:y="20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21cm" svg:x2="17.322cm" svg:y2="18.52cm">
          <text:p/>
        </draw:line>
        <draw:line draw:style-name="gr14" draw:text-style-name="P1" draw:layer="layout" svg:x1="17.39cm" svg:y1="19.681cm" svg:x2="16.642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4cm" svg:y1="22.512cm" svg:x2="15.962cm" svg:y2="22.948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4cm" svg:y1="22.512cm" svg:x2="17.254cm" svg:y2="22.875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8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3cm" svg:y="18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8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687cm" svg:x2="14.633cm" svg:y2="18.551cm" svg:d="M15767 17687l-1134 864" svg:viewBox="0 0 1135 865">
          <text:p/>
        </draw:connector>
        <draw:line draw:style-name="gr14" draw:text-style-name="P1" draw:layer="layout" svg:x1="14.586cm" svg:y1="19.608cm" svg:x2="13.974cm" svg:y2="20.044cm">
          <text:p/>
        </draw:line>
        <draw:line draw:style-name="gr14" draw:text-style-name="P1" draw:layer="layout" svg:x1="15.198cm" svg:y1="20.044cm" svg:x2="14.586cm" svg:y2="19.608cm">
          <text:p/>
        </draw:line>
        <draw:custom-shape draw:style-name="gr20" draw:text-style-name="P3" draw:layer="layout" svg:width="0.34cm" svg:height="0.363cm" svg:x="15.13cm" svg:y="20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2cm" svg:y1="17.721cm" svg:x2="17.306cm" svg:y2="18.52cm">
          <text:p/>
        </draw:line>
        <draw:line draw:style-name="gr14" draw:text-style-name="P1" draw:layer="layout" svg:x1="17.374cm" svg:y1="19.681cm" svg:x2="16.626cm" svg:y2="21.496cm">
          <text:p/>
        </draw:line>
        <draw:line draw:style-name="gr14" draw:text-style-name="P1" draw:layer="layout" svg:x1="17.374cm" svg:y1="19.681cm" svg:x2="18.326cm" svg:y2="21.496cm">
          <text:p/>
        </draw:line>
        <draw:line draw:style-name="gr14" draw:text-style-name="P1" draw:layer="layout" svg:x1="16.558cm" svg:y1="22.512cm" svg:x2="15.946cm" svg:y2="22.948cm">
          <text:p/>
        </draw:line>
        <draw:line draw:style-name="gr14" draw:text-style-name="P1" draw:layer="layout" svg:x1="18.53cm" svg:y1="22.44cm" svg:x2="17.85cm" svg:y2="22.948cm">
          <text:p/>
        </draw:line>
        <draw:line draw:style-name="gr14" draw:text-style-name="P1" draw:layer="layout" svg:x1="16.558cm" svg:y1="22.512cm" svg:x2="17.238cm" svg:y2="22.875cm">
          <text:p/>
        </draw:line>
        <draw:line draw:style-name="gr14" draw:text-style-name="P1" draw:layer="layout" svg:x1="18.53cm" svg:y1="22.44cm" svg:x2="19.21cm" svg:y2="22.948cm">
          <text:p/>
        </draw:line>
        <draw:custom-shape draw:style-name="gr20" draw:text-style-name="P3" draw:layer="layout" svg:width="0.34cm" svg:height="0.363cm" svg:x="15.742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2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2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14cm" svg:y="18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02cm" svg:y="18.8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6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6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cm" svg:y="21.6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688cm" svg:x2="14.634cm" svg:y2="18.552cm" svg:d="M15767 17688l-1133 864" svg:viewBox="0 0 1134 865">
          <text:p/>
        </draw:connector>
        <draw:line draw:style-name="gr14" draw:text-style-name="P1" draw:layer="layout" svg:x1="14.587cm" svg:y1="19.609cm" svg:x2="13.975cm" svg:y2="20.045cm">
          <text:p/>
        </draw:line>
        <draw:line draw:style-name="gr14" draw:text-style-name="P1" draw:layer="layout" svg:x1="15.199cm" svg:y1="20.045cm" svg:x2="14.587cm" svg:y2="19.609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1cm" svg:x2="17.307cm" svg:y2="18.52cm">
          <text:p/>
        </draw:line>
        <draw:line draw:style-name="gr14" draw:text-style-name="P1" draw:layer="layout" svg:x1="17.375cm" svg:y1="19.681cm" svg:x2="16.627cm" svg:y2="21.496cm">
          <text:p/>
        </draw:line>
        <draw:line draw:style-name="gr14" draw:text-style-name="P1" draw:layer="layout" svg:x1="17.375cm" svg:y1="19.681cm" svg:x2="18.327cm" svg:y2="21.496cm">
          <text:p/>
        </draw:line>
        <draw:line draw:style-name="gr14" draw:text-style-name="P1" draw:layer="layout" svg:x1="16.559cm" svg:y1="22.513cm" svg:x2="15.947cm" svg:y2="22.949cm">
          <text:p/>
        </draw:line>
        <draw:line draw:style-name="gr14" draw:text-style-name="P1" draw:layer="layout" svg:x1="18.531cm" svg:y1="22.44cm" svg:x2="17.851cm" svg:y2="22.948cm">
          <text:p/>
        </draw:line>
        <draw:line draw:style-name="gr14" draw:text-style-name="P1" draw:layer="layout" svg:x1="16.559cm" svg:y1="22.513cm" svg:x2="17.239cm" svg:y2="22.876cm">
          <text:p/>
        </draw:line>
        <draw:line draw:style-name="gr14" draw:text-style-name="P1" draw:layer="layout" svg:x1="18.531cm" svg:y1="22.44cm" svg:x2="19.211cm" svg:y2="22.948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15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687cm" svg:x2="14.649cm" svg:y2="18.551cm" svg:d="M15783 17687l-1134 864" svg:viewBox="0 0 1135 865">
          <text:p/>
        </draw:connector>
        <draw:line draw:style-name="gr14" draw:text-style-name="P1" draw:layer="layout" svg:x1="14.602cm" svg:y1="19.608cm" svg:x2="13.99cm" svg:y2="20.044cm">
          <text:p/>
        </draw:line>
        <draw:line draw:style-name="gr14" draw:text-style-name="P1" draw:layer="layout" svg:x1="15.214cm" svg:y1="20.044cm" svg:x2="14.602cm" svg:y2="19.608cm">
          <text:p/>
        </draw:line>
        <draw:custom-shape draw:style-name="gr20" draw:text-style-name="P3" draw:layer="layout" svg:width="0.34cm" svg:height="0.363cm" svg:x="15.146cm" svg:y="20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21cm" svg:x2="17.322cm" svg:y2="18.52cm">
          <text:p/>
        </draw:line>
        <draw:line draw:style-name="gr14" draw:text-style-name="P1" draw:layer="layout" svg:x1="17.39cm" svg:y1="19.681cm" svg:x2="16.642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4cm" svg:y1="22.512cm" svg:x2="15.962cm" svg:y2="22.948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4cm" svg:y1="22.512cm" svg:x2="17.254cm" svg:y2="22.875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8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3cm" svg:y="18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8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688cm" svg:x2="14.65cm" svg:y2="18.552cm" svg:d="M15784 17688l-1134 864" svg:viewBox="0 0 1135 865">
          <text:p/>
        </draw:connector>
        <draw:line draw:style-name="gr14" draw:text-style-name="P1" draw:layer="layout" svg:x1="14.603cm" svg:y1="19.609cm" svg:x2="13.991cm" svg:y2="20.045cm">
          <text:p/>
        </draw:line>
        <draw:line draw:style-name="gr14" draw:text-style-name="P1" draw:layer="layout" svg:x1="15.215cm" svg:y1="20.045cm" svg:x2="14.603cm" svg:y2="19.609cm">
          <text:p/>
        </draw:line>
        <draw:custom-shape draw:style-name="gr20" draw:text-style-name="P3" draw:layer="layout" svg:width="0.34cm" svg:height="0.363cm" svg:x="15.147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21cm" svg:x2="17.323cm" svg:y2="18.52cm">
          <text:p/>
        </draw:line>
        <draw:line draw:style-name="gr14" draw:text-style-name="P1" draw:layer="layout" svg:x1="17.391cm" svg:y1="19.681cm" svg:x2="16.643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5cm" svg:y1="22.513cm" svg:x2="15.963cm" svg:y2="22.949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5cm" svg:y1="22.513cm" svg:x2="17.255cm" svg:y2="22.876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31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688cm" svg:x2="14.634cm" svg:y2="18.552cm" svg:d="M15767 17688l-1133 864" svg:viewBox="0 0 1134 865">
          <text:p/>
        </draw:connector>
        <draw:line draw:style-name="gr14" draw:text-style-name="P1" draw:layer="layout" svg:x1="14.587cm" svg:y1="19.609cm" svg:x2="13.975cm" svg:y2="20.045cm">
          <text:p/>
        </draw:line>
        <draw:line draw:style-name="gr14" draw:text-style-name="P1" draw:layer="layout" svg:x1="15.199cm" svg:y1="20.045cm" svg:x2="14.587cm" svg:y2="19.609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1cm" svg:x2="17.307cm" svg:y2="18.52cm">
          <text:p/>
        </draw:line>
        <draw:line draw:style-name="gr14" draw:text-style-name="P1" draw:layer="layout" svg:x1="17.375cm" svg:y1="19.681cm" svg:x2="16.627cm" svg:y2="21.496cm">
          <text:p/>
        </draw:line>
        <draw:line draw:style-name="gr14" draw:text-style-name="P1" draw:layer="layout" svg:x1="17.375cm" svg:y1="19.681cm" svg:x2="18.327cm" svg:y2="21.496cm">
          <text:p/>
        </draw:line>
        <draw:line draw:style-name="gr14" draw:text-style-name="P1" draw:layer="layout" svg:x1="16.559cm" svg:y1="22.513cm" svg:x2="15.947cm" svg:y2="22.949cm">
          <text:p/>
        </draw:line>
        <draw:line draw:style-name="gr14" draw:text-style-name="P1" draw:layer="layout" svg:x1="18.531cm" svg:y1="22.44cm" svg:x2="17.851cm" svg:y2="22.948cm">
          <text:p/>
        </draw:line>
        <draw:line draw:style-name="gr14" draw:text-style-name="P1" draw:layer="layout" svg:x1="16.559cm" svg:y1="22.513cm" svg:x2="17.239cm" svg:y2="22.876cm">
          <text:p/>
        </draw:line>
        <draw:line draw:style-name="gr14" draw:text-style-name="P1" draw:layer="layout" svg:x1="18.531cm" svg:y1="22.44cm" svg:x2="19.211cm" svg:y2="22.948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15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689cm" svg:x2="14.634cm" svg:y2="18.553cm" svg:d="M15768 17689l-1134 864" svg:viewBox="0 0 1135 865">
          <text:p/>
        </draw:connector>
        <draw:line draw:style-name="gr14" draw:text-style-name="P1" draw:layer="layout" svg:x1="14.587cm" svg:y1="19.61cm" svg:x2="13.975cm" svg:y2="20.046cm">
          <text:p/>
        </draw:line>
        <draw:line draw:style-name="gr14" draw:text-style-name="P1" draw:layer="layout" svg:x1="15.199cm" svg:y1="20.046cm" svg:x2="14.587cm" svg:y2="19.61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2cm" svg:x2="17.307cm" svg:y2="18.521cm">
          <text:p/>
        </draw:line>
        <draw:line draw:style-name="gr14" draw:text-style-name="P1" draw:layer="layout" svg:x1="17.376cm" svg:y1="19.682cm" svg:x2="16.628cm" svg:y2="21.497cm">
          <text:p/>
        </draw:line>
        <draw:line draw:style-name="gr14" draw:text-style-name="P1" draw:layer="layout" svg:x1="17.376cm" svg:y1="19.682cm" svg:x2="18.328cm" svg:y2="21.497cm">
          <text:p/>
        </draw:line>
        <draw:line draw:style-name="gr14" draw:text-style-name="P1" draw:layer="layout" svg:x1="16.559cm" svg:y1="22.514cm" svg:x2="15.947cm" svg:y2="22.95cm">
          <text:p/>
        </draw:line>
        <draw:line draw:style-name="gr14" draw:text-style-name="P1" draw:layer="layout" svg:x1="18.532cm" svg:y1="22.441cm" svg:x2="17.852cm" svg:y2="22.949cm">
          <text:p/>
        </draw:line>
        <draw:line draw:style-name="gr14" draw:text-style-name="P1" draw:layer="layout" svg:x1="16.56cm" svg:y1="22.514cm" svg:x2="17.24cm" svg:y2="22.877cm">
          <text:p/>
        </draw:line>
        <draw:line draw:style-name="gr14" draw:text-style-name="P1" draw:layer="layout" svg:x1="18.532cm" svg:y1="22.441cm" svg:x2="19.212cm" svg:y2="22.949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15cm" svg:y="18.8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8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687cm" svg:x2="14.649cm" svg:y2="18.551cm" svg:d="M15783 17687l-1134 864" svg:viewBox="0 0 1135 865">
          <text:p/>
        </draw:connector>
        <draw:line draw:style-name="gr14" draw:text-style-name="P1" draw:layer="layout" svg:x1="14.602cm" svg:y1="19.608cm" svg:x2="13.99cm" svg:y2="20.044cm">
          <text:p/>
        </draw:line>
        <draw:line draw:style-name="gr14" draw:text-style-name="P1" draw:layer="layout" svg:x1="15.214cm" svg:y1="20.044cm" svg:x2="14.602cm" svg:y2="19.608cm">
          <text:p/>
        </draw:line>
        <draw:custom-shape draw:style-name="gr20" draw:text-style-name="P3" draw:layer="layout" svg:width="0.34cm" svg:height="0.363cm" svg:x="15.146cm" svg:y="20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21cm" svg:x2="17.322cm" svg:y2="18.52cm">
          <text:p/>
        </draw:line>
        <draw:line draw:style-name="gr14" draw:text-style-name="P1" draw:layer="layout" svg:x1="17.39cm" svg:y1="19.681cm" svg:x2="16.642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4cm" svg:y1="22.512cm" svg:x2="15.962cm" svg:y2="22.948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4cm" svg:y1="22.512cm" svg:x2="17.254cm" svg:y2="22.875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8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3cm" svg:y="18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8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688cm" svg:x2="14.65cm" svg:y2="18.552cm" svg:d="M15784 17688l-1134 864" svg:viewBox="0 0 1135 865">
          <text:p/>
        </draw:connector>
        <draw:line draw:style-name="gr14" draw:text-style-name="P1" draw:layer="layout" svg:x1="14.603cm" svg:y1="19.609cm" svg:x2="13.991cm" svg:y2="20.045cm">
          <text:p/>
        </draw:line>
        <draw:line draw:style-name="gr14" draw:text-style-name="P1" draw:layer="layout" svg:x1="15.215cm" svg:y1="20.045cm" svg:x2="14.603cm" svg:y2="19.609cm">
          <text:p/>
        </draw:line>
        <draw:custom-shape draw:style-name="gr20" draw:text-style-name="P3" draw:layer="layout" svg:width="0.34cm" svg:height="0.363cm" svg:x="15.147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21cm" svg:x2="17.323cm" svg:y2="18.52cm">
          <text:p/>
        </draw:line>
        <draw:line draw:style-name="gr14" draw:text-style-name="P1" draw:layer="layout" svg:x1="17.391cm" svg:y1="19.681cm" svg:x2="16.643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5cm" svg:y1="22.513cm" svg:x2="15.963cm" svg:y2="22.949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5cm" svg:y1="22.513cm" svg:x2="17.255cm" svg:y2="22.876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31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688cm" svg:x2="14.634cm" svg:y2="18.552cm" svg:d="M15767 17688l-1133 864" svg:viewBox="0 0 1134 865">
          <text:p/>
        </draw:connector>
        <draw:line draw:style-name="gr14" draw:text-style-name="P1" draw:layer="layout" svg:x1="14.587cm" svg:y1="19.609cm" svg:x2="13.975cm" svg:y2="20.045cm">
          <text:p/>
        </draw:line>
        <draw:line draw:style-name="gr14" draw:text-style-name="P1" draw:layer="layout" svg:x1="15.199cm" svg:y1="20.045cm" svg:x2="14.587cm" svg:y2="19.609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1cm" svg:x2="17.307cm" svg:y2="18.52cm">
          <text:p/>
        </draw:line>
        <draw:line draw:style-name="gr14" draw:text-style-name="P1" draw:layer="layout" svg:x1="17.375cm" svg:y1="19.681cm" svg:x2="16.627cm" svg:y2="21.496cm">
          <text:p/>
        </draw:line>
        <draw:line draw:style-name="gr14" draw:text-style-name="P1" draw:layer="layout" svg:x1="17.375cm" svg:y1="19.681cm" svg:x2="18.327cm" svg:y2="21.496cm">
          <text:p/>
        </draw:line>
        <draw:line draw:style-name="gr14" draw:text-style-name="P1" draw:layer="layout" svg:x1="16.559cm" svg:y1="22.513cm" svg:x2="15.947cm" svg:y2="22.949cm">
          <text:p/>
        </draw:line>
        <draw:line draw:style-name="gr14" draw:text-style-name="P1" draw:layer="layout" svg:x1="18.531cm" svg:y1="22.44cm" svg:x2="17.851cm" svg:y2="22.948cm">
          <text:p/>
        </draw:line>
        <draw:line draw:style-name="gr14" draw:text-style-name="P1" draw:layer="layout" svg:x1="16.559cm" svg:y1="22.513cm" svg:x2="17.239cm" svg:y2="22.876cm">
          <text:p/>
        </draw:line>
        <draw:line draw:style-name="gr14" draw:text-style-name="P1" draw:layer="layout" svg:x1="18.531cm" svg:y1="22.44cm" svg:x2="19.211cm" svg:y2="22.948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15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689cm" svg:x2="14.634cm" svg:y2="18.553cm" svg:d="M15768 17689l-1134 864" svg:viewBox="0 0 1135 865">
          <text:p/>
        </draw:connector>
        <draw:line draw:style-name="gr14" draw:text-style-name="P1" draw:layer="layout" svg:x1="14.587cm" svg:y1="19.61cm" svg:x2="13.975cm" svg:y2="20.046cm">
          <text:p/>
        </draw:line>
        <draw:line draw:style-name="gr14" draw:text-style-name="P1" draw:layer="layout" svg:x1="15.199cm" svg:y1="20.046cm" svg:x2="14.587cm" svg:y2="19.61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2cm" svg:x2="17.307cm" svg:y2="18.521cm">
          <text:p/>
        </draw:line>
        <draw:line draw:style-name="gr14" draw:text-style-name="P1" draw:layer="layout" svg:x1="17.376cm" svg:y1="19.682cm" svg:x2="16.628cm" svg:y2="21.497cm">
          <text:p/>
        </draw:line>
        <draw:line draw:style-name="gr14" draw:text-style-name="P1" draw:layer="layout" svg:x1="17.376cm" svg:y1="19.682cm" svg:x2="18.328cm" svg:y2="21.497cm">
          <text:p/>
        </draw:line>
        <draw:line draw:style-name="gr14" draw:text-style-name="P1" draw:layer="layout" svg:x1="16.559cm" svg:y1="22.514cm" svg:x2="15.947cm" svg:y2="22.95cm">
          <text:p/>
        </draw:line>
        <draw:line draw:style-name="gr14" draw:text-style-name="P1" draw:layer="layout" svg:x1="18.532cm" svg:y1="22.441cm" svg:x2="17.852cm" svg:y2="22.949cm">
          <text:p/>
        </draw:line>
        <draw:line draw:style-name="gr14" draw:text-style-name="P1" draw:layer="layout" svg:x1="16.56cm" svg:y1="22.514cm" svg:x2="17.24cm" svg:y2="22.877cm">
          <text:p/>
        </draw:line>
        <draw:line draw:style-name="gr14" draw:text-style-name="P1" draw:layer="layout" svg:x1="18.532cm" svg:y1="22.441cm" svg:x2="19.212cm" svg:y2="22.949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15cm" svg:y="18.8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8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688cm" svg:x2="14.65cm" svg:y2="18.552cm" svg:d="M15784 17688l-1134 864" svg:viewBox="0 0 1135 865">
          <text:p/>
        </draw:connector>
        <draw:line draw:style-name="gr14" draw:text-style-name="P1" draw:layer="layout" svg:x1="14.603cm" svg:y1="19.609cm" svg:x2="13.991cm" svg:y2="20.045cm">
          <text:p/>
        </draw:line>
        <draw:line draw:style-name="gr14" draw:text-style-name="P1" draw:layer="layout" svg:x1="15.215cm" svg:y1="20.045cm" svg:x2="14.603cm" svg:y2="19.609cm">
          <text:p/>
        </draw:line>
        <draw:custom-shape draw:style-name="gr20" draw:text-style-name="P3" draw:layer="layout" svg:width="0.34cm" svg:height="0.363cm" svg:x="15.147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21cm" svg:x2="17.323cm" svg:y2="18.52cm">
          <text:p/>
        </draw:line>
        <draw:line draw:style-name="gr14" draw:text-style-name="P1" draw:layer="layout" svg:x1="17.391cm" svg:y1="19.681cm" svg:x2="16.643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5cm" svg:y1="22.513cm" svg:x2="15.963cm" svg:y2="22.949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5cm" svg:y1="22.513cm" svg:x2="17.255cm" svg:y2="22.876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31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689cm" svg:x2="14.651cm" svg:y2="18.553cm" svg:d="M15784 17689l-1133 864" svg:viewBox="0 0 1134 865">
          <text:p/>
        </draw:connector>
        <draw:line draw:style-name="gr14" draw:text-style-name="P1" draw:layer="layout" svg:x1="14.604cm" svg:y1="19.61cm" svg:x2="13.992cm" svg:y2="20.046cm">
          <text:p/>
        </draw:line>
        <draw:line draw:style-name="gr14" draw:text-style-name="P1" draw:layer="layout" svg:x1="15.216cm" svg:y1="20.046cm" svg:x2="14.604cm" svg:y2="19.61cm">
          <text:p/>
        </draw:line>
        <draw:custom-shape draw:style-name="gr7" draw:text-style-name="P4" draw:layer="layout" svg:width="0.357cm" svg:height="0.368cm" svg:x="13.8cm" svg:y="20.4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5.148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6cm" svg:y1="17.722cm" svg:x2="17.324cm" svg:y2="18.521cm">
          <text:p/>
        </draw:line>
        <draw:line draw:style-name="gr14" draw:text-style-name="P1" draw:layer="layout" svg:x1="17.392cm" svg:y1="19.682cm" svg:x2="16.644cm" svg:y2="21.497cm">
          <text:p/>
        </draw:line>
        <draw:line draw:style-name="gr14" draw:text-style-name="P1" draw:layer="layout" svg:x1="17.392cm" svg:y1="19.682cm" svg:x2="18.344cm" svg:y2="21.497cm">
          <text:p/>
        </draw:line>
        <draw:line draw:style-name="gr14" draw:text-style-name="P1" draw:layer="layout" svg:x1="16.576cm" svg:y1="22.514cm" svg:x2="15.964cm" svg:y2="22.95cm">
          <text:p/>
        </draw:line>
        <draw:line draw:style-name="gr14" draw:text-style-name="P1" draw:layer="layout" svg:x1="18.548cm" svg:y1="22.441cm" svg:x2="17.868cm" svg:y2="22.949cm">
          <text:p/>
        </draw:line>
        <draw:line draw:style-name="gr14" draw:text-style-name="P1" draw:layer="layout" svg:x1="16.576cm" svg:y1="22.514cm" svg:x2="17.256cm" svg:y2="22.877cm">
          <text:p/>
        </draw:line>
        <draw:line draw:style-name="gr14" draw:text-style-name="P1" draw:layer="layout" svg:x1="18.548cm" svg:y1="22.441cm" svg:x2="19.228cm" svg:y2="22.949cm">
          <text:p/>
        </draw:line>
        <draw:custom-shape draw:style-name="gr20" draw:text-style-name="P3" draw:layer="layout" svg:width="0.34cm" svg:height="0.363cm" svg:x="15.76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8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6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8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32cm" svg:y="18.8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2cm" svg:y="18.8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4cm" svg:y="21.7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4cm" svg:y="21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208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689cm" svg:x2="14.634cm" svg:y2="18.553cm" svg:d="M15768 17689l-1134 864" svg:viewBox="0 0 1135 865">
          <text:p/>
        </draw:connector>
        <draw:line draw:style-name="gr14" draw:text-style-name="P1" draw:layer="layout" svg:x1="14.587cm" svg:y1="19.61cm" svg:x2="13.975cm" svg:y2="20.046cm">
          <text:p/>
        </draw:line>
        <draw:line draw:style-name="gr14" draw:text-style-name="P1" draw:layer="layout" svg:x1="15.199cm" svg:y1="20.046cm" svg:x2="14.587cm" svg:y2="19.61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2cm" svg:x2="17.307cm" svg:y2="18.521cm">
          <text:p/>
        </draw:line>
        <draw:line draw:style-name="gr14" draw:text-style-name="P1" draw:layer="layout" svg:x1="17.376cm" svg:y1="19.682cm" svg:x2="16.628cm" svg:y2="21.497cm">
          <text:p/>
        </draw:line>
        <draw:line draw:style-name="gr14" draw:text-style-name="P1" draw:layer="layout" svg:x1="17.376cm" svg:y1="19.682cm" svg:x2="18.328cm" svg:y2="21.497cm">
          <text:p/>
        </draw:line>
        <draw:line draw:style-name="gr14" draw:text-style-name="P1" draw:layer="layout" svg:x1="16.559cm" svg:y1="22.514cm" svg:x2="15.947cm" svg:y2="22.95cm">
          <text:p/>
        </draw:line>
        <draw:line draw:style-name="gr14" draw:text-style-name="P1" draw:layer="layout" svg:x1="18.532cm" svg:y1="22.441cm" svg:x2="17.852cm" svg:y2="22.949cm">
          <text:p/>
        </draw:line>
        <draw:line draw:style-name="gr14" draw:text-style-name="P1" draw:layer="layout" svg:x1="16.56cm" svg:y1="22.514cm" svg:x2="17.24cm" svg:y2="22.877cm">
          <text:p/>
        </draw:line>
        <draw:line draw:style-name="gr14" draw:text-style-name="P1" draw:layer="layout" svg:x1="18.532cm" svg:y1="22.441cm" svg:x2="19.212cm" svg:y2="22.949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15cm" svg:y="18.8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8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9cm" svg:y1="17.689cm" svg:x2="14.635cm" svg:y2="18.553cm" svg:d="M15769 17689l-1134 864" svg:viewBox="0 0 1135 865">
          <text:p/>
        </draw:connector>
        <draw:line draw:style-name="gr14" draw:text-style-name="P1" draw:layer="layout" svg:x1="14.588cm" svg:y1="19.61cm" svg:x2="13.976cm" svg:y2="20.046cm">
          <text:p/>
        </draw:line>
        <draw:line draw:style-name="gr14" draw:text-style-name="P1" draw:layer="layout" svg:x1="15.2cm" svg:y1="20.046cm" svg:x2="14.588cm" svg:y2="19.61cm">
          <text:p/>
        </draw:line>
        <draw:custom-shape draw:style-name="gr20" draw:text-style-name="P3" draw:layer="layout" svg:width="0.34cm" svg:height="0.363cm" svg:x="15.132cm" svg:y="20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4cm" svg:y1="17.723cm" svg:x2="17.308cm" svg:y2="18.522cm">
          <text:p/>
        </draw:line>
        <draw:line draw:style-name="gr14" draw:text-style-name="P1" draw:layer="layout" svg:x1="17.376cm" svg:y1="19.683cm" svg:x2="16.628cm" svg:y2="21.498cm">
          <text:p/>
        </draw:line>
        <draw:line draw:style-name="gr14" draw:text-style-name="P1" draw:layer="layout" svg:x1="17.376cm" svg:y1="19.683cm" svg:x2="18.328cm" svg:y2="21.498cm">
          <text:p/>
        </draw:line>
        <draw:line draw:style-name="gr14" draw:text-style-name="P1" draw:layer="layout" svg:x1="16.56cm" svg:y1="22.514cm" svg:x2="15.948cm" svg:y2="22.95cm">
          <text:p/>
        </draw:line>
        <draw:line draw:style-name="gr14" draw:text-style-name="P1" draw:layer="layout" svg:x1="18.532cm" svg:y1="22.442cm" svg:x2="17.852cm" svg:y2="22.95cm">
          <text:p/>
        </draw:line>
        <draw:line draw:style-name="gr14" draw:text-style-name="P1" draw:layer="layout" svg:x1="16.56cm" svg:y1="22.514cm" svg:x2="17.24cm" svg:y2="22.877cm">
          <text:p/>
        </draw:line>
        <draw:line draw:style-name="gr14" draw:text-style-name="P1" draw:layer="layout" svg:x1="18.532cm" svg:y1="22.442cm" svg:x2="19.212cm" svg:y2="22.95cm">
          <text:p/>
        </draw:line>
        <draw:custom-shape draw:style-name="gr20" draw:text-style-name="P3" draw:layer="layout" svg:width="0.34cm" svg:height="0.363cm" svg:x="15.744cm" svg:y="23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16cm" svg:y="18.8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04cm" svg:y="18.8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8cm" svg:y="21.7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8cm" svg:y="21.7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43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2cm" svg:y1="17.686cm" svg:x2="14.649cm" svg:y2="18.55cm" svg:d="M15782 17686l-1133 864" svg:viewBox="0 0 1134 865">
          <text:p/>
        </draw:connector>
        <draw:line draw:style-name="gr14" draw:text-style-name="P1" draw:layer="layout" svg:x1="14.602cm" svg:y1="19.607cm" svg:x2="13.99cm" svg:y2="20.043cm">
          <text:p/>
        </draw:line>
        <draw:line draw:style-name="gr14" draw:text-style-name="P1" draw:layer="layout" svg:x1="15.214cm" svg:y1="20.043cm" svg:x2="14.602cm" svg:y2="19.607cm">
          <text:p/>
        </draw:line>
        <draw:custom-shape draw:style-name="gr20" draw:text-style-name="P3" draw:layer="layout" svg:width="0.34cm" svg:height="0.363cm" svg:x="15.146cm" svg:y="20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2cm" svg:x2="17.322cm" svg:y2="18.519cm">
          <text:p/>
        </draw:line>
        <draw:line draw:style-name="gr14" draw:text-style-name="P1" draw:layer="layout" svg:x1="17.39cm" svg:y1="19.68cm" svg:x2="16.642cm" svg:y2="21.495cm">
          <text:p/>
        </draw:line>
        <draw:line draw:style-name="gr14" draw:text-style-name="P1" draw:layer="layout" svg:x1="17.39cm" svg:y1="19.68cm" svg:x2="18.342cm" svg:y2="21.495cm">
          <text:p/>
        </draw:line>
        <draw:line draw:style-name="gr14" draw:text-style-name="P1" draw:layer="layout" svg:x1="16.574cm" svg:y1="22.511cm" svg:x2="15.962cm" svg:y2="22.947cm">
          <text:p/>
        </draw:line>
        <draw:line draw:style-name="gr14" draw:text-style-name="P1" draw:layer="layout" svg:x1="18.546cm" svg:y1="22.439cm" svg:x2="17.866cm" svg:y2="22.947cm">
          <text:p/>
        </draw:line>
        <draw:line draw:style-name="gr14" draw:text-style-name="P1" draw:layer="layout" svg:x1="16.574cm" svg:y1="22.511cm" svg:x2="17.254cm" svg:y2="22.874cm">
          <text:p/>
        </draw:line>
        <draw:line draw:style-name="gr14" draw:text-style-name="P1" draw:layer="layout" svg:x1="18.546cm" svg:y1="22.439cm" svg:x2="19.226cm" svg:y2="22.947cm">
          <text:p/>
        </draw:line>
        <draw:custom-shape draw:style-name="gr20" draw:text-style-name="P3" draw:layer="layout" svg:width="0.34cm" svg:height="0.363cm" svg:x="15.758cm" svg:y="23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6cm" svg:y="23.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8cm" svg:y="23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8cm" svg:y="23.3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3cm" svg:y="18.8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8cm" svg:y="18.8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206cm" svg:y="21.64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687cm" svg:x2="14.649cm" svg:y2="18.551cm" svg:d="M15783 17687l-1134 864" svg:viewBox="0 0 1135 865">
          <text:p/>
        </draw:connector>
        <draw:line draw:style-name="gr14" draw:text-style-name="P1" draw:layer="layout" svg:x1="14.602cm" svg:y1="19.608cm" svg:x2="13.99cm" svg:y2="20.044cm">
          <text:p/>
        </draw:line>
        <draw:line draw:style-name="gr14" draw:text-style-name="P1" draw:layer="layout" svg:x1="15.214cm" svg:y1="20.044cm" svg:x2="14.602cm" svg:y2="19.608cm">
          <text:p/>
        </draw:line>
        <draw:custom-shape draw:style-name="gr20" draw:text-style-name="P3" draw:layer="layout" svg:width="0.34cm" svg:height="0.363cm" svg:x="15.146cm" svg:y="20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21cm" svg:x2="17.322cm" svg:y2="18.52cm">
          <text:p/>
        </draw:line>
        <draw:line draw:style-name="gr14" draw:text-style-name="P1" draw:layer="layout" svg:x1="17.39cm" svg:y1="19.681cm" svg:x2="16.642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4cm" svg:y1="22.512cm" svg:x2="15.962cm" svg:y2="22.948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4cm" svg:y1="22.512cm" svg:x2="17.254cm" svg:y2="22.875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8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3cm" svg:y="18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8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687cm" svg:x2="14.633cm" svg:y2="18.551cm" svg:d="M15767 17687l-1134 864" svg:viewBox="0 0 1135 865">
          <text:p/>
        </draw:connector>
        <draw:line draw:style-name="gr14" draw:text-style-name="P1" draw:layer="layout" svg:x1="14.586cm" svg:y1="19.608cm" svg:x2="13.974cm" svg:y2="20.044cm">
          <text:p/>
        </draw:line>
        <draw:line draw:style-name="gr14" draw:text-style-name="P1" draw:layer="layout" svg:x1="15.198cm" svg:y1="20.044cm" svg:x2="14.586cm" svg:y2="19.608cm">
          <text:p/>
        </draw:line>
        <draw:custom-shape draw:style-name="gr20" draw:text-style-name="P3" draw:layer="layout" svg:width="0.34cm" svg:height="0.363cm" svg:x="15.13cm" svg:y="20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2cm" svg:y1="17.721cm" svg:x2="17.306cm" svg:y2="18.52cm">
          <text:p/>
        </draw:line>
        <draw:line draw:style-name="gr14" draw:text-style-name="P1" draw:layer="layout" svg:x1="17.374cm" svg:y1="19.681cm" svg:x2="16.626cm" svg:y2="21.496cm">
          <text:p/>
        </draw:line>
        <draw:line draw:style-name="gr14" draw:text-style-name="P1" draw:layer="layout" svg:x1="17.374cm" svg:y1="19.681cm" svg:x2="18.326cm" svg:y2="21.496cm">
          <text:p/>
        </draw:line>
        <draw:line draw:style-name="gr14" draw:text-style-name="P1" draw:layer="layout" svg:x1="16.558cm" svg:y1="22.512cm" svg:x2="15.946cm" svg:y2="22.948cm">
          <text:p/>
        </draw:line>
        <draw:line draw:style-name="gr14" draw:text-style-name="P1" draw:layer="layout" svg:x1="18.53cm" svg:y1="22.44cm" svg:x2="17.85cm" svg:y2="22.948cm">
          <text:p/>
        </draw:line>
        <draw:line draw:style-name="gr14" draw:text-style-name="P1" draw:layer="layout" svg:x1="16.558cm" svg:y1="22.512cm" svg:x2="17.238cm" svg:y2="22.875cm">
          <text:p/>
        </draw:line>
        <draw:line draw:style-name="gr14" draw:text-style-name="P1" draw:layer="layout" svg:x1="18.53cm" svg:y1="22.44cm" svg:x2="19.21cm" svg:y2="22.948cm">
          <text:p/>
        </draw:line>
        <draw:custom-shape draw:style-name="gr20" draw:text-style-name="P3" draw:layer="layout" svg:width="0.34cm" svg:height="0.363cm" svg:x="15.742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2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2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14cm" svg:y="18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02cm" svg:y="18.8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6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6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cm" svg:y="21.6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688cm" svg:x2="14.634cm" svg:y2="18.552cm" svg:d="M15767 17688l-1133 864" svg:viewBox="0 0 1134 865">
          <text:p/>
        </draw:connector>
        <draw:line draw:style-name="gr14" draw:text-style-name="P1" draw:layer="layout" svg:x1="14.587cm" svg:y1="19.609cm" svg:x2="13.975cm" svg:y2="20.045cm">
          <text:p/>
        </draw:line>
        <draw:line draw:style-name="gr14" draw:text-style-name="P1" draw:layer="layout" svg:x1="15.199cm" svg:y1="20.045cm" svg:x2="14.587cm" svg:y2="19.609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1cm" svg:x2="17.307cm" svg:y2="18.52cm">
          <text:p/>
        </draw:line>
        <draw:line draw:style-name="gr14" draw:text-style-name="P1" draw:layer="layout" svg:x1="17.375cm" svg:y1="19.681cm" svg:x2="16.627cm" svg:y2="21.496cm">
          <text:p/>
        </draw:line>
        <draw:line draw:style-name="gr14" draw:text-style-name="P1" draw:layer="layout" svg:x1="17.375cm" svg:y1="19.681cm" svg:x2="18.327cm" svg:y2="21.496cm">
          <text:p/>
        </draw:line>
        <draw:line draw:style-name="gr14" draw:text-style-name="P1" draw:layer="layout" svg:x1="16.559cm" svg:y1="22.513cm" svg:x2="15.947cm" svg:y2="22.949cm">
          <text:p/>
        </draw:line>
        <draw:line draw:style-name="gr14" draw:text-style-name="P1" draw:layer="layout" svg:x1="18.531cm" svg:y1="22.44cm" svg:x2="17.851cm" svg:y2="22.948cm">
          <text:p/>
        </draw:line>
        <draw:line draw:style-name="gr14" draw:text-style-name="P1" draw:layer="layout" svg:x1="16.559cm" svg:y1="22.513cm" svg:x2="17.239cm" svg:y2="22.876cm">
          <text:p/>
        </draw:line>
        <draw:line draw:style-name="gr14" draw:text-style-name="P1" draw:layer="layout" svg:x1="18.531cm" svg:y1="22.44cm" svg:x2="19.211cm" svg:y2="22.948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15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687cm" svg:x2="14.649cm" svg:y2="18.551cm" svg:d="M15783 17687l-1134 864" svg:viewBox="0 0 1135 865">
          <text:p/>
        </draw:connector>
        <draw:line draw:style-name="gr14" draw:text-style-name="P1" draw:layer="layout" svg:x1="14.602cm" svg:y1="19.608cm" svg:x2="13.99cm" svg:y2="20.044cm">
          <text:p/>
        </draw:line>
        <draw:line draw:style-name="gr14" draw:text-style-name="P1" draw:layer="layout" svg:x1="15.214cm" svg:y1="20.044cm" svg:x2="14.602cm" svg:y2="19.608cm">
          <text:p/>
        </draw:line>
        <draw:custom-shape draw:style-name="gr20" draw:text-style-name="P3" draw:layer="layout" svg:width="0.34cm" svg:height="0.363cm" svg:x="15.146cm" svg:y="20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21cm" svg:x2="17.322cm" svg:y2="18.52cm">
          <text:p/>
        </draw:line>
        <draw:line draw:style-name="gr14" draw:text-style-name="P1" draw:layer="layout" svg:x1="17.39cm" svg:y1="19.681cm" svg:x2="16.642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4cm" svg:y1="22.512cm" svg:x2="15.962cm" svg:y2="22.948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4cm" svg:y1="22.512cm" svg:x2="17.254cm" svg:y2="22.875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8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3cm" svg:y="18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8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688cm" svg:x2="14.65cm" svg:y2="18.552cm" svg:d="M15784 17688l-1134 864" svg:viewBox="0 0 1135 865">
          <text:p/>
        </draw:connector>
        <draw:line draw:style-name="gr14" draw:text-style-name="P1" draw:layer="layout" svg:x1="14.603cm" svg:y1="19.609cm" svg:x2="13.991cm" svg:y2="20.045cm">
          <text:p/>
        </draw:line>
        <draw:line draw:style-name="gr14" draw:text-style-name="P1" draw:layer="layout" svg:x1="15.215cm" svg:y1="20.045cm" svg:x2="14.603cm" svg:y2="19.609cm">
          <text:p/>
        </draw:line>
        <draw:custom-shape draw:style-name="gr20" draw:text-style-name="P3" draw:layer="layout" svg:width="0.34cm" svg:height="0.363cm" svg:x="15.147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21cm" svg:x2="17.323cm" svg:y2="18.52cm">
          <text:p/>
        </draw:line>
        <draw:line draw:style-name="gr14" draw:text-style-name="P1" draw:layer="layout" svg:x1="17.391cm" svg:y1="19.681cm" svg:x2="16.643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5cm" svg:y1="22.513cm" svg:x2="15.963cm" svg:y2="22.949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5cm" svg:y1="22.513cm" svg:x2="17.255cm" svg:y2="22.876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31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688cm" svg:x2="14.634cm" svg:y2="18.552cm" svg:d="M15767 17688l-1133 864" svg:viewBox="0 0 1134 865">
          <text:p/>
        </draw:connector>
        <draw:line draw:style-name="gr14" draw:text-style-name="P1" draw:layer="layout" svg:x1="14.587cm" svg:y1="19.609cm" svg:x2="13.975cm" svg:y2="20.045cm">
          <text:p/>
        </draw:line>
        <draw:line draw:style-name="gr14" draw:text-style-name="P1" draw:layer="layout" svg:x1="15.199cm" svg:y1="20.045cm" svg:x2="14.587cm" svg:y2="19.609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1cm" svg:x2="17.307cm" svg:y2="18.52cm">
          <text:p/>
        </draw:line>
        <draw:line draw:style-name="gr14" draw:text-style-name="P1" draw:layer="layout" svg:x1="17.375cm" svg:y1="19.681cm" svg:x2="16.627cm" svg:y2="21.496cm">
          <text:p/>
        </draw:line>
        <draw:line draw:style-name="gr14" draw:text-style-name="P1" draw:layer="layout" svg:x1="17.375cm" svg:y1="19.681cm" svg:x2="18.327cm" svg:y2="21.496cm">
          <text:p/>
        </draw:line>
        <draw:line draw:style-name="gr14" draw:text-style-name="P1" draw:layer="layout" svg:x1="16.559cm" svg:y1="22.513cm" svg:x2="15.947cm" svg:y2="22.949cm">
          <text:p/>
        </draw:line>
        <draw:line draw:style-name="gr14" draw:text-style-name="P1" draw:layer="layout" svg:x1="18.531cm" svg:y1="22.44cm" svg:x2="17.851cm" svg:y2="22.948cm">
          <text:p/>
        </draw:line>
        <draw:line draw:style-name="gr14" draw:text-style-name="P1" draw:layer="layout" svg:x1="16.559cm" svg:y1="22.513cm" svg:x2="17.239cm" svg:y2="22.876cm">
          <text:p/>
        </draw:line>
        <draw:line draw:style-name="gr14" draw:text-style-name="P1" draw:layer="layout" svg:x1="18.531cm" svg:y1="22.44cm" svg:x2="19.211cm" svg:y2="22.948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15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689cm" svg:x2="14.634cm" svg:y2="18.553cm" svg:d="M15768 17689l-1134 864" svg:viewBox="0 0 1135 865">
          <text:p/>
        </draw:connector>
        <draw:line draw:style-name="gr14" draw:text-style-name="P1" draw:layer="layout" svg:x1="14.587cm" svg:y1="19.61cm" svg:x2="13.975cm" svg:y2="20.046cm">
          <text:p/>
        </draw:line>
        <draw:line draw:style-name="gr14" draw:text-style-name="P1" draw:layer="layout" svg:x1="15.199cm" svg:y1="20.046cm" svg:x2="14.587cm" svg:y2="19.61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2cm" svg:x2="17.307cm" svg:y2="18.521cm">
          <text:p/>
        </draw:line>
        <draw:line draw:style-name="gr14" draw:text-style-name="P1" draw:layer="layout" svg:x1="17.376cm" svg:y1="19.682cm" svg:x2="16.628cm" svg:y2="21.497cm">
          <text:p/>
        </draw:line>
        <draw:line draw:style-name="gr14" draw:text-style-name="P1" draw:layer="layout" svg:x1="17.376cm" svg:y1="19.682cm" svg:x2="18.328cm" svg:y2="21.497cm">
          <text:p/>
        </draw:line>
        <draw:line draw:style-name="gr14" draw:text-style-name="P1" draw:layer="layout" svg:x1="16.559cm" svg:y1="22.514cm" svg:x2="15.947cm" svg:y2="22.95cm">
          <text:p/>
        </draw:line>
        <draw:line draw:style-name="gr14" draw:text-style-name="P1" draw:layer="layout" svg:x1="18.532cm" svg:y1="22.441cm" svg:x2="17.852cm" svg:y2="22.949cm">
          <text:p/>
        </draw:line>
        <draw:line draw:style-name="gr14" draw:text-style-name="P1" draw:layer="layout" svg:x1="16.56cm" svg:y1="22.514cm" svg:x2="17.24cm" svg:y2="22.877cm">
          <text:p/>
        </draw:line>
        <draw:line draw:style-name="gr14" draw:text-style-name="P1" draw:layer="layout" svg:x1="18.532cm" svg:y1="22.441cm" svg:x2="19.212cm" svg:y2="22.949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15cm" svg:y="18.8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8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3cm" svg:y1="17.687cm" svg:x2="14.649cm" svg:y2="18.551cm" svg:d="M15783 17687l-1134 864" svg:viewBox="0 0 1135 865">
          <text:p/>
        </draw:connector>
        <draw:line draw:style-name="gr14" draw:text-style-name="P1" draw:layer="layout" svg:x1="14.602cm" svg:y1="19.608cm" svg:x2="13.99cm" svg:y2="20.044cm">
          <text:p/>
        </draw:line>
        <draw:line draw:style-name="gr14" draw:text-style-name="P1" draw:layer="layout" svg:x1="15.214cm" svg:y1="20.044cm" svg:x2="14.602cm" svg:y2="19.608cm">
          <text:p/>
        </draw:line>
        <draw:custom-shape draw:style-name="gr20" draw:text-style-name="P3" draw:layer="layout" svg:width="0.34cm" svg:height="0.363cm" svg:x="15.146cm" svg:y="20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8cm" svg:y1="17.721cm" svg:x2="17.322cm" svg:y2="18.52cm">
          <text:p/>
        </draw:line>
        <draw:line draw:style-name="gr14" draw:text-style-name="P1" draw:layer="layout" svg:x1="17.39cm" svg:y1="19.681cm" svg:x2="16.642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4cm" svg:y1="22.512cm" svg:x2="15.962cm" svg:y2="22.948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4cm" svg:y1="22.512cm" svg:x2="17.254cm" svg:y2="22.875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8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3cm" svg:y="18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19cm" svg:y="18.8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2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1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688cm" svg:x2="14.65cm" svg:y2="18.552cm" svg:d="M15784 17688l-1134 864" svg:viewBox="0 0 1135 865">
          <text:p/>
        </draw:connector>
        <draw:line draw:style-name="gr14" draw:text-style-name="P1" draw:layer="layout" svg:x1="14.603cm" svg:y1="19.609cm" svg:x2="13.991cm" svg:y2="20.045cm">
          <text:p/>
        </draw:line>
        <draw:line draw:style-name="gr14" draw:text-style-name="P1" draw:layer="layout" svg:x1="15.215cm" svg:y1="20.045cm" svg:x2="14.603cm" svg:y2="19.609cm">
          <text:p/>
        </draw:line>
        <draw:custom-shape draw:style-name="gr20" draw:text-style-name="P3" draw:layer="layout" svg:width="0.34cm" svg:height="0.363cm" svg:x="15.147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21cm" svg:x2="17.323cm" svg:y2="18.52cm">
          <text:p/>
        </draw:line>
        <draw:line draw:style-name="gr14" draw:text-style-name="P1" draw:layer="layout" svg:x1="17.391cm" svg:y1="19.681cm" svg:x2="16.643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5cm" svg:y1="22.513cm" svg:x2="15.963cm" svg:y2="22.949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5cm" svg:y1="22.513cm" svg:x2="17.255cm" svg:y2="22.876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31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7cm" svg:y1="17.688cm" svg:x2="14.634cm" svg:y2="18.552cm" svg:d="M15767 17688l-1133 864" svg:viewBox="0 0 1134 865">
          <text:p/>
        </draw:connector>
        <draw:line draw:style-name="gr14" draw:text-style-name="P1" draw:layer="layout" svg:x1="14.587cm" svg:y1="19.609cm" svg:x2="13.975cm" svg:y2="20.045cm">
          <text:p/>
        </draw:line>
        <draw:line draw:style-name="gr14" draw:text-style-name="P1" draw:layer="layout" svg:x1="15.199cm" svg:y1="20.045cm" svg:x2="14.587cm" svg:y2="19.609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1cm" svg:x2="17.307cm" svg:y2="18.52cm">
          <text:p/>
        </draw:line>
        <draw:line draw:style-name="gr14" draw:text-style-name="P1" draw:layer="layout" svg:x1="17.375cm" svg:y1="19.681cm" svg:x2="16.627cm" svg:y2="21.496cm">
          <text:p/>
        </draw:line>
        <draw:line draw:style-name="gr14" draw:text-style-name="P1" draw:layer="layout" svg:x1="17.375cm" svg:y1="19.681cm" svg:x2="18.327cm" svg:y2="21.496cm">
          <text:p/>
        </draw:line>
        <draw:line draw:style-name="gr14" draw:text-style-name="P1" draw:layer="layout" svg:x1="16.559cm" svg:y1="22.513cm" svg:x2="15.947cm" svg:y2="22.949cm">
          <text:p/>
        </draw:line>
        <draw:line draw:style-name="gr14" draw:text-style-name="P1" draw:layer="layout" svg:x1="18.531cm" svg:y1="22.44cm" svg:x2="17.851cm" svg:y2="22.948cm">
          <text:p/>
        </draw:line>
        <draw:line draw:style-name="gr14" draw:text-style-name="P1" draw:layer="layout" svg:x1="16.559cm" svg:y1="22.513cm" svg:x2="17.239cm" svg:y2="22.876cm">
          <text:p/>
        </draw:line>
        <draw:line draw:style-name="gr14" draw:text-style-name="P1" draw:layer="layout" svg:x1="18.531cm" svg:y1="22.44cm" svg:x2="19.211cm" svg:y2="22.948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1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3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15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3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287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191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689cm" svg:x2="14.634cm" svg:y2="18.553cm" svg:d="M15768 17689l-1134 864" svg:viewBox="0 0 1135 865">
          <text:p/>
        </draw:connector>
        <draw:line draw:style-name="gr14" draw:text-style-name="P1" draw:layer="layout" svg:x1="14.587cm" svg:y1="19.61cm" svg:x2="13.975cm" svg:y2="20.046cm">
          <text:p/>
        </draw:line>
        <draw:line draw:style-name="gr14" draw:text-style-name="P1" draw:layer="layout" svg:x1="15.199cm" svg:y1="20.046cm" svg:x2="14.587cm" svg:y2="19.61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2cm" svg:x2="17.307cm" svg:y2="18.521cm">
          <text:p/>
        </draw:line>
        <draw:line draw:style-name="gr14" draw:text-style-name="P1" draw:layer="layout" svg:x1="17.376cm" svg:y1="19.682cm" svg:x2="16.628cm" svg:y2="21.497cm">
          <text:p/>
        </draw:line>
        <draw:line draw:style-name="gr14" draw:text-style-name="P1" draw:layer="layout" svg:x1="17.376cm" svg:y1="19.682cm" svg:x2="18.328cm" svg:y2="21.497cm">
          <text:p/>
        </draw:line>
        <draw:line draw:style-name="gr14" draw:text-style-name="P1" draw:layer="layout" svg:x1="16.559cm" svg:y1="22.514cm" svg:x2="15.947cm" svg:y2="22.95cm">
          <text:p/>
        </draw:line>
        <draw:line draw:style-name="gr14" draw:text-style-name="P1" draw:layer="layout" svg:x1="18.532cm" svg:y1="22.441cm" svg:x2="17.852cm" svg:y2="22.949cm">
          <text:p/>
        </draw:line>
        <draw:line draw:style-name="gr14" draw:text-style-name="P1" draw:layer="layout" svg:x1="16.56cm" svg:y1="22.514cm" svg:x2="17.24cm" svg:y2="22.877cm">
          <text:p/>
        </draw:line>
        <draw:line draw:style-name="gr14" draw:text-style-name="P1" draw:layer="layout" svg:x1="18.532cm" svg:y1="22.441cm" svg:x2="19.212cm" svg:y2="22.949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15cm" svg:y="18.8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8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688cm" svg:x2="14.65cm" svg:y2="18.552cm" svg:d="M15784 17688l-1134 864" svg:viewBox="0 0 1135 865">
          <text:p/>
        </draw:connector>
        <draw:line draw:style-name="gr14" draw:text-style-name="P1" draw:layer="layout" svg:x1="14.603cm" svg:y1="19.609cm" svg:x2="13.991cm" svg:y2="20.045cm">
          <text:p/>
        </draw:line>
        <draw:line draw:style-name="gr14" draw:text-style-name="P1" draw:layer="layout" svg:x1="15.215cm" svg:y1="20.045cm" svg:x2="14.603cm" svg:y2="19.609cm">
          <text:p/>
        </draw:line>
        <draw:custom-shape draw:style-name="gr20" draw:text-style-name="P3" draw:layer="layout" svg:width="0.34cm" svg:height="0.363cm" svg:x="15.147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59cm" svg:y1="17.721cm" svg:x2="17.323cm" svg:y2="18.52cm">
          <text:p/>
        </draw:line>
        <draw:line draw:style-name="gr14" draw:text-style-name="P1" draw:layer="layout" svg:x1="17.391cm" svg:y1="19.681cm" svg:x2="16.643cm" svg:y2="21.496cm">
          <text:p/>
        </draw:line>
        <draw:line draw:style-name="gr14" draw:text-style-name="P1" draw:layer="layout" svg:x1="17.391cm" svg:y1="19.681cm" svg:x2="18.343cm" svg:y2="21.496cm">
          <text:p/>
        </draw:line>
        <draw:line draw:style-name="gr14" draw:text-style-name="P1" draw:layer="layout" svg:x1="16.575cm" svg:y1="22.513cm" svg:x2="15.963cm" svg:y2="22.949cm">
          <text:p/>
        </draw:line>
        <draw:line draw:style-name="gr14" draw:text-style-name="P1" draw:layer="layout" svg:x1="18.547cm" svg:y1="22.44cm" svg:x2="17.867cm" svg:y2="22.948cm">
          <text:p/>
        </draw:line>
        <draw:line draw:style-name="gr14" draw:text-style-name="P1" draw:layer="layout" svg:x1="16.575cm" svg:y1="22.513cm" svg:x2="17.255cm" svg:y2="22.876cm">
          <text:p/>
        </draw:line>
        <draw:line draw:style-name="gr14" draw:text-style-name="P1" draw:layer="layout" svg:x1="18.547cm" svg:y1="22.44cm" svg:x2="19.227cm" svg:y2="22.948cm">
          <text:p/>
        </draw:line>
        <draw:custom-shape draw:style-name="gr20" draw:text-style-name="P3" draw:layer="layout" svg:width="0.34cm" svg:height="0.363cm" svg:x="15.7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7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59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99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544cm" svg:height="0.654cm" svg:x="14.331cm" svg:y="18.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19cm" svg:y="18.8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6.303cm" svg:y="21.7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8.207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84cm" svg:y1="17.689cm" svg:x2="14.651cm" svg:y2="18.553cm" svg:d="M15784 17689l-1133 864" svg:viewBox="0 0 1134 865">
          <text:p/>
        </draw:connector>
        <draw:line draw:style-name="gr14" draw:text-style-name="P1" draw:layer="layout" svg:x1="14.604cm" svg:y1="19.61cm" svg:x2="13.992cm" svg:y2="20.046cm">
          <text:p/>
        </draw:line>
        <draw:line draw:style-name="gr14" draw:text-style-name="P1" draw:layer="layout" svg:x1="15.216cm" svg:y1="20.046cm" svg:x2="14.604cm" svg:y2="19.61cm">
          <text:p/>
        </draw:line>
        <draw:custom-shape draw:style-name="gr7" draw:text-style-name="P4" draw:layer="layout" svg:width="0.357cm" svg:height="0.368cm" svg:x="13.8cm" svg:y="20.40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5.148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6cm" svg:y1="17.722cm" svg:x2="17.324cm" svg:y2="18.521cm">
          <text:p/>
        </draw:line>
        <draw:line draw:style-name="gr14" draw:text-style-name="P1" draw:layer="layout" svg:x1="17.392cm" svg:y1="19.682cm" svg:x2="16.644cm" svg:y2="21.497cm">
          <text:p/>
        </draw:line>
        <draw:line draw:style-name="gr14" draw:text-style-name="P1" draw:layer="layout" svg:x1="17.392cm" svg:y1="19.682cm" svg:x2="18.344cm" svg:y2="21.497cm">
          <text:p/>
        </draw:line>
        <draw:line draw:style-name="gr14" draw:text-style-name="P1" draw:layer="layout" svg:x1="16.576cm" svg:y1="22.514cm" svg:x2="15.964cm" svg:y2="22.95cm">
          <text:p/>
        </draw:line>
        <draw:line draw:style-name="gr14" draw:text-style-name="P1" draw:layer="layout" svg:x1="18.548cm" svg:y1="22.441cm" svg:x2="17.868cm" svg:y2="22.949cm">
          <text:p/>
        </draw:line>
        <draw:line draw:style-name="gr14" draw:text-style-name="P1" draw:layer="layout" svg:x1="16.576cm" svg:y1="22.514cm" svg:x2="17.256cm" svg:y2="22.877cm">
          <text:p/>
        </draw:line>
        <draw:line draw:style-name="gr14" draw:text-style-name="P1" draw:layer="layout" svg:x1="18.548cm" svg:y1="22.441cm" svg:x2="19.228cm" svg:y2="22.949cm">
          <text:p/>
        </draw:line>
        <draw:custom-shape draw:style-name="gr20" draw:text-style-name="P3" draw:layer="layout" svg:width="0.34cm" svg:height="0.363cm" svg:x="15.76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88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6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8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32cm" svg:y="18.8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2cm" svg:y="18.8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4cm" svg:y="21.7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304cm" svg:y="21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208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8cm" svg:y1="17.689cm" svg:x2="14.634cm" svg:y2="18.553cm" svg:d="M15768 17689l-1134 864" svg:viewBox="0 0 1135 865">
          <text:p/>
        </draw:connector>
        <draw:line draw:style-name="gr14" draw:text-style-name="P1" draw:layer="layout" svg:x1="14.587cm" svg:y1="19.61cm" svg:x2="13.975cm" svg:y2="20.046cm">
          <text:p/>
        </draw:line>
        <draw:line draw:style-name="gr14" draw:text-style-name="P1" draw:layer="layout" svg:x1="15.199cm" svg:y1="20.046cm" svg:x2="14.587cm" svg:y2="19.61cm">
          <text:p/>
        </draw:line>
        <draw:custom-shape draw:style-name="gr20" draw:text-style-name="P3" draw:layer="layout" svg:width="0.34cm" svg:height="0.363cm" svg:x="15.131cm" svg:y="2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3cm" svg:y1="17.722cm" svg:x2="17.307cm" svg:y2="18.521cm">
          <text:p/>
        </draw:line>
        <draw:line draw:style-name="gr14" draw:text-style-name="P1" draw:layer="layout" svg:x1="17.376cm" svg:y1="19.682cm" svg:x2="16.628cm" svg:y2="21.497cm">
          <text:p/>
        </draw:line>
        <draw:line draw:style-name="gr14" draw:text-style-name="P1" draw:layer="layout" svg:x1="17.376cm" svg:y1="19.682cm" svg:x2="18.328cm" svg:y2="21.497cm">
          <text:p/>
        </draw:line>
        <draw:line draw:style-name="gr14" draw:text-style-name="P1" draw:layer="layout" svg:x1="16.559cm" svg:y1="22.514cm" svg:x2="15.947cm" svg:y2="22.95cm">
          <text:p/>
        </draw:line>
        <draw:line draw:style-name="gr14" draw:text-style-name="P1" draw:layer="layout" svg:x1="18.532cm" svg:y1="22.441cm" svg:x2="17.852cm" svg:y2="22.949cm">
          <text:p/>
        </draw:line>
        <draw:line draw:style-name="gr14" draw:text-style-name="P1" draw:layer="layout" svg:x1="16.56cm" svg:y1="22.514cm" svg:x2="17.24cm" svg:y2="22.877cm">
          <text:p/>
        </draw:line>
        <draw:line draw:style-name="gr14" draw:text-style-name="P1" draw:layer="layout" svg:x1="18.532cm" svg:y1="22.441cm" svg:x2="19.212cm" svg:y2="22.949cm">
          <text:p/>
        </draw:line>
        <draw:custom-shape draw:style-name="gr20" draw:text-style-name="P3" draw:layer="layout" svg:width="0.34cm" svg:height="0.363cm" svg:x="15.743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15cm" svg:y="18.81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7.104cm" svg:y="18.88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545cm" svg:height="0.653cm" svg:x="16.287cm" svg:y="21.7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42cm">
          <text:p/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lines" svg:x1="15.769cm" svg:y1="17.689cm" svg:x2="14.635cm" svg:y2="18.553cm" svg:d="M15769 17689l-1134 864" svg:viewBox="0 0 1135 865">
          <text:p/>
        </draw:connector>
        <draw:line draw:style-name="gr14" draw:text-style-name="P1" draw:layer="layout" svg:x1="14.588cm" svg:y1="19.61cm" svg:x2="13.976cm" svg:y2="20.046cm">
          <text:p/>
        </draw:line>
        <draw:line draw:style-name="gr14" draw:text-style-name="P1" draw:layer="layout" svg:x1="15.2cm" svg:y1="20.046cm" svg:x2="14.588cm" svg:y2="19.61cm">
          <text:p/>
        </draw:line>
        <draw:custom-shape draw:style-name="gr20" draw:text-style-name="P3" draw:layer="layout" svg:width="0.34cm" svg:height="0.363cm" svg:x="15.132cm" svg:y="20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744cm" svg:y1="17.723cm" svg:x2="17.308cm" svg:y2="18.522cm">
          <text:p/>
        </draw:line>
        <draw:line draw:style-name="gr14" draw:text-style-name="P1" draw:layer="layout" svg:x1="17.376cm" svg:y1="19.683cm" svg:x2="16.628cm" svg:y2="21.498cm">
          <text:p/>
        </draw:line>
        <draw:line draw:style-name="gr14" draw:text-style-name="P1" draw:layer="layout" svg:x1="17.376cm" svg:y1="19.683cm" svg:x2="18.328cm" svg:y2="21.498cm">
          <text:p/>
        </draw:line>
        <draw:line draw:style-name="gr14" draw:text-style-name="P1" draw:layer="layout" svg:x1="16.56cm" svg:y1="22.514cm" svg:x2="15.948cm" svg:y2="22.95cm">
          <text:p/>
        </draw:line>
        <draw:line draw:style-name="gr14" draw:text-style-name="P1" draw:layer="layout" svg:x1="18.532cm" svg:y1="22.442cm" svg:x2="17.852cm" svg:y2="22.95cm">
          <text:p/>
        </draw:line>
        <draw:line draw:style-name="gr14" draw:text-style-name="P1" draw:layer="layout" svg:x1="16.56cm" svg:y1="22.514cm" svg:x2="17.24cm" svg:y2="22.877cm">
          <text:p/>
        </draw:line>
        <draw:line draw:style-name="gr14" draw:text-style-name="P1" draw:layer="layout" svg:x1="18.532cm" svg:y1="22.442cm" svg:x2="19.212cm" svg:y2="22.95cm">
          <text:p/>
        </draw:line>
        <draw:custom-shape draw:style-name="gr20" draw:text-style-name="P3" draw:layer="layout" svg:width="0.34cm" svg:height="0.363cm" svg:x="15.744cm" svg:y="23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172cm" svg:y="23.3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0.34cm" svg:height="0.363cm" svg:x="19.144cm" svg:y="23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17.784cm" svg:y="23.31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544cm" svg:height="0.653cm" svg:x="14.316cm" svg:y="18.8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7.104cm" svg:y="18.8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8cm" svg:y="21.7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544cm" svg:height="0.653cm" svg:x="16.288cm" svg:y="21.7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44cm" svg:height="0.654cm" svg:x="18.192cm" svg:y="21.6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357cm" svg:height="0.268cm" svg:x="3.843cm" svg:y="23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357cm" svg:height="0.268cm" svg:x="9.543cm" svg:y="21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357cm" svg:height="0.268cm" svg:x="17.243cm" svg:y="23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357cm" svg:height="0.268cm" svg:x="3.843cm" svg:y="23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357cm" svg:height="0.268cm" svg:x="9.8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57cm" svg:height="0.368cm" svg:x="8.843cm" svg:y="25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4cm" svg:height="0.363cm" svg:x="8.86cm" svg:y="26.53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1.645cm" svg:height="0.971cm" svg:x="9.355cm" svg:y="25.5cm">
          <draw:text-box>
            <text:p>2/3</text:p>
          </draw:text-box>
        </draw:frame>
        <draw:frame draw:style-name="gr9" draw:text-style-name="P2" draw:layer="layout" svg:width="1.645cm" svg:height="0.971cm" svg:x="9.4cm" svg:y="26.3cm">
          <draw:text-box>
            <text:p>1/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text-properties fo:background-color="#f57f17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cision_5f_line" style:display-name="decision_line" style:family="graphic" style:parent-style-name="objectwithoutfill">
      <style:text-properties fo:background-color="#f57f17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assenKhodja</meta:initial-creator>
    <meta:creation-date>2023-10-21T14:49:42.804403283</meta:creation-date>
    <dc:date>2023-10-23T15:08:19.258756259</dc:date>
    <dc:creator>HassenKhodja</dc:creator>
    <meta:editing-duration>PT25M18S</meta:editing-duration>
    <meta:editing-cycles>4</meta:editing-cycles>
    <meta:generator>LibreOffice/7.3.7.2$Linux_X86_64 LibreOffice_project/30$Build-2</meta:generator>
    <meta:document-statistic meta:object-count="3109"/>
  </office:meta>
</office:document-meta>
</file>